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4.456cm"/>
    </style:style>
    <style:style style:name="co31" style:family="table-column">
      <style:table-column-properties fo:break-before="auto" style:column-width="7.303cm"/>
    </style:style>
    <style:style style:name="co1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7.798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3.515cm"/>
    </style:style>
    <style:style style:name="co11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3.327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2.549cm"/>
    </style:style>
    <style:style style:name="co17" style:family="table-column">
      <style:table-column-properties fo:break-before="auto" style:column-width="2.822cm"/>
    </style:style>
    <style:style style:name="co18" style:family="table-column">
      <style:table-column-properties fo:break-before="auto" style:column-width="3.822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8.491cm"/>
    </style:style>
    <style:style style:name="co22" style:family="table-column">
      <style:table-column-properties fo:break-before="auto" style:column-width="3.316cm"/>
    </style:style>
    <style:style style:name="co23" style:family="table-column">
      <style:table-column-properties fo:break-before="auto" style:column-width="1.353cm"/>
    </style:style>
    <style:style style:name="co24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179" style:family="table-cell" style:parent-style-name="Default">
      <style:text-properties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9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8000" fo:font-weight="bold" style:font-weight-asian="bold" style:font-weight-complex="bold"/>
    </style:style>
    <style:style style:name="ce5" style:family="table-cell" style:parent-style-name="Default" style:data-style-name="N20036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6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10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113" style:family="table-cell" style:parent-style-name="Default">
      <style:text-properties fo:color="#800000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8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45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Rot" style:base-cell-address="Zeiterfassung.I13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16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61" style:family="table-cell" style:parent-style-name="Default">
      <style:text-properties fo:color="#008000" fo:font-weight="bold" style:font-weight-asian="bold" style:font-weight-complex="bold"/>
    </style:style>
    <style:style style:name="ce162" style:family="table-cell" style:parent-style-name="Default" style:data-style-name="N100">
      <style:text-properties fo:color="#008000"/>
    </style:style>
    <style:style style:name="ce163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64" style:family="table-cell" style:parent-style-name="Default" style:data-style-name="N20121">
      <style:text-properties fo:color="#008000"/>
    </style:style>
    <style:style style:name="ce165" style:family="table-cell" style:parent-style-name="Default" style:data-style-name="N45">
      <style:text-properties fo:color="#008000" fo:font-weight="bold" style:font-weight-asian="bold" style:font-weight-complex="bold"/>
    </style:style>
    <style:style style:name="ce166" style:family="table-cell" style:parent-style-name="Default" style:data-style-name="N0">
      <style:text-properties fo:color="#008000"/>
    </style:style>
    <style:style style:name="ce167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168" style:family="table-cell" style:parent-style-name="Default" style:data-style-name="N20121">
      <style:table-cell-properties fo:border="none"/>
      <style:text-properties fo:color="#800000" fo:font-weight="bold" style:font-weight-asian="bold" style:font-weight-complex="bold"/>
    </style:style>
    <style:style style:name="ce169" style:family="table-cell" style:parent-style-name="Default" style:data-style-name="N20121">
      <style:text-properties fo:color="#800000"/>
    </style:style>
    <style:style style:name="ce170" style:family="table-cell" style:parent-style-name="Default" style:data-style-name="N20121">
      <style:text-properties fo:color="#800000" fo:font-weight="bold" style:font-weight-asian="bold" style:font-weight-complex="bold"/>
    </style:style>
    <style:style style:name="ce171" style:family="table-cell" style:parent-style-name="Default" style:data-style-name="N100">
      <style:text-properties fo:color="#800000" fo:font-weight="bold" style:font-weight-asian="bold" style:font-weight-complex="bold"/>
    </style:style>
    <style:style style:name="ce172" style:family="table-cell" style:parent-style-name="Default" style:data-style-name="N100">
      <style:text-properties fo:color="#800000"/>
    </style:style>
    <style:style style:name="ce173" style:family="table-cell" style:parent-style-name="Default">
      <style:text-properties fo:color="#800000" fo:font-weight="bold" style:font-weight-asian="bold" style:font-weight-complex="bold"/>
    </style:style>
    <style:style style:name="ce174" style:family="table-cell" style:parent-style-name="Default" style:data-style-name="N20040">
      <style:text-properties fo:color="#800000" fo:font-weight="bold" style:font-weight-asian="bold" style:font-weight-complex="bold"/>
    </style:style>
    <style:style style:name="ce175" style:family="table-cell" style:parent-style-name="Default" style:data-style-name="N20040">
      <style:text-properties fo:color="#800000"/>
    </style:style>
    <style:style style:name="ce178" style:family="table-cell" style:parent-style-name="Default">
      <style:text-properties fo:font-weight="bold" style:font-weight-asian="bold" style:font-weight-complex="bold"/>
    </style:style>
    <style:style style:name="ce177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04" style:family="table-cell" style:parent-style-name="Default" style:data-style-name="N20040"/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1" style:family="table-cell" style:parent-style-name="Default" style:data-style-name="N20122"/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3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100])" table:allow-empty-cell="true" table:display-list="unsorted" table:base-cell-address="Zeiterfassung.C290">
          <table:error-message table:message-type="stop" table:display="true"/>
        </table:content-validation>
        <table:content-validation table:name="val2" table:condition="of:cell-content-is-in-list([$Arbeitstypen.$A$2:$Arbeitstypen.$A$99])" table:allow-empty-cell="true" table:display-list="unsorted" table:base-cell-address="Zeiterfassung.C291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4" table:default-cell-style-name="ce94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0"/>
        <table:table-column table:style-name="co8" table:default-cell-style-name="ce26"/>
        <table:table-column table:style-name="co8" table:number-columns-repeated="2" table:default-cell-style-name="ce39"/>
        <table:table-column table:style-name="co9" table:default-cell-style-name="ce106"/>
        <table:table-column table:style-name="co10" table:default-cell-style-name="ce33"/>
        <table:table-column table:style-name="co10" table:default-cell-style-name="ce28"/>
        <table:table-column table:style-name="co10" table:default-cell-style-name="ce37"/>
        <table:table-column table:style-name="co10" table:number-columns-repeated="2" table:default-cell-style-name="ce28"/>
        <table:table-column table:style-name="co11" table:default-cell-style-name="ce11"/>
        <table:table-column table:style-name="co11" table:number-columns-repeated="2" table:default-cell-style-name="ce192"/>
        <table:table-column table:style-name="co11" table:default-cell-style-name="ce195"/>
        <table:table-column table:style-name="co11" table:number-columns-repeated="1004" table:default-cell-style-name="ce11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 table:number-columns-repeated="2"/>
          <table:table-cell table:style-name="ce89" office:value-type="string" calcext:value-type="string">
            <text:p>Legende</text:p>
          </table:table-cell>
          <table:table-cell table:style-name="ce24"/>
          <table:table-cell table:number-columns-repeated="2"/>
          <table:table-cell table:style-name="ce104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Bugs Bunny</text:p>
          </table:table-cell>
          <table:table-cell table:style-name="Default" table:number-columns-repeated="2"/>
          <table:table-cell table:style-name="ce110" office:value-type="string" calcext:value-type="string">
            <text:p>grüne Spalten:</text:p>
          </table:table-cell>
          <table:table-cell table:style-name="Default"/>
          <table:table-cell table:style-name="ce110" office:value-type="string" calcext:value-type="string">
            <text:p>überschreiben, Angaben zum jeweiligen Arbeitseinsatz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ACME</text:p>
          </table:table-cell>
          <table:table-cell table:style-name="Default" table:number-columns-repeated="2"/>
          <table:table-cell table:style-name="ce88" office:value-type="string" calcext:value-type="string">
            <text:p>blaue Spalten:</text:p>
          </table:table-cell>
          <table:table-cell table:style-name="Default"/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11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bugs.bunny@acme.com" xlink:type="simple">bugs.bunny@acme.com</text:a></text:p>
          </table:table-cell>
          <table:table-cell table:style-name="Default" table:number-columns-repeated="2"/>
          <table:table-cell table:style-name="ce113" office:value-type="string" calcext:value-type="string">
            <text:p>rote Spalten:</text:p>
          </table:table-cell>
          <table:table-cell table:style-name="Default"/>
          <table:table-cell table:style-name="ce113" office:value-type="string" calcext:value-type="string">
            <text:p>nicht ändern, enthalten Formeln, die für das korrekte Funktionieren wichtig sind</text:p>
          </table:table-cell>
          <table:table-cell/>
          <table:table-cell table:style-name="ce105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Rüebli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Lieferung Rüebli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Startdatum</text:p>
          </table:table-cell>
          <table:table-cell table:style-name="ce95" office:value-type="date" office:date-value="2021-01-10" calcext:value-type="date">
            <text:p>10.01.2021</text:p>
          </table:table-cell>
          <table:table-cell table:style-name="Default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4-09" calcext:value-type="date">
            <text:p>9. April 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Buchhaltung Jahr</text:p>
          </table:table-cell>
          <table:table-cell table:style-name="ce12" table:formula="of:=[.B7]" office:value-type="date" office:date-value="2021-01-10" calcext:value-type="date">
            <text:p>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Default"/>
          <table:table-cell table:style-name="ce12"/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Arbeitszeiten</text:p>
          </table:table-cell>
          <table:covered-table-cell table:style-name="ce16"/>
          <table:covered-table-cell table:number-columns-repeated="2" table:style-name="ce35"/>
          <table:table-cell table:style-name="ce77" office:value-type="string" calcext:value-type="string" table:number-columns-spanned="2" table:number-rows-spanned="1">
            <text:p>Kostendach</text:p>
          </table:table-cell>
          <table:covered-table-cell table:style-name="ce83"/>
          <table:table-cell table:style-name="ce96" office:value-type="string" calcext:value-type="string" table:number-columns-spanned="2" table:number-rows-spanned="1">
            <text:p>Stundensatz</text:p>
          </table:table-cell>
          <table:covered-table-cell table:style-name="ce100"/>
          <table:table-cell table:style-name="ce126" office:value-type="string" calcext:value-type="string">
            <text:p>Arbeitstyp</text:p>
          </table:table-cell>
          <table:table-cell table:style-name="ce112" office:value-type="string" calcext:value-type="string" table:number-columns-spanned="5" table:number-rows-spanned="1">
            <text:p>Hilfswerte</text:p>
          </table:table-cell>
          <table:covered-table-cell table:number-columns-repeated="4" table:style-name="ce126"/>
          <table:table-cell table:style-name="ce89" table:number-columns-repeated="1008"/>
        </table:table-row>
        <table:table-row table:style-name="ro2">
          <table:table-cell table:style-name="ce5" office:value-type="string" calcext:value-type="string">
            <text:p>Datum</text:p>
          </table:table-cell>
          <table:table-cell table:style-name="ce17" office:value-type="string" calcext:value-type="string">
            <text:p>Aufwand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Beschreibung</text:p>
          </table:table-cell>
          <table:table-cell table:style-name="ce78" office:value-type="string" calcext:value-type="string">
            <text:p>Zeit (Min.)</text:p>
          </table:table-cell>
          <table:table-cell table:style-name="ce84" office:value-type="string" calcext:value-type="string">
            <text:p>CHF</text:p>
          </table:table-cell>
          <table:table-cell table:style-name="ce97" office:value-type="string" calcext:value-type="string">
            <text:p>CHF</text:p>
          </table:table-cell>
          <table:table-cell table:style-name="ce102" office:value-type="string" calcext:value-type="string">
            <text:p>Zeit (Min.)</text:p>
          </table:table-cell>
          <table:table-cell table:style-name="ce108" office:value-type="string" calcext:value-type="string">
            <text:p>Gruppieren</text:p>
          </table:table-cell>
          <table:table-cell table:style-name="ce108" office:value-type="string" calcext:value-type="string">
            <text:p>Betrag</text:p>
          </table:table-cell>
          <table:table-cell table:style-name="ce108" office:value-type="string" calcext:value-type="string">
            <text:p>Zeit gerundet</text:p>
          </table:table-cell>
          <table:table-cell table:style-name="ce116" office:value-type="string" calcext:value-type="string">
            <text:p>Stunden gerundet</text:p>
          </table:table-cell>
          <table:table-cell table:style-name="ce108" office:value-type="string" calcext:value-type="string">
            <text:p>Betrag gerundet</text:p>
          </table:table-cell>
          <table:table-cell table:style-name="ce108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4"/>
        </table:table-row>
        <table:table-row table:style-name="ro3">
          <table:table-cell table:style-name="ce93" office:value-type="date" office:date-value="2021-01-12" calcext:value-type="date">
            <text:p>12.01.2021</text:p>
          </table:table-cell>
          <table:table-cell table:style-name="ce114" office:value-type="float" office:value="66" calcext:value-type="float">
            <text:p>66</text:p>
          </table:table-cell>
          <table:table-cell table:style-name="Default" table:content-validation-name="val1" office:value-type="string" calcext:value-type="string">
            <text:p>Inserat</text:p>
          </table:table-cell>
          <table:table-cell table:style-name="Default" office:value-type="string" calcext:value-type="string">
            <text:p>Normal 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]);[$Konfiguration.B$6];VLOOKUP([.C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]);[$Konfiguration.B$7];VLOOKUP([.C13];[Arbeitstypen.$A$2:.$E$101];5;0))" office:value-type="float" office:value="60" calcext:value-type="float">
            <text:p>60</text:p>
          </table:table-cell>
          <table:table-cell table:style-name="ce109" table:formula="of:=VLOOKUP([.C13];[Arbeitstypen.$A$2:.$B$101];2;0)" office:value-type="string" office:string-value="Nein" calcext:value-type="string">
            <text:p>Nein</text:p>
          </table:table-cell>
          <table:table-cell table:style-name="ce32" table:formula="of:=[.B13]*[.N13]" office:value-type="currency" office:currency="SFr." office:value="55" calcext:value-type="currency">
            <text:p>SFr. 55.00</text:p>
          </table:table-cell>
          <table:table-cell table:style-name="ce34" table:formula="of:=IF([.E13]&lt;=0;CEILING([.B13];15);MIN(CEILING([.B13];15);[.E13]))" office:value-type="float" office:value="75" calcext:value-type="float">
            <text:p>75</text:p>
          </table:table-cell>
          <table:table-cell table:style-name="ce36" table:formula="of:=[.K13]/(24*60)" office:value-type="time" office:time-value="PT01H15M00S" calcext:value-type="time">
            <text:p>01:15</text:p>
          </table:table-cell>
          <table:table-cell table:style-name="ce38" table:formula="of:=IF([.F13]&lt;=0;[.K13]*[.N13];MIN([.K13]*[.N13];[.F13]))" office:value-type="currency" office:currency="SFr." office:value="62.5" calcext:value-type="currency">
            <text:p>SFr. 62.50</text:p>
          </table:table-cell>
          <table:table-cell table:style-name="ce38" table:formula="of:=[.G13]/[.H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5">
          <table:table-cell table:style-name="ce93" office:value-type="date" office:date-value="2021-01-16" calcext:value-type="date">
            <text:p>16.01.2021</text:p>
          </table:table-cell>
          <table:table-cell table:style-name="ce114" office:value-type="float" office:value="70" calcext:value-type="float">
            <text:p>70</text:p>
          </table:table-cell>
          <table:table-cell table:style-name="Default" table:content-validation-name="val1" office:value-type="string" calcext:value-type="string">
            <text:p>Facebook</text:p>
          </table:table-cell>
          <table:table-cell table:style-name="Default" office:value-type="string" calcext:value-type="string">
            <text:p>Zsfg-a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]);[$Konfiguration.B$6];VLOOKUP([.C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]);[$Konfiguration.B$7];VLOOKUP([.C14];[Arbeitstypen.$A$2:.$E$101];5;0))" office:value-type="float" office:value="60" calcext:value-type="float">
            <text:p>60</text:p>
          </table:table-cell>
          <table:table-cell table:style-name="ce109" table:formula="of:=VLOOKUP([.C14];[Arbeitstypen.$A$2:.$B$6];2;0)" office:value-type="string" office:string-value="Ja" calcext:value-type="string">
            <text:p>Ja</text:p>
          </table:table-cell>
          <table:table-cell table:style-name="ce32" table:formula="of:=[.B14]*[.N14]" office:value-type="currency" office:currency="SFr." office:value="58.3333333333333" calcext:value-type="currency">
            <text:p>SFr. 58.33</text:p>
          </table:table-cell>
          <table:table-cell table:style-name="ce34" table:formula="of:=IF([.E14]&lt;=0;CEILING([.B14];15);MIN(CEILING([.B14];15);[.E14]))" office:value-type="float" office:value="75" calcext:value-type="float">
            <text:p>75</text:p>
          </table:table-cell>
          <table:table-cell table:style-name="ce36" table:formula="of:=[.K14]/(24*60)" office:value-type="time" office:time-value="PT01H15M00S" calcext:value-type="time">
            <text:p>01:15</text:p>
          </table:table-cell>
          <table:table-cell table:style-name="ce38" table:formula="of:=IF([.F14]&lt;=0;[.K14]*[.N14];MIN([.K14]*[.N14];[.F14]))" office:value-type="currency" office:currency="SFr." office:value="62.5" calcext:value-type="currency">
            <text:p>SFr. 62.50</text:p>
          </table:table-cell>
          <table:table-cell table:style-name="ce38" table:formula="of:=[.G14]/[.H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4" calcext:value-type="date">
            <text:p>14.01.2021</text:p>
          </table:table-cell>
          <table:table-cell table:style-name="ce114" office:value-type="float" office:value="12" calcext:value-type="float">
            <text:p>12</text:p>
          </table:table-cell>
          <table:table-cell table:style-name="Default" table:content-validation-name="val1" office:value-type="string" calcext:value-type="string">
            <text:p>Standardschreiben</text:p>
          </table:table-cell>
          <table:table-cell table:style-name="Default" office:value-type="string" calcext:value-type="string">
            <text:p>Zsfg-b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]);[$Konfiguration.B$6];VLOOKUP([.C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]);[$Konfiguration.B$7];VLOOKUP([.C15];[Arbeitstypen.$A$2:.$E$101];5;0))" office:value-type="float" office:value="60" calcext:value-type="float">
            <text:p>60</text:p>
          </table:table-cell>
          <table:table-cell table:style-name="ce109" table:formula="of:=VLOOKUP([.C15];[Arbeitstypen.$A$2:.$B$6];2;0)" office:value-type="string" office:string-value="Ja" calcext:value-type="string">
            <text:p>Ja</text:p>
          </table:table-cell>
          <table:table-cell table:style-name="ce32" table:formula="of:=[.B15]*[.N15]" office:value-type="currency" office:currency="SFr." office:value="10" calcext:value-type="currency">
            <text:p>SFr. 10.00</text:p>
          </table:table-cell>
          <table:table-cell table:style-name="ce34" table:formula="of:=IF([.E15]&lt;=0;CEILING([.B15];15);MIN(CEILING([.B15];15);[.E15]))" office:value-type="float" office:value="15" calcext:value-type="float">
            <text:p>15</text:p>
          </table:table-cell>
          <table:table-cell table:style-name="ce36" table:formula="of:=[.K15]/(24*60)" office:value-type="time" office:time-value="PT00H15M00S" calcext:value-type="time">
            <text:p>00:15</text:p>
          </table:table-cell>
          <table:table-cell table:style-name="ce38" table:formula="of:=IF([.F15]&lt;=0;[.K15]*[.N15];MIN([.K15]*[.N15];[.F15]))" office:value-type="currency" office:currency="SFr." office:value="12.5" calcext:value-type="currency">
            <text:p>SFr. 12.50</text:p>
          </table:table-cell>
          <table:table-cell table:style-name="ce38" table:formula="of:=[.G15]/[.H15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1" calcext:value-type="date">
            <text:p>11.01.2021</text:p>
          </table:table-cell>
          <table:table-cell table:style-name="ce114" office:value-type="float" office:value="480" calcext:value-type="float">
            <text:p>48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Normal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]);[$Konfiguration.B$6];VLOOKUP([.C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]);[$Konfiguration.B$7];VLOOKUP([.C16];[Arbeitstypen.$A$2:.$E$101];5;0))" office:value-type="float" office:value="60" calcext:value-type="float">
            <text:p>60</text:p>
          </table:table-cell>
          <table:table-cell table:style-name="ce109" table:formula="of:=VLOOKUP([.C16];[Arbeitstypen.$A$2:.$B$6];2;0)" office:value-type="string" office:string-value="Nein" calcext:value-type="string">
            <text:p>Nein</text:p>
          </table:table-cell>
          <table:table-cell table:style-name="ce32" table:formula="of:=[.B16]*[.N16]" office:value-type="currency" office:currency="SFr." office:value="400" calcext:value-type="currency">
            <text:p>SFr. 400.00</text:p>
          </table:table-cell>
          <table:table-cell table:style-name="ce34" table:formula="of:=IF([.E16]&lt;=0;CEILING([.B16];15);MIN(CEILING([.B16];15);[.E16]))" office:value-type="float" office:value="480" calcext:value-type="float">
            <text:p>480</text:p>
          </table:table-cell>
          <table:table-cell table:style-name="ce36" table:formula="of:=[.K16]/(24*60)" office:value-type="time" office:time-value="PT08H00M00S" calcext:value-type="time">
            <text:p>08:00</text:p>
          </table:table-cell>
          <table:table-cell table:style-name="ce38" table:formula="of:=IF([.F16]&lt;=0;[.K16]*[.N16];MIN([.K16]*[.N16];[.F16]))" office:value-type="currency" office:currency="SFr." office:value="400" calcext:value-type="currency">
            <text:p>SFr. 400.00</text:p>
          </table:table-cell>
          <table:table-cell table:style-name="ce38" table:formula="of:=[.G16]/[.H16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5" calcext:value-type="date">
            <text:p>15.01.2021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Zsfg-a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]);[$Konfiguration.B$6];VLOOKUP([.C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]);[$Konfiguration.B$7];VLOOKUP([.C17];[Arbeitstypen.$A$2:.$E$101];5;0))" office:value-type="float" office:value="60" calcext:value-type="float">
            <text:p>60</text:p>
          </table:table-cell>
          <table:table-cell table:style-name="ce109" table:formula="of:=VLOOKUP([.C17];[Arbeitstypen.$A$2:.$B$6];2;0)" office:value-type="string" office:string-value="Ja" calcext:value-type="string">
            <text:p>Ja</text:p>
          </table:table-cell>
          <table:table-cell table:style-name="ce32" table:formula="of:=[.B17]*[.N17]" office:value-type="currency" office:currency="SFr." office:value="29.1666666666667" calcext:value-type="currency">
            <text:p>SFr. 29.17</text:p>
          </table:table-cell>
          <table:table-cell table:style-name="ce34" table:formula="of:=IF([.E17]&lt;=0;CEILING([.B17];15);MIN(CEILING([.B17];15);[.E17]))" office:value-type="float" office:value="45" calcext:value-type="float">
            <text:p>45</text:p>
          </table:table-cell>
          <table:table-cell table:style-name="ce36" table:formula="of:=[.K17]/(24*60)" office:value-type="time" office:time-value="PT00H45M00S" calcext:value-type="time">
            <text:p>00:45</text:p>
          </table:table-cell>
          <table:table-cell table:style-name="ce38" table:formula="of:=IF([.F17]&lt;=0;[.K17]*[.N17];MIN([.K17]*[.N17];[.F17]))" office:value-type="currency" office:currency="SFr." office:value="37.5" calcext:value-type="currency">
            <text:p>SFr. 37.50</text:p>
          </table:table-cell>
          <table:table-cell table:style-name="ce38" table:formula="of:=[.G17]/[.H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3" calcext:value-type="date">
            <text:p>13.01.2021</text:p>
          </table:table-cell>
          <table:table-cell table:style-name="ce114" office:value-type="float" office:value="4" calcext:value-type="float">
            <text:p>4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Zsfg-b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]);[$Konfiguration.B$6];VLOOKUP([.C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]);[$Konfiguration.B$7];VLOOKUP([.C18];[Arbeitstypen.$A$2:.$E$101];5;0))" office:value-type="float" office:value="60" calcext:value-type="float">
            <text:p>60</text:p>
          </table:table-cell>
          <table:table-cell table:style-name="ce109" table:formula="of:=VLOOKUP([.C18];[Arbeitstypen.$A$2:.$B$6];2;0)" office:value-type="string" office:string-value="Ja" calcext:value-type="string">
            <text:p>Ja</text:p>
          </table:table-cell>
          <table:table-cell table:style-name="ce32" table:formula="of:=[.B18]*[.N18]" office:value-type="currency" office:currency="SFr." office:value="3.33333333333333" calcext:value-type="currency">
            <text:p>SFr. 3.33</text:p>
          </table:table-cell>
          <table:table-cell table:style-name="ce34" table:formula="of:=IF([.E18]&lt;=0;CEILING([.B18];15);MIN(CEILING([.B18];15);[.E18]))" office:value-type="float" office:value="15" calcext:value-type="float">
            <text:p>15</text:p>
          </table:table-cell>
          <table:table-cell table:style-name="ce36" table:formula="of:=[.K18]/(24*60)" office:value-type="time" office:time-value="PT00H15M00S" calcext:value-type="time">
            <text:p>00:15</text:p>
          </table:table-cell>
          <table:table-cell table:style-name="ce38" table:formula="of:=IF([.F18]&lt;=0;[.K18]*[.N18];MIN([.K18]*[.N18];[.F18]))" office:value-type="currency" office:currency="SFr." office:value="12.5" calcext:value-type="currency">
            <text:p>SFr. 12.50</text:p>
          </table:table-cell>
          <table:table-cell table:style-name="ce38" table:formula="of:=[.G18]/[.H18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8" calcext:value-type="date">
            <text:p>18.01.2021</text:p>
          </table:table-cell>
          <table:table-cell table:style-name="ce114" office:value-type="float" office:value="90" calcext:value-type="float">
            <text:p>9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Kd-zeit 1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]);[$Konfiguration.B$6];VLOOKUP([.C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]);[$Konfiguration.B$7];VLOOKUP([.C19];[Arbeitstypen.$A$2:.$E$101];5;0))" office:value-type="float" office:value="60" calcext:value-type="float">
            <text:p>60</text:p>
          </table:table-cell>
          <table:table-cell table:style-name="ce109" table:formula="of:=VLOOKUP([.C19];[Arbeitstypen.$A$2:.$B$6];2;0)" office:value-type="string" office:string-value="Nein" calcext:value-type="string">
            <text:p>Nein</text:p>
          </table:table-cell>
          <table:table-cell table:style-name="ce32" table:formula="of:=[.B19]*[.N19]" office:value-type="currency" office:currency="SFr." office:value="75" calcext:value-type="currency">
            <text:p>SFr. 75.00</text:p>
          </table:table-cell>
          <table:table-cell table:style-name="ce34" table:formula="of:=IF([.E19]&lt;=0;CEILING([.B19];15);MIN(CEILING([.B19];15);[.E19]))" office:value-type="float" office:value="90" calcext:value-type="float">
            <text:p>90</text:p>
          </table:table-cell>
          <table:table-cell table:style-name="ce36" table:formula="of:=[.K19]/(24*60)" office:value-type="time" office:time-value="PT01H30M00S" calcext:value-type="time">
            <text:p>01:30</text:p>
          </table:table-cell>
          <table:table-cell table:style-name="ce38" table:formula="of:=IF([.F19]&lt;=0;[.K19]*[.N19];MIN([.K19]*[.N19];[.F19]))" office:value-type="currency" office:currency="SFr." office:value="75" calcext:value-type="currency">
            <text:p>SFr. 75.00</text:p>
          </table:table-cell>
          <table:table-cell table:style-name="ce38" table:formula="of:=[.G19]/[.H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7" calcext:value-type="date">
            <text:p>17.01.2021</text:p>
          </table:table-cell>
          <table:table-cell table:style-name="ce115" office:value-type="float" office:value="110" calcext:value-type="float">
            <text:p>11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Kd-zeit 2</text:p>
          </table:table-cell>
          <table:table-cell table:style-name="ce23" office:value-type="float" office:value="100" calcext:value-type="float">
            <text:p>10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]);[$Konfiguration.B$6];VLOOKUP([.C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]);[$Konfiguration.B$7];VLOOKUP([.C20];[Arbeitstypen.$A$2:.$E$101];5;0))" office:value-type="float" office:value="60" calcext:value-type="float">
            <text:p>60</text:p>
          </table:table-cell>
          <table:table-cell table:style-name="ce109" table:formula="of:=VLOOKUP([.C20];[Arbeitstypen.$A$2:.$B$6];2;0)" office:value-type="string" office:string-value="Nein" calcext:value-type="string">
            <text:p>Nein</text:p>
          </table:table-cell>
          <table:table-cell table:style-name="ce32" table:formula="of:=[.B20]*[.N20]" office:value-type="currency" office:currency="SFr." office:value="91.6666666666667" calcext:value-type="currency">
            <text:p>SFr. 91.67</text:p>
          </table:table-cell>
          <table:table-cell table:style-name="ce34" table:formula="of:=IF([.E20]&lt;=0;CEILING([.B20];15);MIN(CEILING([.B20];15);[.E20]))" office:value-type="float" office:value="100" calcext:value-type="float">
            <text:p>100</text:p>
          </table:table-cell>
          <table:table-cell table:style-name="ce36" table:formula="of:=[.K20]/(24*60)" office:value-type="time" office:time-value="PT01H40M00S" calcext:value-type="time">
            <text:p>01:40</text:p>
          </table:table-cell>
          <table:table-cell table:style-name="ce38" table:formula="of:=IF([.F20]&lt;=0;[.K20]*[.N20];MIN([.K20]*[.N20];[.F20]))" office:value-type="currency" office:currency="SFr." office:value="83.3333333333333" calcext:value-type="currency">
            <text:p>SFr. 83.33</text:p>
          </table:table-cell>
          <table:table-cell table:style-name="ce38" table:formula="of:=[.G20]/[.H20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20" calcext:value-type="date">
            <text:p>20.01.2021</text:p>
          </table:table-cell>
          <table:table-cell table:style-name="ce115" office:value-type="float" office:value="110" calcext:value-type="float">
            <text:p>11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5" office:value-type="string" calcext:value-type="string">
            <text:p>Kd-geld 1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]);[$Konfiguration.B$6];VLOOKUP([.C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]);[$Konfiguration.B$7];VLOOKUP([.C21];[Arbeitstypen.$A$2:.$E$101];5;0))" office:value-type="float" office:value="60" calcext:value-type="float">
            <text:p>60</text:p>
          </table:table-cell>
          <table:table-cell table:style-name="ce109" table:formula="of:=VLOOKUP([.C21];[Arbeitstypen.$A$2:.$B$6];2;0)" office:value-type="string" office:string-value="Nein" calcext:value-type="string">
            <text:p>Nein</text:p>
          </table:table-cell>
          <table:table-cell table:style-name="ce32" table:formula="of:=[.B21]*[.N21]" office:value-type="currency" office:currency="SFr." office:value="91.6666666666667" calcext:value-type="currency">
            <text:p>SFr. 91.67</text:p>
          </table:table-cell>
          <table:table-cell table:style-name="ce34" table:formula="of:=IF([.E21]&lt;=0;CEILING([.B21];15);MIN(CEILING([.B21];15);[.E21]))" office:value-type="float" office:value="120" calcext:value-type="float">
            <text:p>120</text:p>
          </table:table-cell>
          <table:table-cell table:style-name="ce36" table:formula="of:=[.K21]/(24*60)" office:value-type="time" office:time-value="PT02H00M00S" calcext:value-type="time">
            <text:p>02:00</text:p>
          </table:table-cell>
          <table:table-cell table:style-name="ce38" table:formula="of:=IF([.F21]&lt;=0;[.K21]*[.N21];MIN([.K21]*[.N21];[.F21]))" office:value-type="currency" office:currency="SFr." office:value="100" calcext:value-type="currency">
            <text:p>SFr. 100.00</text:p>
          </table:table-cell>
          <table:table-cell table:style-name="ce38" table:formula="of:=[.G21]/[.H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 office:value-type="date" office:date-value="2021-01-19" calcext:value-type="date">
            <text:p>19.01.2021</text:p>
          </table:table-cell>
          <table:table-cell table:style-name="ce114" office:value-type="float" office:value="130" calcext:value-type="float">
            <text:p>13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Kd-geld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100" calcext:value-type="currency">
            <text:p>CHF 100.00</text:p>
          </table:table-cell>
          <table:table-cell table:style-name="ce42" table:formula="of:=IF(ISBLANK([.C22]);[$Konfiguration.B$6];VLOOKUP([.C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]);[$Konfiguration.B$7];VLOOKUP([.C22];[Arbeitstypen.$A$2:.$E$101];5;0))" office:value-type="float" office:value="60" calcext:value-type="float">
            <text:p>60</text:p>
          </table:table-cell>
          <table:table-cell table:style-name="ce109" table:formula="of:=VLOOKUP([.C22];[Arbeitstypen.$A$2:.$B$6];2;0)" office:value-type="string" office:string-value="Nein" calcext:value-type="string">
            <text:p>Nein</text:p>
          </table:table-cell>
          <table:table-cell table:style-name="ce32" table:formula="of:=[.B22]*[.N22]" office:value-type="currency" office:currency="SFr." office:value="108.333333333333" calcext:value-type="currency">
            <text:p>SFr. 108.33</text:p>
          </table:table-cell>
          <table:table-cell table:style-name="ce34" table:formula="of:=IF([.E22]&lt;=0;CEILING([.B22];15);MIN(CEILING([.B22];15);[.E22]))" office:value-type="float" office:value="135" calcext:value-type="float">
            <text:p>135</text:p>
          </table:table-cell>
          <table:table-cell table:style-name="ce36" table:formula="of:=[.K22]/(24*60)" office:value-type="time" office:time-value="PT02H15M00S" calcext:value-type="time">
            <text:p>02:15</text:p>
          </table:table-cell>
          <table:table-cell table:style-name="ce38" table:formula="of:=IF([.F22]&lt;=0;[.K22]*[.N22];MIN([.K22]*[.N22];[.F22]))" office:value-type="currency" office:currency="SFr." office:value="100" calcext:value-type="currency">
            <text:p>SFr. 100.00</text:p>
          </table:table-cell>
          <table:table-cell table:style-name="ce38" table:formula="of:=[.G22]/[.H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]);[$Konfiguration.B$6];VLOOKUP([.C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]);[$Konfiguration.B$7];VLOOKUP([.C23];[Arbeitstypen.$A$2:.$E$101];5;0))" office:value-type="float" office:value="60" calcext:value-type="float">
            <text:p>60</text:p>
          </table:table-cell>
          <table:table-cell table:style-name="ce109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K23]/(24*60)" office:value-type="time" office:time-value="PT00H00M00S" calcext:value-type="time">
            <text:p>00:00</text:p>
          </table:table-cell>
          <table:table-cell table:style-name="ce38" table:formula="of:=IF([.F23]&lt;=0;[.K23]*[.N23];MIN([.K23]*[.N23];[.F23]))" office:value-type="currency" office:currency="SFr." office:value="0" calcext:value-type="currency">
            <text:p>SFr. 0.00</text:p>
          </table:table-cell>
          <table:table-cell table:style-name="ce38" table:formula="of:=[.G23]/[.H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]);[$Konfiguration.B$6];VLOOKUP([.C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]);[$Konfiguration.B$7];VLOOKUP([.C24];[Arbeitstypen.$A$2:.$E$101];5;0))" office:value-type="float" office:value="60" calcext:value-type="float">
            <text:p>60</text:p>
          </table:table-cell>
          <table:table-cell table:style-name="ce109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K24]/(24*60)" office:value-type="time" office:time-value="PT00H00M00S" calcext:value-type="time">
            <text:p>00:00</text:p>
          </table:table-cell>
          <table:table-cell table:style-name="ce38" table:formula="of:=IF([.F24]&lt;=0;[.K24]*[.N24];MIN([.K24]*[.N24];[.F24]))" office:value-type="currency" office:currency="SFr." office:value="0" calcext:value-type="currency">
            <text:p>SFr. 0.00</text:p>
          </table:table-cell>
          <table:table-cell table:style-name="ce38" table:formula="of:=[.G24]/[.H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]);[$Konfiguration.B$6];VLOOKUP([.C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]);[$Konfiguration.B$7];VLOOKUP([.C25];[Arbeitstypen.$A$2:.$E$101];5;0))" office:value-type="float" office:value="60" calcext:value-type="float">
            <text:p>60</text:p>
          </table:table-cell>
          <table:table-cell table:style-name="ce109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K25]/(24*60)" office:value-type="time" office:time-value="PT00H00M00S" calcext:value-type="time">
            <text:p>00:00</text:p>
          </table:table-cell>
          <table:table-cell table:style-name="ce38" table:formula="of:=IF([.F25]&lt;=0;[.K25]*[.N25];MIN([.K25]*[.N25];[.F25]))" office:value-type="currency" office:currency="SFr." office:value="0" calcext:value-type="currency">
            <text:p>SFr. 0.00</text:p>
          </table:table-cell>
          <table:table-cell table:style-name="ce38" table:formula="of:=[.G25]/[.H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]);[$Konfiguration.B$6];VLOOKUP([.C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]);[$Konfiguration.B$7];VLOOKUP([.C26];[Arbeitstypen.$A$2:.$E$101];5;0))" office:value-type="float" office:value="60" calcext:value-type="float">
            <text:p>60</text:p>
          </table:table-cell>
          <table:table-cell table:style-name="ce109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K26]/(24*60)" office:value-type="time" office:time-value="PT00H00M00S" calcext:value-type="time">
            <text:p>00:00</text:p>
          </table:table-cell>
          <table:table-cell table:style-name="ce38" table:formula="of:=IF([.F26]&lt;=0;[.K26]*[.N26];MIN([.K26]*[.N26];[.F26]))" office:value-type="currency" office:currency="SFr." office:value="0" calcext:value-type="currency">
            <text:p>SFr. 0.00</text:p>
          </table:table-cell>
          <table:table-cell table:style-name="ce38" table:formula="of:=[.G26]/[.H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]);[$Konfiguration.B$6];VLOOKUP([.C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]);[$Konfiguration.B$7];VLOOKUP([.C27];[Arbeitstypen.$A$2:.$E$101];5;0))" office:value-type="float" office:value="60" calcext:value-type="float">
            <text:p>60</text:p>
          </table:table-cell>
          <table:table-cell table:style-name="ce109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K27]/(24*60)" office:value-type="time" office:time-value="PT00H00M00S" calcext:value-type="time">
            <text:p>00:00</text:p>
          </table:table-cell>
          <table:table-cell table:style-name="ce38" table:formula="of:=IF([.F27]&lt;=0;[.K27]*[.N27];MIN([.K27]*[.N27];[.F27]))" office:value-type="currency" office:currency="SFr." office:value="0" calcext:value-type="currency">
            <text:p>SFr. 0.00</text:p>
          </table:table-cell>
          <table:table-cell table:style-name="ce38" table:formula="of:=[.G27]/[.H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]);[$Konfiguration.B$6];VLOOKUP([.C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]);[$Konfiguration.B$7];VLOOKUP([.C28];[Arbeitstypen.$A$2:.$E$101];5;0))" office:value-type="float" office:value="60" calcext:value-type="float">
            <text:p>60</text:p>
          </table:table-cell>
          <table:table-cell table:style-name="ce109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K28]/(24*60)" office:value-type="time" office:time-value="PT00H00M00S" calcext:value-type="time">
            <text:p>00:00</text:p>
          </table:table-cell>
          <table:table-cell table:style-name="ce38" table:formula="of:=IF([.F28]&lt;=0;[.K28]*[.N28];MIN([.K28]*[.N28];[.F28]))" office:value-type="currency" office:currency="SFr." office:value="0" calcext:value-type="currency">
            <text:p>SFr. 0.00</text:p>
          </table:table-cell>
          <table:table-cell table:style-name="ce38" table:formula="of:=[.G28]/[.H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]);[$Konfiguration.B$6];VLOOKUP([.C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]);[$Konfiguration.B$7];VLOOKUP([.C29];[Arbeitstypen.$A$2:.$E$101];5;0))" office:value-type="float" office:value="60" calcext:value-type="float">
            <text:p>60</text:p>
          </table:table-cell>
          <table:table-cell table:style-name="ce109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K29]/(24*60)" office:value-type="time" office:time-value="PT00H00M00S" calcext:value-type="time">
            <text:p>00:00</text:p>
          </table:table-cell>
          <table:table-cell table:style-name="ce38" table:formula="of:=IF([.F29]&lt;=0;[.K29]*[.N29];MIN([.K29]*[.N29];[.F29]))" office:value-type="currency" office:currency="SFr." office:value="0" calcext:value-type="currency">
            <text:p>SFr. 0.00</text:p>
          </table:table-cell>
          <table:table-cell table:style-name="ce38" table:formula="of:=[.G29]/[.H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]);[$Konfiguration.B$6];VLOOKUP([.C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]);[$Konfiguration.B$7];VLOOKUP([.C30];[Arbeitstypen.$A$2:.$E$101];5;0))" office:value-type="float" office:value="60" calcext:value-type="float">
            <text:p>60</text:p>
          </table:table-cell>
          <table:table-cell table:style-name="ce109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K30]/(24*60)" office:value-type="time" office:time-value="PT00H00M00S" calcext:value-type="time">
            <text:p>00:00</text:p>
          </table:table-cell>
          <table:table-cell table:style-name="ce38" table:formula="of:=IF([.F30]&lt;=0;[.K30]*[.N30];MIN([.K30]*[.N30];[.F30]))" office:value-type="currency" office:currency="SFr." office:value="0" calcext:value-type="currency">
            <text:p>SFr. 0.00</text:p>
          </table:table-cell>
          <table:table-cell table:style-name="ce38" table:formula="of:=[.G30]/[.H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2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]);[$Konfiguration.B$6];VLOOKUP([.C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]);[$Konfiguration.B$7];VLOOKUP([.C31];[Arbeitstypen.$A$2:.$E$101];5;0))" office:value-type="float" office:value="60" calcext:value-type="float">
            <text:p>60</text:p>
          </table:table-cell>
          <table:table-cell table:style-name="ce109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K31]/(24*60)" office:value-type="time" office:time-value="PT00H00M00S" calcext:value-type="time">
            <text:p>00:00</text:p>
          </table:table-cell>
          <table:table-cell table:style-name="ce38" table:formula="of:=IF([.F31]&lt;=0;[.K31]*[.N31];MIN([.K31]*[.N31];[.F31]))" office:value-type="currency" office:currency="SFr." office:value="0" calcext:value-type="currency">
            <text:p>SFr. 0.00</text:p>
          </table:table-cell>
          <table:table-cell table:style-name="ce38" table:formula="of:=[.G31]/[.H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2]);[$Konfiguration.B$6];VLOOKUP([.C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2]);[$Konfiguration.B$7];VLOOKUP([.C32];[Arbeitstypen.$A$2:.$E$101];5;0))" office:value-type="float" office:value="60" calcext:value-type="float">
            <text:p>60</text:p>
          </table:table-cell>
          <table:table-cell table:style-name="ce109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K32]/(24*60)" office:value-type="time" office:time-value="PT00H00M00S" calcext:value-type="time">
            <text:p>00:00</text:p>
          </table:table-cell>
          <table:table-cell table:style-name="ce38" table:formula="of:=IF([.F32]&lt;=0;[.K32]*[.N32];MIN([.K32]*[.N32];[.F32]))" office:value-type="currency" office:currency="SFr." office:value="0" calcext:value-type="currency">
            <text:p>SFr. 0.00</text:p>
          </table:table-cell>
          <table:table-cell table:style-name="ce38" table:formula="of:=[.G32]/[.H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2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3]);[$Konfiguration.B$6];VLOOKUP([.C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3]);[$Konfiguration.B$7];VLOOKUP([.C33];[Arbeitstypen.$A$2:.$E$101];5;0))" office:value-type="float" office:value="60" calcext:value-type="float">
            <text:p>60</text:p>
          </table:table-cell>
          <table:table-cell table:style-name="ce109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K33]/(24*60)" office:value-type="time" office:time-value="PT00H00M00S" calcext:value-type="time">
            <text:p>00:00</text:p>
          </table:table-cell>
          <table:table-cell table:style-name="ce38" table:formula="of:=IF([.F33]&lt;=0;[.K33]*[.N33];MIN([.K33]*[.N33];[.F33]))" office:value-type="currency" office:currency="SFr." office:value="0" calcext:value-type="currency">
            <text:p>SFr. 0.00</text:p>
          </table:table-cell>
          <table:table-cell table:style-name="ce38" table:formula="of:=[.G33]/[.H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4]);[$Konfiguration.B$6];VLOOKUP([.C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4]);[$Konfiguration.B$7];VLOOKUP([.C34];[Arbeitstypen.$A$2:.$E$101];5;0))" office:value-type="float" office:value="60" calcext:value-type="float">
            <text:p>60</text:p>
          </table:table-cell>
          <table:table-cell table:style-name="ce109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K34]/(24*60)" office:value-type="time" office:time-value="PT00H00M00S" calcext:value-type="time">
            <text:p>00:00</text:p>
          </table:table-cell>
          <table:table-cell table:style-name="ce38" table:formula="of:=IF([.F34]&lt;=0;[.K34]*[.N34];MIN([.K34]*[.N34];[.F34]))" office:value-type="currency" office:currency="SFr." office:value="0" calcext:value-type="currency">
            <text:p>SFr. 0.00</text:p>
          </table:table-cell>
          <table:table-cell table:style-name="ce38" table:formula="of:=[.G34]/[.H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5]);[$Konfiguration.B$6];VLOOKUP([.C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5]);[$Konfiguration.B$7];VLOOKUP([.C35];[Arbeitstypen.$A$2:.$E$101];5;0))" office:value-type="float" office:value="60" calcext:value-type="float">
            <text:p>60</text:p>
          </table:table-cell>
          <table:table-cell table:style-name="ce109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K35]/(24*60)" office:value-type="time" office:time-value="PT00H00M00S" calcext:value-type="time">
            <text:p>00:00</text:p>
          </table:table-cell>
          <table:table-cell table:style-name="ce38" table:formula="of:=IF([.F35]&lt;=0;[.K35]*[.N35];MIN([.K35]*[.N35];[.F35]))" office:value-type="currency" office:currency="SFr." office:value="0" calcext:value-type="currency">
            <text:p>SFr. 0.00</text:p>
          </table:table-cell>
          <table:table-cell table:style-name="ce38" table:formula="of:=[.G35]/[.H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6]);[$Konfiguration.B$6];VLOOKUP([.C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6]);[$Konfiguration.B$7];VLOOKUP([.C36];[Arbeitstypen.$A$2:.$E$101];5;0))" office:value-type="float" office:value="60" calcext:value-type="float">
            <text:p>60</text:p>
          </table:table-cell>
          <table:table-cell table:style-name="ce109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K36]/(24*60)" office:value-type="time" office:time-value="PT00H00M00S" calcext:value-type="time">
            <text:p>00:00</text:p>
          </table:table-cell>
          <table:table-cell table:style-name="ce38" table:formula="of:=IF([.F36]&lt;=0;[.K36]*[.N36];MIN([.K36]*[.N36];[.F36]))" office:value-type="currency" office:currency="SFr." office:value="0" calcext:value-type="currency">
            <text:p>SFr. 0.00</text:p>
          </table:table-cell>
          <table:table-cell table:style-name="ce38" table:formula="of:=[.G36]/[.H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7]);[$Konfiguration.B$6];VLOOKUP([.C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7]);[$Konfiguration.B$7];VLOOKUP([.C37];[Arbeitstypen.$A$2:.$E$101];5;0))" office:value-type="float" office:value="60" calcext:value-type="float">
            <text:p>60</text:p>
          </table:table-cell>
          <table:table-cell table:style-name="ce109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K37]/(24*60)" office:value-type="time" office:time-value="PT00H00M00S" calcext:value-type="time">
            <text:p>00:00</text:p>
          </table:table-cell>
          <table:table-cell table:style-name="ce38" table:formula="of:=IF([.F37]&lt;=0;[.K37]*[.N37];MIN([.K37]*[.N37];[.F37]))" office:value-type="currency" office:currency="SFr." office:value="0" calcext:value-type="currency">
            <text:p>SFr. 0.00</text:p>
          </table:table-cell>
          <table:table-cell table:style-name="ce38" table:formula="of:=[.G37]/[.H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8]);[$Konfiguration.B$6];VLOOKUP([.C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8]);[$Konfiguration.B$7];VLOOKUP([.C38];[Arbeitstypen.$A$2:.$E$101];5;0))" office:value-type="float" office:value="60" calcext:value-type="float">
            <text:p>60</text:p>
          </table:table-cell>
          <table:table-cell table:style-name="ce109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K38]/(24*60)" office:value-type="time" office:time-value="PT00H00M00S" calcext:value-type="time">
            <text:p>00:00</text:p>
          </table:table-cell>
          <table:table-cell table:style-name="ce38" table:formula="of:=IF([.F38]&lt;=0;[.K38]*[.N38];MIN([.K38]*[.N38];[.F38]))" office:value-type="currency" office:currency="SFr." office:value="0" calcext:value-type="currency">
            <text:p>SFr. 0.00</text:p>
          </table:table-cell>
          <table:table-cell table:style-name="ce38" table:formula="of:=[.G38]/[.H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9]);[$Konfiguration.B$6];VLOOKUP([.C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9]);[$Konfiguration.B$7];VLOOKUP([.C39];[Arbeitstypen.$A$2:.$E$101];5;0))" office:value-type="float" office:value="60" calcext:value-type="float">
            <text:p>60</text:p>
          </table:table-cell>
          <table:table-cell table:style-name="ce109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K39]/(24*60)" office:value-type="time" office:time-value="PT00H00M00S" calcext:value-type="time">
            <text:p>00:00</text:p>
          </table:table-cell>
          <table:table-cell table:style-name="ce38" table:formula="of:=IF([.F39]&lt;=0;[.K39]*[.N39];MIN([.K39]*[.N39];[.F39]))" office:value-type="currency" office:currency="SFr." office:value="0" calcext:value-type="currency">
            <text:p>SFr. 0.00</text:p>
          </table:table-cell>
          <table:table-cell table:style-name="ce38" table:formula="of:=[.G39]/[.H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0]);[$Konfiguration.B$6];VLOOKUP([.C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0]);[$Konfiguration.B$7];VLOOKUP([.C40];[Arbeitstypen.$A$2:.$E$101];5;0))" office:value-type="float" office:value="60" calcext:value-type="float">
            <text:p>60</text:p>
          </table:table-cell>
          <table:table-cell table:style-name="ce109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K40]/(24*60)" office:value-type="time" office:time-value="PT00H00M00S" calcext:value-type="time">
            <text:p>00:00</text:p>
          </table:table-cell>
          <table:table-cell table:style-name="ce38" table:formula="of:=IF([.F40]&lt;=0;[.K40]*[.N40];MIN([.K40]*[.N40];[.F40]))" office:value-type="currency" office:currency="SFr." office:value="0" calcext:value-type="currency">
            <text:p>SFr. 0.00</text:p>
          </table:table-cell>
          <table:table-cell table:style-name="ce38" table:formula="of:=[.G40]/[.H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1]);[$Konfiguration.B$6];VLOOKUP([.C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1]);[$Konfiguration.B$7];VLOOKUP([.C41];[Arbeitstypen.$A$2:.$E$101];5;0))" office:value-type="float" office:value="60" calcext:value-type="float">
            <text:p>60</text:p>
          </table:table-cell>
          <table:table-cell table:style-name="ce109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K41]/(24*60)" office:value-type="time" office:time-value="PT00H00M00S" calcext:value-type="time">
            <text:p>00:00</text:p>
          </table:table-cell>
          <table:table-cell table:style-name="ce38" table:formula="of:=IF([.F41]&lt;=0;[.K41]*[.N41];MIN([.K41]*[.N41];[.F41]))" office:value-type="currency" office:currency="SFr." office:value="0" calcext:value-type="currency">
            <text:p>SFr. 0.00</text:p>
          </table:table-cell>
          <table:table-cell table:style-name="ce38" table:formula="of:=[.G41]/[.H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2]);[$Konfiguration.B$6];VLOOKUP([.C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2]);[$Konfiguration.B$7];VLOOKUP([.C42];[Arbeitstypen.$A$2:.$E$101];5;0))" office:value-type="float" office:value="60" calcext:value-type="float">
            <text:p>60</text:p>
          </table:table-cell>
          <table:table-cell table:style-name="ce109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K42]/(24*60)" office:value-type="time" office:time-value="PT00H00M00S" calcext:value-type="time">
            <text:p>00:00</text:p>
          </table:table-cell>
          <table:table-cell table:style-name="ce38" table:formula="of:=IF([.F42]&lt;=0;[.K42]*[.N42];MIN([.K42]*[.N42];[.F42]))" office:value-type="currency" office:currency="SFr." office:value="0" calcext:value-type="currency">
            <text:p>SFr. 0.00</text:p>
          </table:table-cell>
          <table:table-cell table:style-name="ce38" table:formula="of:=[.G42]/[.H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3]);[$Konfiguration.B$6];VLOOKUP([.C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3]);[$Konfiguration.B$7];VLOOKUP([.C43];[Arbeitstypen.$A$2:.$E$101];5;0))" office:value-type="float" office:value="60" calcext:value-type="float">
            <text:p>60</text:p>
          </table:table-cell>
          <table:table-cell table:style-name="ce109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K43]/(24*60)" office:value-type="time" office:time-value="PT00H00M00S" calcext:value-type="time">
            <text:p>00:00</text:p>
          </table:table-cell>
          <table:table-cell table:style-name="ce38" table:formula="of:=IF([.F43]&lt;=0;[.K43]*[.N43];MIN([.K43]*[.N43];[.F43]))" office:value-type="currency" office:currency="SFr." office:value="0" calcext:value-type="currency">
            <text:p>SFr. 0.00</text:p>
          </table:table-cell>
          <table:table-cell table:style-name="ce38" table:formula="of:=[.G43]/[.H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4]);[$Konfiguration.B$6];VLOOKUP([.C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4]);[$Konfiguration.B$7];VLOOKUP([.C44];[Arbeitstypen.$A$2:.$E$101];5;0))" office:value-type="float" office:value="60" calcext:value-type="float">
            <text:p>60</text:p>
          </table:table-cell>
          <table:table-cell table:style-name="ce109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K44]/(24*60)" office:value-type="time" office:time-value="PT00H00M00S" calcext:value-type="time">
            <text:p>00:00</text:p>
          </table:table-cell>
          <table:table-cell table:style-name="ce38" table:formula="of:=IF([.F44]&lt;=0;[.K44]*[.N44];MIN([.K44]*[.N44];[.F44]))" office:value-type="currency" office:currency="SFr." office:value="0" calcext:value-type="currency">
            <text:p>SFr. 0.00</text:p>
          </table:table-cell>
          <table:table-cell table:style-name="ce38" table:formula="of:=[.G44]/[.H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5]);[$Konfiguration.B$6];VLOOKUP([.C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5]);[$Konfiguration.B$7];VLOOKUP([.C45];[Arbeitstypen.$A$2:.$E$101];5;0))" office:value-type="float" office:value="60" calcext:value-type="float">
            <text:p>60</text:p>
          </table:table-cell>
          <table:table-cell table:style-name="ce109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K45]/(24*60)" office:value-type="time" office:time-value="PT00H00M00S" calcext:value-type="time">
            <text:p>00:00</text:p>
          </table:table-cell>
          <table:table-cell table:style-name="ce38" table:formula="of:=IF([.F45]&lt;=0;[.K45]*[.N45];MIN([.K45]*[.N45];[.F45]))" office:value-type="currency" office:currency="SFr." office:value="0" calcext:value-type="currency">
            <text:p>SFr. 0.00</text:p>
          </table:table-cell>
          <table:table-cell table:style-name="ce38" table:formula="of:=[.G45]/[.H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6]);[$Konfiguration.B$6];VLOOKUP([.C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6]);[$Konfiguration.B$7];VLOOKUP([.C46];[Arbeitstypen.$A$2:.$E$101];5;0))" office:value-type="float" office:value="60" calcext:value-type="float">
            <text:p>60</text:p>
          </table:table-cell>
          <table:table-cell table:style-name="ce109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K46]/(24*60)" office:value-type="time" office:time-value="PT00H00M00S" calcext:value-type="time">
            <text:p>00:00</text:p>
          </table:table-cell>
          <table:table-cell table:style-name="ce38" table:formula="of:=IF([.F46]&lt;=0;[.K46]*[.N46];MIN([.K46]*[.N46];[.F46]))" office:value-type="currency" office:currency="SFr." office:value="0" calcext:value-type="currency">
            <text:p>SFr. 0.00</text:p>
          </table:table-cell>
          <table:table-cell table:style-name="ce38" table:formula="of:=[.G46]/[.H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7]);[$Konfiguration.B$6];VLOOKUP([.C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7]);[$Konfiguration.B$7];VLOOKUP([.C47];[Arbeitstypen.$A$2:.$E$101];5;0))" office:value-type="float" office:value="60" calcext:value-type="float">
            <text:p>60</text:p>
          </table:table-cell>
          <table:table-cell table:style-name="ce109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K47]/(24*60)" office:value-type="time" office:time-value="PT00H00M00S" calcext:value-type="time">
            <text:p>00:00</text:p>
          </table:table-cell>
          <table:table-cell table:style-name="ce38" table:formula="of:=IF([.F47]&lt;=0;[.K47]*[.N47];MIN([.K47]*[.N47];[.F47]))" office:value-type="currency" office:currency="SFr." office:value="0" calcext:value-type="currency">
            <text:p>SFr. 0.00</text:p>
          </table:table-cell>
          <table:table-cell table:style-name="ce38" table:formula="of:=[.G47]/[.H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8]);[$Konfiguration.B$6];VLOOKUP([.C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8]);[$Konfiguration.B$7];VLOOKUP([.C48];[Arbeitstypen.$A$2:.$E$101];5;0))" office:value-type="float" office:value="60" calcext:value-type="float">
            <text:p>60</text:p>
          </table:table-cell>
          <table:table-cell table:style-name="ce109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K48]/(24*60)" office:value-type="time" office:time-value="PT00H00M00S" calcext:value-type="time">
            <text:p>00:00</text:p>
          </table:table-cell>
          <table:table-cell table:style-name="ce38" table:formula="of:=IF([.F48]&lt;=0;[.K48]*[.N48];MIN([.K48]*[.N48];[.F48]))" office:value-type="currency" office:currency="SFr." office:value="0" calcext:value-type="currency">
            <text:p>SFr. 0.00</text:p>
          </table:table-cell>
          <table:table-cell table:style-name="ce38" table:formula="of:=[.G48]/[.H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9]);[$Konfiguration.B$6];VLOOKUP([.C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9]);[$Konfiguration.B$7];VLOOKUP([.C49];[Arbeitstypen.$A$2:.$E$101];5;0))" office:value-type="float" office:value="60" calcext:value-type="float">
            <text:p>60</text:p>
          </table:table-cell>
          <table:table-cell table:style-name="ce109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K49]/(24*60)" office:value-type="time" office:time-value="PT00H00M00S" calcext:value-type="time">
            <text:p>00:00</text:p>
          </table:table-cell>
          <table:table-cell table:style-name="ce38" table:formula="of:=IF([.F49]&lt;=0;[.K49]*[.N49];MIN([.K49]*[.N49];[.F49]))" office:value-type="currency" office:currency="SFr." office:value="0" calcext:value-type="currency">
            <text:p>SFr. 0.00</text:p>
          </table:table-cell>
          <table:table-cell table:style-name="ce38" table:formula="of:=[.G49]/[.H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0]);[$Konfiguration.B$6];VLOOKUP([.C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0]);[$Konfiguration.B$7];VLOOKUP([.C50];[Arbeitstypen.$A$2:.$E$101];5;0))" office:value-type="float" office:value="60" calcext:value-type="float">
            <text:p>60</text:p>
          </table:table-cell>
          <table:table-cell table:style-name="ce109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K50]/(24*60)" office:value-type="time" office:time-value="PT00H00M00S" calcext:value-type="time">
            <text:p>00:00</text:p>
          </table:table-cell>
          <table:table-cell table:style-name="ce38" table:formula="of:=IF([.F50]&lt;=0;[.K50]*[.N50];MIN([.K50]*[.N50];[.F50]))" office:value-type="currency" office:currency="SFr." office:value="0" calcext:value-type="currency">
            <text:p>SFr. 0.00</text:p>
          </table:table-cell>
          <table:table-cell table:style-name="ce38" table:formula="of:=[.G50]/[.H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1]);[$Konfiguration.B$6];VLOOKUP([.C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1]);[$Konfiguration.B$7];VLOOKUP([.C51];[Arbeitstypen.$A$2:.$E$101];5;0))" office:value-type="float" office:value="60" calcext:value-type="float">
            <text:p>60</text:p>
          </table:table-cell>
          <table:table-cell table:style-name="ce109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K51]/(24*60)" office:value-type="time" office:time-value="PT00H00M00S" calcext:value-type="time">
            <text:p>00:00</text:p>
          </table:table-cell>
          <table:table-cell table:style-name="ce38" table:formula="of:=IF([.F51]&lt;=0;[.K51]*[.N51];MIN([.K51]*[.N51];[.F51]))" office:value-type="currency" office:currency="SFr." office:value="0" calcext:value-type="currency">
            <text:p>SFr. 0.00</text:p>
          </table:table-cell>
          <table:table-cell table:style-name="ce38" table:formula="of:=[.G51]/[.H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2]);[$Konfiguration.B$6];VLOOKUP([.C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2]);[$Konfiguration.B$7];VLOOKUP([.C52];[Arbeitstypen.$A$2:.$E$101];5;0))" office:value-type="float" office:value="60" calcext:value-type="float">
            <text:p>60</text:p>
          </table:table-cell>
          <table:table-cell table:style-name="ce109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K52]/(24*60)" office:value-type="time" office:time-value="PT00H00M00S" calcext:value-type="time">
            <text:p>00:00</text:p>
          </table:table-cell>
          <table:table-cell table:style-name="ce38" table:formula="of:=IF([.F52]&lt;=0;[.K52]*[.N52];MIN([.K52]*[.N52];[.F52]))" office:value-type="currency" office:currency="SFr." office:value="0" calcext:value-type="currency">
            <text:p>SFr. 0.00</text:p>
          </table:table-cell>
          <table:table-cell table:style-name="ce38" table:formula="of:=[.G52]/[.H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3]);[$Konfiguration.B$6];VLOOKUP([.C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3]);[$Konfiguration.B$7];VLOOKUP([.C53];[Arbeitstypen.$A$2:.$E$101];5;0))" office:value-type="float" office:value="60" calcext:value-type="float">
            <text:p>60</text:p>
          </table:table-cell>
          <table:table-cell table:style-name="ce109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K53]/(24*60)" office:value-type="time" office:time-value="PT00H00M00S" calcext:value-type="time">
            <text:p>00:00</text:p>
          </table:table-cell>
          <table:table-cell table:style-name="ce38" table:formula="of:=IF([.F53]&lt;=0;[.K53]*[.N53];MIN([.K53]*[.N53];[.F53]))" office:value-type="currency" office:currency="SFr." office:value="0" calcext:value-type="currency">
            <text:p>SFr. 0.00</text:p>
          </table:table-cell>
          <table:table-cell table:style-name="ce38" table:formula="of:=[.G53]/[.H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4]);[$Konfiguration.B$6];VLOOKUP([.C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4]);[$Konfiguration.B$7];VLOOKUP([.C54];[Arbeitstypen.$A$2:.$E$101];5;0))" office:value-type="float" office:value="60" calcext:value-type="float">
            <text:p>60</text:p>
          </table:table-cell>
          <table:table-cell table:style-name="ce109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K54]/(24*60)" office:value-type="time" office:time-value="PT00H00M00S" calcext:value-type="time">
            <text:p>00:00</text:p>
          </table:table-cell>
          <table:table-cell table:style-name="ce38" table:formula="of:=IF([.F54]&lt;=0;[.K54]*[.N54];MIN([.K54]*[.N54];[.F54]))" office:value-type="currency" office:currency="SFr." office:value="0" calcext:value-type="currency">
            <text:p>SFr. 0.00</text:p>
          </table:table-cell>
          <table:table-cell table:style-name="ce38" table:formula="of:=[.G54]/[.H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5]);[$Konfiguration.B$6];VLOOKUP([.C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5]);[$Konfiguration.B$7];VLOOKUP([.C55];[Arbeitstypen.$A$2:.$E$101];5;0))" office:value-type="float" office:value="60" calcext:value-type="float">
            <text:p>60</text:p>
          </table:table-cell>
          <table:table-cell table:style-name="ce109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K55]/(24*60)" office:value-type="time" office:time-value="PT00H00M00S" calcext:value-type="time">
            <text:p>00:00</text:p>
          </table:table-cell>
          <table:table-cell table:style-name="ce38" table:formula="of:=IF([.F55]&lt;=0;[.K55]*[.N55];MIN([.K55]*[.N55];[.F55]))" office:value-type="currency" office:currency="SFr." office:value="0" calcext:value-type="currency">
            <text:p>SFr. 0.00</text:p>
          </table:table-cell>
          <table:table-cell table:style-name="ce38" table:formula="of:=[.G55]/[.H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6]);[$Konfiguration.B$6];VLOOKUP([.C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6]);[$Konfiguration.B$7];VLOOKUP([.C56];[Arbeitstypen.$A$2:.$E$101];5;0))" office:value-type="float" office:value="60" calcext:value-type="float">
            <text:p>60</text:p>
          </table:table-cell>
          <table:table-cell table:style-name="ce109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K56]/(24*60)" office:value-type="time" office:time-value="PT00H00M00S" calcext:value-type="time">
            <text:p>00:00</text:p>
          </table:table-cell>
          <table:table-cell table:style-name="ce38" table:formula="of:=IF([.F56]&lt;=0;[.K56]*[.N56];MIN([.K56]*[.N56];[.F56]))" office:value-type="currency" office:currency="SFr." office:value="0" calcext:value-type="currency">
            <text:p>SFr. 0.00</text:p>
          </table:table-cell>
          <table:table-cell table:style-name="ce38" table:formula="of:=[.G56]/[.H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7]);[$Konfiguration.B$6];VLOOKUP([.C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7]);[$Konfiguration.B$7];VLOOKUP([.C57];[Arbeitstypen.$A$2:.$E$101];5;0))" office:value-type="float" office:value="60" calcext:value-type="float">
            <text:p>60</text:p>
          </table:table-cell>
          <table:table-cell table:style-name="ce109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K57]/(24*60)" office:value-type="time" office:time-value="PT00H00M00S" calcext:value-type="time">
            <text:p>00:00</text:p>
          </table:table-cell>
          <table:table-cell table:style-name="ce38" table:formula="of:=IF([.F57]&lt;=0;[.K57]*[.N57];MIN([.K57]*[.N57];[.F57]))" office:value-type="currency" office:currency="SFr." office:value="0" calcext:value-type="currency">
            <text:p>SFr. 0.00</text:p>
          </table:table-cell>
          <table:table-cell table:style-name="ce38" table:formula="of:=[.G57]/[.H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8]);[$Konfiguration.B$6];VLOOKUP([.C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8]);[$Konfiguration.B$7];VLOOKUP([.C58];[Arbeitstypen.$A$2:.$E$101];5;0))" office:value-type="float" office:value="60" calcext:value-type="float">
            <text:p>60</text:p>
          </table:table-cell>
          <table:table-cell table:style-name="ce109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K58]/(24*60)" office:value-type="time" office:time-value="PT00H00M00S" calcext:value-type="time">
            <text:p>00:00</text:p>
          </table:table-cell>
          <table:table-cell table:style-name="ce38" table:formula="of:=IF([.F58]&lt;=0;[.K58]*[.N58];MIN([.K58]*[.N58];[.F58]))" office:value-type="currency" office:currency="SFr." office:value="0" calcext:value-type="currency">
            <text:p>SFr. 0.00</text:p>
          </table:table-cell>
          <table:table-cell table:style-name="ce38" table:formula="of:=[.G58]/[.H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9]);[$Konfiguration.B$6];VLOOKUP([.C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9]);[$Konfiguration.B$7];VLOOKUP([.C59];[Arbeitstypen.$A$2:.$E$101];5;0))" office:value-type="float" office:value="60" calcext:value-type="float">
            <text:p>60</text:p>
          </table:table-cell>
          <table:table-cell table:style-name="ce109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K59]/(24*60)" office:value-type="time" office:time-value="PT00H00M00S" calcext:value-type="time">
            <text:p>00:00</text:p>
          </table:table-cell>
          <table:table-cell table:style-name="ce38" table:formula="of:=IF([.F59]&lt;=0;[.K59]*[.N59];MIN([.K59]*[.N59];[.F59]))" office:value-type="currency" office:currency="SFr." office:value="0" calcext:value-type="currency">
            <text:p>SFr. 0.00</text:p>
          </table:table-cell>
          <table:table-cell table:style-name="ce38" table:formula="of:=[.G59]/[.H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0]);[$Konfiguration.B$6];VLOOKUP([.C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0]);[$Konfiguration.B$7];VLOOKUP([.C60];[Arbeitstypen.$A$2:.$E$101];5;0))" office:value-type="float" office:value="60" calcext:value-type="float">
            <text:p>60</text:p>
          </table:table-cell>
          <table:table-cell table:style-name="ce109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K60]/(24*60)" office:value-type="time" office:time-value="PT00H00M00S" calcext:value-type="time">
            <text:p>00:00</text:p>
          </table:table-cell>
          <table:table-cell table:style-name="ce38" table:formula="of:=IF([.F60]&lt;=0;[.K60]*[.N60];MIN([.K60]*[.N60];[.F60]))" office:value-type="currency" office:currency="SFr." office:value="0" calcext:value-type="currency">
            <text:p>SFr. 0.00</text:p>
          </table:table-cell>
          <table:table-cell table:style-name="ce38" table:formula="of:=[.G60]/[.H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1]);[$Konfiguration.B$6];VLOOKUP([.C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1]);[$Konfiguration.B$7];VLOOKUP([.C61];[Arbeitstypen.$A$2:.$E$101];5;0))" office:value-type="float" office:value="60" calcext:value-type="float">
            <text:p>60</text:p>
          </table:table-cell>
          <table:table-cell table:style-name="ce109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K61]/(24*60)" office:value-type="time" office:time-value="PT00H00M00S" calcext:value-type="time">
            <text:p>00:00</text:p>
          </table:table-cell>
          <table:table-cell table:style-name="ce38" table:formula="of:=IF([.F61]&lt;=0;[.K61]*[.N61];MIN([.K61]*[.N61];[.F61]))" office:value-type="currency" office:currency="SFr." office:value="0" calcext:value-type="currency">
            <text:p>SFr. 0.00</text:p>
          </table:table-cell>
          <table:table-cell table:style-name="ce38" table:formula="of:=[.G61]/[.H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2]);[$Konfiguration.B$6];VLOOKUP([.C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2]);[$Konfiguration.B$7];VLOOKUP([.C62];[Arbeitstypen.$A$2:.$E$101];5;0))" office:value-type="float" office:value="60" calcext:value-type="float">
            <text:p>60</text:p>
          </table:table-cell>
          <table:table-cell table:style-name="ce109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K62]/(24*60)" office:value-type="time" office:time-value="PT00H00M00S" calcext:value-type="time">
            <text:p>00:00</text:p>
          </table:table-cell>
          <table:table-cell table:style-name="ce38" table:formula="of:=IF([.F62]&lt;=0;[.K62]*[.N62];MIN([.K62]*[.N62];[.F62]))" office:value-type="currency" office:currency="SFr." office:value="0" calcext:value-type="currency">
            <text:p>SFr. 0.00</text:p>
          </table:table-cell>
          <table:table-cell table:style-name="ce38" table:formula="of:=[.G62]/[.H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3]);[$Konfiguration.B$6];VLOOKUP([.C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3]);[$Konfiguration.B$7];VLOOKUP([.C63];[Arbeitstypen.$A$2:.$E$101];5;0))" office:value-type="float" office:value="60" calcext:value-type="float">
            <text:p>60</text:p>
          </table:table-cell>
          <table:table-cell table:style-name="ce109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K63]/(24*60)" office:value-type="time" office:time-value="PT00H00M00S" calcext:value-type="time">
            <text:p>00:00</text:p>
          </table:table-cell>
          <table:table-cell table:style-name="ce38" table:formula="of:=IF([.F63]&lt;=0;[.K63]*[.N63];MIN([.K63]*[.N63];[.F63]))" office:value-type="currency" office:currency="SFr." office:value="0" calcext:value-type="currency">
            <text:p>SFr. 0.00</text:p>
          </table:table-cell>
          <table:table-cell table:style-name="ce38" table:formula="of:=[.G63]/[.H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4]);[$Konfiguration.B$6];VLOOKUP([.C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4]);[$Konfiguration.B$7];VLOOKUP([.C64];[Arbeitstypen.$A$2:.$E$101];5;0))" office:value-type="float" office:value="60" calcext:value-type="float">
            <text:p>60</text:p>
          </table:table-cell>
          <table:table-cell table:style-name="ce109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K64]/(24*60)" office:value-type="time" office:time-value="PT00H00M00S" calcext:value-type="time">
            <text:p>00:00</text:p>
          </table:table-cell>
          <table:table-cell table:style-name="ce38" table:formula="of:=IF([.F64]&lt;=0;[.K64]*[.N64];MIN([.K64]*[.N64];[.F64]))" office:value-type="currency" office:currency="SFr." office:value="0" calcext:value-type="currency">
            <text:p>SFr. 0.00</text:p>
          </table:table-cell>
          <table:table-cell table:style-name="ce38" table:formula="of:=[.G64]/[.H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5]);[$Konfiguration.B$6];VLOOKUP([.C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5]);[$Konfiguration.B$7];VLOOKUP([.C65];[Arbeitstypen.$A$2:.$E$101];5;0))" office:value-type="float" office:value="60" calcext:value-type="float">
            <text:p>60</text:p>
          </table:table-cell>
          <table:table-cell table:style-name="ce109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K65]/(24*60)" office:value-type="time" office:time-value="PT00H00M00S" calcext:value-type="time">
            <text:p>00:00</text:p>
          </table:table-cell>
          <table:table-cell table:style-name="ce38" table:formula="of:=IF([.F65]&lt;=0;[.K65]*[.N65];MIN([.K65]*[.N65];[.F65]))" office:value-type="currency" office:currency="SFr." office:value="0" calcext:value-type="currency">
            <text:p>SFr. 0.00</text:p>
          </table:table-cell>
          <table:table-cell table:style-name="ce38" table:formula="of:=[.G65]/[.H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6]);[$Konfiguration.B$6];VLOOKUP([.C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6]);[$Konfiguration.B$7];VLOOKUP([.C66];[Arbeitstypen.$A$2:.$E$101];5;0))" office:value-type="float" office:value="60" calcext:value-type="float">
            <text:p>60</text:p>
          </table:table-cell>
          <table:table-cell table:style-name="ce109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K66]/(24*60)" office:value-type="time" office:time-value="PT00H00M00S" calcext:value-type="time">
            <text:p>00:00</text:p>
          </table:table-cell>
          <table:table-cell table:style-name="ce38" table:formula="of:=IF([.F66]&lt;=0;[.K66]*[.N66];MIN([.K66]*[.N66];[.F66]))" office:value-type="currency" office:currency="SFr." office:value="0" calcext:value-type="currency">
            <text:p>SFr. 0.00</text:p>
          </table:table-cell>
          <table:table-cell table:style-name="ce38" table:formula="of:=[.G66]/[.H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7]);[$Konfiguration.B$6];VLOOKUP([.C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7]);[$Konfiguration.B$7];VLOOKUP([.C67];[Arbeitstypen.$A$2:.$E$101];5;0))" office:value-type="float" office:value="60" calcext:value-type="float">
            <text:p>60</text:p>
          </table:table-cell>
          <table:table-cell table:style-name="ce109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K67]/(24*60)" office:value-type="time" office:time-value="PT00H00M00S" calcext:value-type="time">
            <text:p>00:00</text:p>
          </table:table-cell>
          <table:table-cell table:style-name="ce38" table:formula="of:=IF([.F67]&lt;=0;[.K67]*[.N67];MIN([.K67]*[.N67];[.F67]))" office:value-type="currency" office:currency="SFr." office:value="0" calcext:value-type="currency">
            <text:p>SFr. 0.00</text:p>
          </table:table-cell>
          <table:table-cell table:style-name="ce38" table:formula="of:=[.G67]/[.H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8]);[$Konfiguration.B$6];VLOOKUP([.C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8]);[$Konfiguration.B$7];VLOOKUP([.C68];[Arbeitstypen.$A$2:.$E$101];5;0))" office:value-type="float" office:value="60" calcext:value-type="float">
            <text:p>60</text:p>
          </table:table-cell>
          <table:table-cell table:style-name="ce109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K68]/(24*60)" office:value-type="time" office:time-value="PT00H00M00S" calcext:value-type="time">
            <text:p>00:00</text:p>
          </table:table-cell>
          <table:table-cell table:style-name="ce38" table:formula="of:=IF([.F68]&lt;=0;[.K68]*[.N68];MIN([.K68]*[.N68];[.F68]))" office:value-type="currency" office:currency="SFr." office:value="0" calcext:value-type="currency">
            <text:p>SFr. 0.00</text:p>
          </table:table-cell>
          <table:table-cell table:style-name="ce38" table:formula="of:=[.G68]/[.H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9]);[$Konfiguration.B$6];VLOOKUP([.C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9]);[$Konfiguration.B$7];VLOOKUP([.C69];[Arbeitstypen.$A$2:.$E$101];5;0))" office:value-type="float" office:value="60" calcext:value-type="float">
            <text:p>60</text:p>
          </table:table-cell>
          <table:table-cell table:style-name="ce109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K69]/(24*60)" office:value-type="time" office:time-value="PT00H00M00S" calcext:value-type="time">
            <text:p>00:00</text:p>
          </table:table-cell>
          <table:table-cell table:style-name="ce38" table:formula="of:=IF([.F69]&lt;=0;[.K69]*[.N69];MIN([.K69]*[.N69];[.F69]))" office:value-type="currency" office:currency="SFr." office:value="0" calcext:value-type="currency">
            <text:p>SFr. 0.00</text:p>
          </table:table-cell>
          <table:table-cell table:style-name="ce38" table:formula="of:=[.G69]/[.H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0]);[$Konfiguration.B$6];VLOOKUP([.C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0]);[$Konfiguration.B$7];VLOOKUP([.C70];[Arbeitstypen.$A$2:.$E$101];5;0))" office:value-type="float" office:value="60" calcext:value-type="float">
            <text:p>60</text:p>
          </table:table-cell>
          <table:table-cell table:style-name="ce109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K70]/(24*60)" office:value-type="time" office:time-value="PT00H00M00S" calcext:value-type="time">
            <text:p>00:00</text:p>
          </table:table-cell>
          <table:table-cell table:style-name="ce38" table:formula="of:=IF([.F70]&lt;=0;[.K70]*[.N70];MIN([.K70]*[.N70];[.F70]))" office:value-type="currency" office:currency="SFr." office:value="0" calcext:value-type="currency">
            <text:p>SFr. 0.00</text:p>
          </table:table-cell>
          <table:table-cell table:style-name="ce38" table:formula="of:=[.G70]/[.H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1]);[$Konfiguration.B$6];VLOOKUP([.C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1]);[$Konfiguration.B$7];VLOOKUP([.C71];[Arbeitstypen.$A$2:.$E$101];5;0))" office:value-type="float" office:value="60" calcext:value-type="float">
            <text:p>60</text:p>
          </table:table-cell>
          <table:table-cell table:style-name="ce109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K71]/(24*60)" office:value-type="time" office:time-value="PT00H00M00S" calcext:value-type="time">
            <text:p>00:00</text:p>
          </table:table-cell>
          <table:table-cell table:style-name="ce38" table:formula="of:=IF([.F71]&lt;=0;[.K71]*[.N71];MIN([.K71]*[.N71];[.F71]))" office:value-type="currency" office:currency="SFr." office:value="0" calcext:value-type="currency">
            <text:p>SFr. 0.00</text:p>
          </table:table-cell>
          <table:table-cell table:style-name="ce38" table:formula="of:=[.G71]/[.H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2]);[$Konfiguration.B$6];VLOOKUP([.C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2]);[$Konfiguration.B$7];VLOOKUP([.C72];[Arbeitstypen.$A$2:.$E$101];5;0))" office:value-type="float" office:value="60" calcext:value-type="float">
            <text:p>60</text:p>
          </table:table-cell>
          <table:table-cell table:style-name="ce109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K72]/(24*60)" office:value-type="time" office:time-value="PT00H00M00S" calcext:value-type="time">
            <text:p>00:00</text:p>
          </table:table-cell>
          <table:table-cell table:style-name="ce38" table:formula="of:=IF([.F72]&lt;=0;[.K72]*[.N72];MIN([.K72]*[.N72];[.F72]))" office:value-type="currency" office:currency="SFr." office:value="0" calcext:value-type="currency">
            <text:p>SFr. 0.00</text:p>
          </table:table-cell>
          <table:table-cell table:style-name="ce38" table:formula="of:=[.G72]/[.H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3]);[$Konfiguration.B$6];VLOOKUP([.C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3]);[$Konfiguration.B$7];VLOOKUP([.C73];[Arbeitstypen.$A$2:.$E$101];5;0))" office:value-type="float" office:value="60" calcext:value-type="float">
            <text:p>60</text:p>
          </table:table-cell>
          <table:table-cell table:style-name="ce109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K73]/(24*60)" office:value-type="time" office:time-value="PT00H00M00S" calcext:value-type="time">
            <text:p>00:00</text:p>
          </table:table-cell>
          <table:table-cell table:style-name="ce38" table:formula="of:=IF([.F73]&lt;=0;[.K73]*[.N73];MIN([.K73]*[.N73];[.F73]))" office:value-type="currency" office:currency="SFr." office:value="0" calcext:value-type="currency">
            <text:p>SFr. 0.00</text:p>
          </table:table-cell>
          <table:table-cell table:style-name="ce38" table:formula="of:=[.G73]/[.H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4]);[$Konfiguration.B$6];VLOOKUP([.C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4]);[$Konfiguration.B$7];VLOOKUP([.C74];[Arbeitstypen.$A$2:.$E$101];5;0))" office:value-type="float" office:value="60" calcext:value-type="float">
            <text:p>60</text:p>
          </table:table-cell>
          <table:table-cell table:style-name="ce109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K74]/(24*60)" office:value-type="time" office:time-value="PT00H00M00S" calcext:value-type="time">
            <text:p>00:00</text:p>
          </table:table-cell>
          <table:table-cell table:style-name="ce38" table:formula="of:=IF([.F74]&lt;=0;[.K74]*[.N74];MIN([.K74]*[.N74];[.F74]))" office:value-type="currency" office:currency="SFr." office:value="0" calcext:value-type="currency">
            <text:p>SFr. 0.00</text:p>
          </table:table-cell>
          <table:table-cell table:style-name="ce38" table:formula="of:=[.G74]/[.H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5]);[$Konfiguration.B$6];VLOOKUP([.C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5]);[$Konfiguration.B$7];VLOOKUP([.C75];[Arbeitstypen.$A$2:.$E$101];5;0))" office:value-type="float" office:value="60" calcext:value-type="float">
            <text:p>60</text:p>
          </table:table-cell>
          <table:table-cell table:style-name="ce109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K75]/(24*60)" office:value-type="time" office:time-value="PT00H00M00S" calcext:value-type="time">
            <text:p>00:00</text:p>
          </table:table-cell>
          <table:table-cell table:style-name="ce38" table:formula="of:=IF([.F75]&lt;=0;[.K75]*[.N75];MIN([.K75]*[.N75];[.F75]))" office:value-type="currency" office:currency="SFr." office:value="0" calcext:value-type="currency">
            <text:p>SFr. 0.00</text:p>
          </table:table-cell>
          <table:table-cell table:style-name="ce38" table:formula="of:=[.G75]/[.H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6]);[$Konfiguration.B$6];VLOOKUP([.C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6]);[$Konfiguration.B$7];VLOOKUP([.C76];[Arbeitstypen.$A$2:.$E$101];5;0))" office:value-type="float" office:value="60" calcext:value-type="float">
            <text:p>60</text:p>
          </table:table-cell>
          <table:table-cell table:style-name="ce109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K76]/(24*60)" office:value-type="time" office:time-value="PT00H00M00S" calcext:value-type="time">
            <text:p>00:00</text:p>
          </table:table-cell>
          <table:table-cell table:style-name="ce38" table:formula="of:=IF([.F76]&lt;=0;[.K76]*[.N76];MIN([.K76]*[.N76];[.F76]))" office:value-type="currency" office:currency="SFr." office:value="0" calcext:value-type="currency">
            <text:p>SFr. 0.00</text:p>
          </table:table-cell>
          <table:table-cell table:style-name="ce38" table:formula="of:=[.G76]/[.H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7]);[$Konfiguration.B$6];VLOOKUP([.C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7]);[$Konfiguration.B$7];VLOOKUP([.C77];[Arbeitstypen.$A$2:.$E$101];5;0))" office:value-type="float" office:value="60" calcext:value-type="float">
            <text:p>60</text:p>
          </table:table-cell>
          <table:table-cell table:style-name="ce109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K77]/(24*60)" office:value-type="time" office:time-value="PT00H00M00S" calcext:value-type="time">
            <text:p>00:00</text:p>
          </table:table-cell>
          <table:table-cell table:style-name="ce38" table:formula="of:=IF([.F77]&lt;=0;[.K77]*[.N77];MIN([.K77]*[.N77];[.F77]))" office:value-type="currency" office:currency="SFr." office:value="0" calcext:value-type="currency">
            <text:p>SFr. 0.00</text:p>
          </table:table-cell>
          <table:table-cell table:style-name="ce38" table:formula="of:=[.G77]/[.H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8]);[$Konfiguration.B$6];VLOOKUP([.C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8]);[$Konfiguration.B$7];VLOOKUP([.C78];[Arbeitstypen.$A$2:.$E$101];5;0))" office:value-type="float" office:value="60" calcext:value-type="float">
            <text:p>60</text:p>
          </table:table-cell>
          <table:table-cell table:style-name="ce109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K78]/(24*60)" office:value-type="time" office:time-value="PT00H00M00S" calcext:value-type="time">
            <text:p>00:00</text:p>
          </table:table-cell>
          <table:table-cell table:style-name="ce38" table:formula="of:=IF([.F78]&lt;=0;[.K78]*[.N78];MIN([.K78]*[.N78];[.F78]))" office:value-type="currency" office:currency="SFr." office:value="0" calcext:value-type="currency">
            <text:p>SFr. 0.00</text:p>
          </table:table-cell>
          <table:table-cell table:style-name="ce38" table:formula="of:=[.G78]/[.H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9]);[$Konfiguration.B$6];VLOOKUP([.C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9]);[$Konfiguration.B$7];VLOOKUP([.C79];[Arbeitstypen.$A$2:.$E$101];5;0))" office:value-type="float" office:value="60" calcext:value-type="float">
            <text:p>60</text:p>
          </table:table-cell>
          <table:table-cell table:style-name="ce109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K79]/(24*60)" office:value-type="time" office:time-value="PT00H00M00S" calcext:value-type="time">
            <text:p>00:00</text:p>
          </table:table-cell>
          <table:table-cell table:style-name="ce38" table:formula="of:=IF([.F79]&lt;=0;[.K79]*[.N79];MIN([.K79]*[.N79];[.F79]))" office:value-type="currency" office:currency="SFr." office:value="0" calcext:value-type="currency">
            <text:p>SFr. 0.00</text:p>
          </table:table-cell>
          <table:table-cell table:style-name="ce38" table:formula="of:=[.G79]/[.H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0]);[$Konfiguration.B$6];VLOOKUP([.C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0]);[$Konfiguration.B$7];VLOOKUP([.C80];[Arbeitstypen.$A$2:.$E$101];5;0))" office:value-type="float" office:value="60" calcext:value-type="float">
            <text:p>60</text:p>
          </table:table-cell>
          <table:table-cell table:style-name="ce109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K80]/(24*60)" office:value-type="time" office:time-value="PT00H00M00S" calcext:value-type="time">
            <text:p>00:00</text:p>
          </table:table-cell>
          <table:table-cell table:style-name="ce38" table:formula="of:=IF([.F80]&lt;=0;[.K80]*[.N80];MIN([.K80]*[.N80];[.F80]))" office:value-type="currency" office:currency="SFr." office:value="0" calcext:value-type="currency">
            <text:p>SFr. 0.00</text:p>
          </table:table-cell>
          <table:table-cell table:style-name="ce38" table:formula="of:=[.G80]/[.H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1]);[$Konfiguration.B$6];VLOOKUP([.C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1]);[$Konfiguration.B$7];VLOOKUP([.C81];[Arbeitstypen.$A$2:.$E$101];5;0))" office:value-type="float" office:value="60" calcext:value-type="float">
            <text:p>60</text:p>
          </table:table-cell>
          <table:table-cell table:style-name="ce109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K81]/(24*60)" office:value-type="time" office:time-value="PT00H00M00S" calcext:value-type="time">
            <text:p>00:00</text:p>
          </table:table-cell>
          <table:table-cell table:style-name="ce38" table:formula="of:=IF([.F81]&lt;=0;[.K81]*[.N81];MIN([.K81]*[.N81];[.F81]))" office:value-type="currency" office:currency="SFr." office:value="0" calcext:value-type="currency">
            <text:p>SFr. 0.00</text:p>
          </table:table-cell>
          <table:table-cell table:style-name="ce38" table:formula="of:=[.G81]/[.H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2]);[$Konfiguration.B$6];VLOOKUP([.C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2]);[$Konfiguration.B$7];VLOOKUP([.C82];[Arbeitstypen.$A$2:.$E$101];5;0))" office:value-type="float" office:value="60" calcext:value-type="float">
            <text:p>60</text:p>
          </table:table-cell>
          <table:table-cell table:style-name="ce109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K82]/(24*60)" office:value-type="time" office:time-value="PT00H00M00S" calcext:value-type="time">
            <text:p>00:00</text:p>
          </table:table-cell>
          <table:table-cell table:style-name="ce38" table:formula="of:=IF([.F82]&lt;=0;[.K82]*[.N82];MIN([.K82]*[.N82];[.F82]))" office:value-type="currency" office:currency="SFr." office:value="0" calcext:value-type="currency">
            <text:p>SFr. 0.00</text:p>
          </table:table-cell>
          <table:table-cell table:style-name="ce38" table:formula="of:=[.G82]/[.H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3]);[$Konfiguration.B$6];VLOOKUP([.C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3]);[$Konfiguration.B$7];VLOOKUP([.C83];[Arbeitstypen.$A$2:.$E$101];5;0))" office:value-type="float" office:value="60" calcext:value-type="float">
            <text:p>60</text:p>
          </table:table-cell>
          <table:table-cell table:style-name="ce109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K83]/(24*60)" office:value-type="time" office:time-value="PT00H00M00S" calcext:value-type="time">
            <text:p>00:00</text:p>
          </table:table-cell>
          <table:table-cell table:style-name="ce38" table:formula="of:=IF([.F83]&lt;=0;[.K83]*[.N83];MIN([.K83]*[.N83];[.F83]))" office:value-type="currency" office:currency="SFr." office:value="0" calcext:value-type="currency">
            <text:p>SFr. 0.00</text:p>
          </table:table-cell>
          <table:table-cell table:style-name="ce38" table:formula="of:=[.G83]/[.H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4]);[$Konfiguration.B$6];VLOOKUP([.C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4]);[$Konfiguration.B$7];VLOOKUP([.C84];[Arbeitstypen.$A$2:.$E$101];5;0))" office:value-type="float" office:value="60" calcext:value-type="float">
            <text:p>60</text:p>
          </table:table-cell>
          <table:table-cell table:style-name="ce109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K84]/(24*60)" office:value-type="time" office:time-value="PT00H00M00S" calcext:value-type="time">
            <text:p>00:00</text:p>
          </table:table-cell>
          <table:table-cell table:style-name="ce38" table:formula="of:=IF([.F84]&lt;=0;[.K84]*[.N84];MIN([.K84]*[.N84];[.F84]))" office:value-type="currency" office:currency="SFr." office:value="0" calcext:value-type="currency">
            <text:p>SFr. 0.00</text:p>
          </table:table-cell>
          <table:table-cell table:style-name="ce38" table:formula="of:=[.G84]/[.H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5]);[$Konfiguration.B$6];VLOOKUP([.C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5]);[$Konfiguration.B$7];VLOOKUP([.C85];[Arbeitstypen.$A$2:.$E$101];5;0))" office:value-type="float" office:value="60" calcext:value-type="float">
            <text:p>60</text:p>
          </table:table-cell>
          <table:table-cell table:style-name="ce109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K85]/(24*60)" office:value-type="time" office:time-value="PT00H00M00S" calcext:value-type="time">
            <text:p>00:00</text:p>
          </table:table-cell>
          <table:table-cell table:style-name="ce38" table:formula="of:=IF([.F85]&lt;=0;[.K85]*[.N85];MIN([.K85]*[.N85];[.F85]))" office:value-type="currency" office:currency="SFr." office:value="0" calcext:value-type="currency">
            <text:p>SFr. 0.00</text:p>
          </table:table-cell>
          <table:table-cell table:style-name="ce38" table:formula="of:=[.G85]/[.H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6]);[$Konfiguration.B$6];VLOOKUP([.C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6]);[$Konfiguration.B$7];VLOOKUP([.C86];[Arbeitstypen.$A$2:.$E$101];5;0))" office:value-type="float" office:value="60" calcext:value-type="float">
            <text:p>60</text:p>
          </table:table-cell>
          <table:table-cell table:style-name="ce109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K86]/(24*60)" office:value-type="time" office:time-value="PT00H00M00S" calcext:value-type="time">
            <text:p>00:00</text:p>
          </table:table-cell>
          <table:table-cell table:style-name="ce38" table:formula="of:=IF([.F86]&lt;=0;[.K86]*[.N86];MIN([.K86]*[.N86];[.F86]))" office:value-type="currency" office:currency="SFr." office:value="0" calcext:value-type="currency">
            <text:p>SFr. 0.00</text:p>
          </table:table-cell>
          <table:table-cell table:style-name="ce38" table:formula="of:=[.G86]/[.H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7]);[$Konfiguration.B$6];VLOOKUP([.C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7]);[$Konfiguration.B$7];VLOOKUP([.C87];[Arbeitstypen.$A$2:.$E$101];5;0))" office:value-type="float" office:value="60" calcext:value-type="float">
            <text:p>60</text:p>
          </table:table-cell>
          <table:table-cell table:style-name="ce109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K87]/(24*60)" office:value-type="time" office:time-value="PT00H00M00S" calcext:value-type="time">
            <text:p>00:00</text:p>
          </table:table-cell>
          <table:table-cell table:style-name="ce38" table:formula="of:=IF([.F87]&lt;=0;[.K87]*[.N87];MIN([.K87]*[.N87];[.F87]))" office:value-type="currency" office:currency="SFr." office:value="0" calcext:value-type="currency">
            <text:p>SFr. 0.00</text:p>
          </table:table-cell>
          <table:table-cell table:style-name="ce38" table:formula="of:=[.G87]/[.H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8]);[$Konfiguration.B$6];VLOOKUP([.C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8]);[$Konfiguration.B$7];VLOOKUP([.C88];[Arbeitstypen.$A$2:.$E$101];5;0))" office:value-type="float" office:value="60" calcext:value-type="float">
            <text:p>60</text:p>
          </table:table-cell>
          <table:table-cell table:style-name="ce109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K88]/(24*60)" office:value-type="time" office:time-value="PT00H00M00S" calcext:value-type="time">
            <text:p>00:00</text:p>
          </table:table-cell>
          <table:table-cell table:style-name="ce38" table:formula="of:=IF([.F88]&lt;=0;[.K88]*[.N88];MIN([.K88]*[.N88];[.F88]))" office:value-type="currency" office:currency="SFr." office:value="0" calcext:value-type="currency">
            <text:p>SFr. 0.00</text:p>
          </table:table-cell>
          <table:table-cell table:style-name="ce38" table:formula="of:=[.G88]/[.H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9]);[$Konfiguration.B$6];VLOOKUP([.C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9]);[$Konfiguration.B$7];VLOOKUP([.C89];[Arbeitstypen.$A$2:.$E$101];5;0))" office:value-type="float" office:value="60" calcext:value-type="float">
            <text:p>60</text:p>
          </table:table-cell>
          <table:table-cell table:style-name="ce109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K89]/(24*60)" office:value-type="time" office:time-value="PT00H00M00S" calcext:value-type="time">
            <text:p>00:00</text:p>
          </table:table-cell>
          <table:table-cell table:style-name="ce38" table:formula="of:=IF([.F89]&lt;=0;[.K89]*[.N89];MIN([.K89]*[.N89];[.F89]))" office:value-type="currency" office:currency="SFr." office:value="0" calcext:value-type="currency">
            <text:p>SFr. 0.00</text:p>
          </table:table-cell>
          <table:table-cell table:style-name="ce38" table:formula="of:=[.G89]/[.H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0]);[$Konfiguration.B$6];VLOOKUP([.C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0]);[$Konfiguration.B$7];VLOOKUP([.C90];[Arbeitstypen.$A$2:.$E$101];5;0))" office:value-type="float" office:value="60" calcext:value-type="float">
            <text:p>60</text:p>
          </table:table-cell>
          <table:table-cell table:style-name="ce109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K90]/(24*60)" office:value-type="time" office:time-value="PT00H00M00S" calcext:value-type="time">
            <text:p>00:00</text:p>
          </table:table-cell>
          <table:table-cell table:style-name="ce38" table:formula="of:=IF([.F90]&lt;=0;[.K90]*[.N90];MIN([.K90]*[.N90];[.F90]))" office:value-type="currency" office:currency="SFr." office:value="0" calcext:value-type="currency">
            <text:p>SFr. 0.00</text:p>
          </table:table-cell>
          <table:table-cell table:style-name="ce38" table:formula="of:=[.G90]/[.H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1]);[$Konfiguration.B$6];VLOOKUP([.C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1]);[$Konfiguration.B$7];VLOOKUP([.C91];[Arbeitstypen.$A$2:.$E$101];5;0))" office:value-type="float" office:value="60" calcext:value-type="float">
            <text:p>60</text:p>
          </table:table-cell>
          <table:table-cell table:style-name="ce109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K91]/(24*60)" office:value-type="time" office:time-value="PT00H00M00S" calcext:value-type="time">
            <text:p>00:00</text:p>
          </table:table-cell>
          <table:table-cell table:style-name="ce38" table:formula="of:=IF([.F91]&lt;=0;[.K91]*[.N91];MIN([.K91]*[.N91];[.F91]))" office:value-type="currency" office:currency="SFr." office:value="0" calcext:value-type="currency">
            <text:p>SFr. 0.00</text:p>
          </table:table-cell>
          <table:table-cell table:style-name="ce38" table:formula="of:=[.G91]/[.H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2]);[$Konfiguration.B$6];VLOOKUP([.C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2]);[$Konfiguration.B$7];VLOOKUP([.C92];[Arbeitstypen.$A$2:.$E$101];5;0))" office:value-type="float" office:value="60" calcext:value-type="float">
            <text:p>60</text:p>
          </table:table-cell>
          <table:table-cell table:style-name="ce109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K92]/(24*60)" office:value-type="time" office:time-value="PT00H00M00S" calcext:value-type="time">
            <text:p>00:00</text:p>
          </table:table-cell>
          <table:table-cell table:style-name="ce38" table:formula="of:=IF([.F92]&lt;=0;[.K92]*[.N92];MIN([.K92]*[.N92];[.F92]))" office:value-type="currency" office:currency="SFr." office:value="0" calcext:value-type="currency">
            <text:p>SFr. 0.00</text:p>
          </table:table-cell>
          <table:table-cell table:style-name="ce38" table:formula="of:=[.G92]/[.H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3]);[$Konfiguration.B$6];VLOOKUP([.C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3]);[$Konfiguration.B$7];VLOOKUP([.C93];[Arbeitstypen.$A$2:.$E$101];5;0))" office:value-type="float" office:value="60" calcext:value-type="float">
            <text:p>60</text:p>
          </table:table-cell>
          <table:table-cell table:style-name="ce109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K93]/(24*60)" office:value-type="time" office:time-value="PT00H00M00S" calcext:value-type="time">
            <text:p>00:00</text:p>
          </table:table-cell>
          <table:table-cell table:style-name="ce38" table:formula="of:=IF([.F93]&lt;=0;[.K93]*[.N93];MIN([.K93]*[.N93];[.F93]))" office:value-type="currency" office:currency="SFr." office:value="0" calcext:value-type="currency">
            <text:p>SFr. 0.00</text:p>
          </table:table-cell>
          <table:table-cell table:style-name="ce38" table:formula="of:=[.G93]/[.H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4]);[$Konfiguration.B$6];VLOOKUP([.C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4]);[$Konfiguration.B$7];VLOOKUP([.C94];[Arbeitstypen.$A$2:.$E$101];5;0))" office:value-type="float" office:value="60" calcext:value-type="float">
            <text:p>60</text:p>
          </table:table-cell>
          <table:table-cell table:style-name="ce109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K94]/(24*60)" office:value-type="time" office:time-value="PT00H00M00S" calcext:value-type="time">
            <text:p>00:00</text:p>
          </table:table-cell>
          <table:table-cell table:style-name="ce38" table:formula="of:=IF([.F94]&lt;=0;[.K94]*[.N94];MIN([.K94]*[.N94];[.F94]))" office:value-type="currency" office:currency="SFr." office:value="0" calcext:value-type="currency">
            <text:p>SFr. 0.00</text:p>
          </table:table-cell>
          <table:table-cell table:style-name="ce38" table:formula="of:=[.G94]/[.H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5]);[$Konfiguration.B$6];VLOOKUP([.C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5]);[$Konfiguration.B$7];VLOOKUP([.C95];[Arbeitstypen.$A$2:.$E$101];5;0))" office:value-type="float" office:value="60" calcext:value-type="float">
            <text:p>60</text:p>
          </table:table-cell>
          <table:table-cell table:style-name="ce109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K95]/(24*60)" office:value-type="time" office:time-value="PT00H00M00S" calcext:value-type="time">
            <text:p>00:00</text:p>
          </table:table-cell>
          <table:table-cell table:style-name="ce38" table:formula="of:=IF([.F95]&lt;=0;[.K95]*[.N95];MIN([.K95]*[.N95];[.F95]))" office:value-type="currency" office:currency="SFr." office:value="0" calcext:value-type="currency">
            <text:p>SFr. 0.00</text:p>
          </table:table-cell>
          <table:table-cell table:style-name="ce38" table:formula="of:=[.G95]/[.H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6]);[$Konfiguration.B$6];VLOOKUP([.C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6]);[$Konfiguration.B$7];VLOOKUP([.C96];[Arbeitstypen.$A$2:.$E$101];5;0))" office:value-type="float" office:value="60" calcext:value-type="float">
            <text:p>60</text:p>
          </table:table-cell>
          <table:table-cell table:style-name="ce109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K96]/(24*60)" office:value-type="time" office:time-value="PT00H00M00S" calcext:value-type="time">
            <text:p>00:00</text:p>
          </table:table-cell>
          <table:table-cell table:style-name="ce38" table:formula="of:=IF([.F96]&lt;=0;[.K96]*[.N96];MIN([.K96]*[.N96];[.F96]))" office:value-type="currency" office:currency="SFr." office:value="0" calcext:value-type="currency">
            <text:p>SFr. 0.00</text:p>
          </table:table-cell>
          <table:table-cell table:style-name="ce38" table:formula="of:=[.G96]/[.H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7]);[$Konfiguration.B$6];VLOOKUP([.C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7]);[$Konfiguration.B$7];VLOOKUP([.C97];[Arbeitstypen.$A$2:.$E$101];5;0))" office:value-type="float" office:value="60" calcext:value-type="float">
            <text:p>60</text:p>
          </table:table-cell>
          <table:table-cell table:style-name="ce109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K97]/(24*60)" office:value-type="time" office:time-value="PT00H00M00S" calcext:value-type="time">
            <text:p>00:00</text:p>
          </table:table-cell>
          <table:table-cell table:style-name="ce38" table:formula="of:=IF([.F97]&lt;=0;[.K97]*[.N97];MIN([.K97]*[.N97];[.F97]))" office:value-type="currency" office:currency="SFr." office:value="0" calcext:value-type="currency">
            <text:p>SFr. 0.00</text:p>
          </table:table-cell>
          <table:table-cell table:style-name="ce38" table:formula="of:=[.G97]/[.H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8]);[$Konfiguration.B$6];VLOOKUP([.C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8]);[$Konfiguration.B$7];VLOOKUP([.C98];[Arbeitstypen.$A$2:.$E$101];5;0))" office:value-type="float" office:value="60" calcext:value-type="float">
            <text:p>60</text:p>
          </table:table-cell>
          <table:table-cell table:style-name="ce109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K98]/(24*60)" office:value-type="time" office:time-value="PT00H00M00S" calcext:value-type="time">
            <text:p>00:00</text:p>
          </table:table-cell>
          <table:table-cell table:style-name="ce38" table:formula="of:=IF([.F98]&lt;=0;[.K98]*[.N98];MIN([.K98]*[.N98];[.F98]))" office:value-type="currency" office:currency="SFr." office:value="0" calcext:value-type="currency">
            <text:p>SFr. 0.00</text:p>
          </table:table-cell>
          <table:table-cell table:style-name="ce38" table:formula="of:=[.G98]/[.H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9]);[$Konfiguration.B$6];VLOOKUP([.C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9]);[$Konfiguration.B$7];VLOOKUP([.C99];[Arbeitstypen.$A$2:.$E$101];5;0))" office:value-type="float" office:value="60" calcext:value-type="float">
            <text:p>60</text:p>
          </table:table-cell>
          <table:table-cell table:style-name="ce109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K99]/(24*60)" office:value-type="time" office:time-value="PT00H00M00S" calcext:value-type="time">
            <text:p>00:00</text:p>
          </table:table-cell>
          <table:table-cell table:style-name="ce38" table:formula="of:=IF([.F99]&lt;=0;[.K99]*[.N99];MIN([.K99]*[.N99];[.F99]))" office:value-type="currency" office:currency="SFr." office:value="0" calcext:value-type="currency">
            <text:p>SFr. 0.00</text:p>
          </table:table-cell>
          <table:table-cell table:style-name="ce38" table:formula="of:=[.G99]/[.H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0]);[$Konfiguration.B$6];VLOOKUP([.C1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0]);[$Konfiguration.B$7];VLOOKUP([.C100];[Arbeitstypen.$A$2:.$E$101];5;0))" office:value-type="float" office:value="60" calcext:value-type="float">
            <text:p>60</text:p>
          </table:table-cell>
          <table:table-cell table:style-name="ce109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K100]/(24*60)" office:value-type="time" office:time-value="PT00H00M00S" calcext:value-type="time">
            <text:p>00:00</text:p>
          </table:table-cell>
          <table:table-cell table:style-name="ce38" table:formula="of:=IF([.F100]&lt;=0;[.K100]*[.N100];MIN([.K100]*[.N100];[.F100]))" office:value-type="currency" office:currency="SFr." office:value="0" calcext:value-type="currency">
            <text:p>SFr. 0.00</text:p>
          </table:table-cell>
          <table:table-cell table:style-name="ce38" table:formula="of:=[.G100]/[.H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1]);[$Konfiguration.B$6];VLOOKUP([.C1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1]);[$Konfiguration.B$7];VLOOKUP([.C101];[Arbeitstypen.$A$2:.$E$101];5;0))" office:value-type="float" office:value="60" calcext:value-type="float">
            <text:p>60</text:p>
          </table:table-cell>
          <table:table-cell table:style-name="ce109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K101]/(24*60)" office:value-type="time" office:time-value="PT00H00M00S" calcext:value-type="time">
            <text:p>00:00</text:p>
          </table:table-cell>
          <table:table-cell table:style-name="ce38" table:formula="of:=IF([.F101]&lt;=0;[.K101]*[.N101];MIN([.K101]*[.N101];[.F101]))" office:value-type="currency" office:currency="SFr." office:value="0" calcext:value-type="currency">
            <text:p>SFr. 0.00</text:p>
          </table:table-cell>
          <table:table-cell table:style-name="ce38" table:formula="of:=[.G101]/[.H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2]);[$Konfiguration.B$6];VLOOKUP([.C1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2]);[$Konfiguration.B$7];VLOOKUP([.C102];[Arbeitstypen.$A$2:.$E$101];5;0))" office:value-type="float" office:value="60" calcext:value-type="float">
            <text:p>60</text:p>
          </table:table-cell>
          <table:table-cell table:style-name="ce109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K102]/(24*60)" office:value-type="time" office:time-value="PT00H00M00S" calcext:value-type="time">
            <text:p>00:00</text:p>
          </table:table-cell>
          <table:table-cell table:style-name="ce38" table:formula="of:=IF([.F102]&lt;=0;[.K102]*[.N102];MIN([.K102]*[.N102];[.F102]))" office:value-type="currency" office:currency="SFr." office:value="0" calcext:value-type="currency">
            <text:p>SFr. 0.00</text:p>
          </table:table-cell>
          <table:table-cell table:style-name="ce38" table:formula="of:=[.G102]/[.H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3]);[$Konfiguration.B$6];VLOOKUP([.C1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3]);[$Konfiguration.B$7];VLOOKUP([.C103];[Arbeitstypen.$A$2:.$E$101];5;0))" office:value-type="float" office:value="60" calcext:value-type="float">
            <text:p>60</text:p>
          </table:table-cell>
          <table:table-cell table:style-name="ce109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K103]/(24*60)" office:value-type="time" office:time-value="PT00H00M00S" calcext:value-type="time">
            <text:p>00:00</text:p>
          </table:table-cell>
          <table:table-cell table:style-name="ce38" table:formula="of:=IF([.F103]&lt;=0;[.K103]*[.N103];MIN([.K103]*[.N103];[.F103]))" office:value-type="currency" office:currency="SFr." office:value="0" calcext:value-type="currency">
            <text:p>SFr. 0.00</text:p>
          </table:table-cell>
          <table:table-cell table:style-name="ce38" table:formula="of:=[.G103]/[.H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4]);[$Konfiguration.B$6];VLOOKUP([.C1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4]);[$Konfiguration.B$7];VLOOKUP([.C104];[Arbeitstypen.$A$2:.$E$101];5;0))" office:value-type="float" office:value="60" calcext:value-type="float">
            <text:p>60</text:p>
          </table:table-cell>
          <table:table-cell table:style-name="ce109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K104]/(24*60)" office:value-type="time" office:time-value="PT00H00M00S" calcext:value-type="time">
            <text:p>00:00</text:p>
          </table:table-cell>
          <table:table-cell table:style-name="ce38" table:formula="of:=IF([.F104]&lt;=0;[.K104]*[.N104];MIN([.K104]*[.N104];[.F104]))" office:value-type="currency" office:currency="SFr." office:value="0" calcext:value-type="currency">
            <text:p>SFr. 0.00</text:p>
          </table:table-cell>
          <table:table-cell table:style-name="ce38" table:formula="of:=[.G104]/[.H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5]);[$Konfiguration.B$6];VLOOKUP([.C1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5]);[$Konfiguration.B$7];VLOOKUP([.C105];[Arbeitstypen.$A$2:.$E$101];5;0))" office:value-type="float" office:value="60" calcext:value-type="float">
            <text:p>60</text:p>
          </table:table-cell>
          <table:table-cell table:style-name="ce109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K105]/(24*60)" office:value-type="time" office:time-value="PT00H00M00S" calcext:value-type="time">
            <text:p>00:00</text:p>
          </table:table-cell>
          <table:table-cell table:style-name="ce38" table:formula="of:=IF([.F105]&lt;=0;[.K105]*[.N105];MIN([.K105]*[.N105];[.F105]))" office:value-type="currency" office:currency="SFr." office:value="0" calcext:value-type="currency">
            <text:p>SFr. 0.00</text:p>
          </table:table-cell>
          <table:table-cell table:style-name="ce38" table:formula="of:=[.G105]/[.H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6]);[$Konfiguration.B$6];VLOOKUP([.C1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6]);[$Konfiguration.B$7];VLOOKUP([.C106];[Arbeitstypen.$A$2:.$E$101];5;0))" office:value-type="float" office:value="60" calcext:value-type="float">
            <text:p>60</text:p>
          </table:table-cell>
          <table:table-cell table:style-name="ce109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K106]/(24*60)" office:value-type="time" office:time-value="PT00H00M00S" calcext:value-type="time">
            <text:p>00:00</text:p>
          </table:table-cell>
          <table:table-cell table:style-name="ce38" table:formula="of:=IF([.F106]&lt;=0;[.K106]*[.N106];MIN([.K106]*[.N106];[.F106]))" office:value-type="currency" office:currency="SFr." office:value="0" calcext:value-type="currency">
            <text:p>SFr. 0.00</text:p>
          </table:table-cell>
          <table:table-cell table:style-name="ce38" table:formula="of:=[.G106]/[.H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7]);[$Konfiguration.B$6];VLOOKUP([.C1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7]);[$Konfiguration.B$7];VLOOKUP([.C107];[Arbeitstypen.$A$2:.$E$101];5;0))" office:value-type="float" office:value="60" calcext:value-type="float">
            <text:p>60</text:p>
          </table:table-cell>
          <table:table-cell table:style-name="ce109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K107]/(24*60)" office:value-type="time" office:time-value="PT00H00M00S" calcext:value-type="time">
            <text:p>00:00</text:p>
          </table:table-cell>
          <table:table-cell table:style-name="ce38" table:formula="of:=IF([.F107]&lt;=0;[.K107]*[.N107];MIN([.K107]*[.N107];[.F107]))" office:value-type="currency" office:currency="SFr." office:value="0" calcext:value-type="currency">
            <text:p>SFr. 0.00</text:p>
          </table:table-cell>
          <table:table-cell table:style-name="ce38" table:formula="of:=[.G107]/[.H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8]);[$Konfiguration.B$6];VLOOKUP([.C1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8]);[$Konfiguration.B$7];VLOOKUP([.C108];[Arbeitstypen.$A$2:.$E$101];5;0))" office:value-type="float" office:value="60" calcext:value-type="float">
            <text:p>60</text:p>
          </table:table-cell>
          <table:table-cell table:style-name="ce109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K108]/(24*60)" office:value-type="time" office:time-value="PT00H00M00S" calcext:value-type="time">
            <text:p>00:00</text:p>
          </table:table-cell>
          <table:table-cell table:style-name="ce38" table:formula="of:=IF([.F108]&lt;=0;[.K108]*[.N108];MIN([.K108]*[.N108];[.F108]))" office:value-type="currency" office:currency="SFr." office:value="0" calcext:value-type="currency">
            <text:p>SFr. 0.00</text:p>
          </table:table-cell>
          <table:table-cell table:style-name="ce38" table:formula="of:=[.G108]/[.H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9]);[$Konfiguration.B$6];VLOOKUP([.C1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9]);[$Konfiguration.B$7];VLOOKUP([.C109];[Arbeitstypen.$A$2:.$E$101];5;0))" office:value-type="float" office:value="60" calcext:value-type="float">
            <text:p>60</text:p>
          </table:table-cell>
          <table:table-cell table:style-name="ce109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K109]/(24*60)" office:value-type="time" office:time-value="PT00H00M00S" calcext:value-type="time">
            <text:p>00:00</text:p>
          </table:table-cell>
          <table:table-cell table:style-name="ce38" table:formula="of:=IF([.F109]&lt;=0;[.K109]*[.N109];MIN([.K109]*[.N109];[.F109]))" office:value-type="currency" office:currency="SFr." office:value="0" calcext:value-type="currency">
            <text:p>SFr. 0.00</text:p>
          </table:table-cell>
          <table:table-cell table:style-name="ce38" table:formula="of:=[.G109]/[.H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0]);[$Konfiguration.B$6];VLOOKUP([.C1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0]);[$Konfiguration.B$7];VLOOKUP([.C110];[Arbeitstypen.$A$2:.$E$101];5;0))" office:value-type="float" office:value="60" calcext:value-type="float">
            <text:p>60</text:p>
          </table:table-cell>
          <table:table-cell table:style-name="ce109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K110]/(24*60)" office:value-type="time" office:time-value="PT00H00M00S" calcext:value-type="time">
            <text:p>00:00</text:p>
          </table:table-cell>
          <table:table-cell table:style-name="ce38" table:formula="of:=IF([.F110]&lt;=0;[.K110]*[.N110];MIN([.K110]*[.N110];[.F110]))" office:value-type="currency" office:currency="SFr." office:value="0" calcext:value-type="currency">
            <text:p>SFr. 0.00</text:p>
          </table:table-cell>
          <table:table-cell table:style-name="ce38" table:formula="of:=[.G110]/[.H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1]);[$Konfiguration.B$6];VLOOKUP([.C1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1]);[$Konfiguration.B$7];VLOOKUP([.C111];[Arbeitstypen.$A$2:.$E$101];5;0))" office:value-type="float" office:value="60" calcext:value-type="float">
            <text:p>60</text:p>
          </table:table-cell>
          <table:table-cell table:style-name="ce109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K111]/(24*60)" office:value-type="time" office:time-value="PT00H00M00S" calcext:value-type="time">
            <text:p>00:00</text:p>
          </table:table-cell>
          <table:table-cell table:style-name="ce38" table:formula="of:=IF([.F111]&lt;=0;[.K111]*[.N111];MIN([.K111]*[.N111];[.F111]))" office:value-type="currency" office:currency="SFr." office:value="0" calcext:value-type="currency">
            <text:p>SFr. 0.00</text:p>
          </table:table-cell>
          <table:table-cell table:style-name="ce38" table:formula="of:=[.G111]/[.H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2]);[$Konfiguration.B$6];VLOOKUP([.C1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2]);[$Konfiguration.B$7];VLOOKUP([.C112];[Arbeitstypen.$A$2:.$E$101];5;0))" office:value-type="float" office:value="60" calcext:value-type="float">
            <text:p>60</text:p>
          </table:table-cell>
          <table:table-cell table:style-name="ce109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K112]/(24*60)" office:value-type="time" office:time-value="PT00H00M00S" calcext:value-type="time">
            <text:p>00:00</text:p>
          </table:table-cell>
          <table:table-cell table:style-name="ce38" table:formula="of:=IF([.F112]&lt;=0;[.K112]*[.N112];MIN([.K112]*[.N112];[.F112]))" office:value-type="currency" office:currency="SFr." office:value="0" calcext:value-type="currency">
            <text:p>SFr. 0.00</text:p>
          </table:table-cell>
          <table:table-cell table:style-name="ce38" table:formula="of:=[.G112]/[.H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3]);[$Konfiguration.B$6];VLOOKUP([.C1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3]);[$Konfiguration.B$7];VLOOKUP([.C113];[Arbeitstypen.$A$2:.$E$101];5;0))" office:value-type="float" office:value="60" calcext:value-type="float">
            <text:p>60</text:p>
          </table:table-cell>
          <table:table-cell table:style-name="ce109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K113]/(24*60)" office:value-type="time" office:time-value="PT00H00M00S" calcext:value-type="time">
            <text:p>00:00</text:p>
          </table:table-cell>
          <table:table-cell table:style-name="ce38" table:formula="of:=IF([.F113]&lt;=0;[.K113]*[.N113];MIN([.K113]*[.N113];[.F113]))" office:value-type="currency" office:currency="SFr." office:value="0" calcext:value-type="currency">
            <text:p>SFr. 0.00</text:p>
          </table:table-cell>
          <table:table-cell table:style-name="ce38" table:formula="of:=[.G113]/[.H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4]);[$Konfiguration.B$6];VLOOKUP([.C1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4]);[$Konfiguration.B$7];VLOOKUP([.C114];[Arbeitstypen.$A$2:.$E$101];5;0))" office:value-type="float" office:value="60" calcext:value-type="float">
            <text:p>60</text:p>
          </table:table-cell>
          <table:table-cell table:style-name="ce109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K114]/(24*60)" office:value-type="time" office:time-value="PT00H00M00S" calcext:value-type="time">
            <text:p>00:00</text:p>
          </table:table-cell>
          <table:table-cell table:style-name="ce38" table:formula="of:=IF([.F114]&lt;=0;[.K114]*[.N114];MIN([.K114]*[.N114];[.F114]))" office:value-type="currency" office:currency="SFr." office:value="0" calcext:value-type="currency">
            <text:p>SFr. 0.00</text:p>
          </table:table-cell>
          <table:table-cell table:style-name="ce38" table:formula="of:=[.G114]/[.H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5]);[$Konfiguration.B$6];VLOOKUP([.C1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5]);[$Konfiguration.B$7];VLOOKUP([.C115];[Arbeitstypen.$A$2:.$E$101];5;0))" office:value-type="float" office:value="60" calcext:value-type="float">
            <text:p>60</text:p>
          </table:table-cell>
          <table:table-cell table:style-name="ce109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K115]/(24*60)" office:value-type="time" office:time-value="PT00H00M00S" calcext:value-type="time">
            <text:p>00:00</text:p>
          </table:table-cell>
          <table:table-cell table:style-name="ce38" table:formula="of:=IF([.F115]&lt;=0;[.K115]*[.N115];MIN([.K115]*[.N115];[.F115]))" office:value-type="currency" office:currency="SFr." office:value="0" calcext:value-type="currency">
            <text:p>SFr. 0.00</text:p>
          </table:table-cell>
          <table:table-cell table:style-name="ce38" table:formula="of:=[.G115]/[.H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6]);[$Konfiguration.B$6];VLOOKUP([.C1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6]);[$Konfiguration.B$7];VLOOKUP([.C116];[Arbeitstypen.$A$2:.$E$101];5;0))" office:value-type="float" office:value="60" calcext:value-type="float">
            <text:p>60</text:p>
          </table:table-cell>
          <table:table-cell table:style-name="ce109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K116]/(24*60)" office:value-type="time" office:time-value="PT00H00M00S" calcext:value-type="time">
            <text:p>00:00</text:p>
          </table:table-cell>
          <table:table-cell table:style-name="ce38" table:formula="of:=IF([.F116]&lt;=0;[.K116]*[.N116];MIN([.K116]*[.N116];[.F116]))" office:value-type="currency" office:currency="SFr." office:value="0" calcext:value-type="currency">
            <text:p>SFr. 0.00</text:p>
          </table:table-cell>
          <table:table-cell table:style-name="ce38" table:formula="of:=[.G116]/[.H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7]);[$Konfiguration.B$6];VLOOKUP([.C1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7]);[$Konfiguration.B$7];VLOOKUP([.C117];[Arbeitstypen.$A$2:.$E$101];5;0))" office:value-type="float" office:value="60" calcext:value-type="float">
            <text:p>60</text:p>
          </table:table-cell>
          <table:table-cell table:style-name="ce109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K117]/(24*60)" office:value-type="time" office:time-value="PT00H00M00S" calcext:value-type="time">
            <text:p>00:00</text:p>
          </table:table-cell>
          <table:table-cell table:style-name="ce38" table:formula="of:=IF([.F117]&lt;=0;[.K117]*[.N117];MIN([.K117]*[.N117];[.F117]))" office:value-type="currency" office:currency="SFr." office:value="0" calcext:value-type="currency">
            <text:p>SFr. 0.00</text:p>
          </table:table-cell>
          <table:table-cell table:style-name="ce38" table:formula="of:=[.G117]/[.H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8]);[$Konfiguration.B$6];VLOOKUP([.C1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8]);[$Konfiguration.B$7];VLOOKUP([.C118];[Arbeitstypen.$A$2:.$E$101];5;0))" office:value-type="float" office:value="60" calcext:value-type="float">
            <text:p>60</text:p>
          </table:table-cell>
          <table:table-cell table:style-name="ce109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K118]/(24*60)" office:value-type="time" office:time-value="PT00H00M00S" calcext:value-type="time">
            <text:p>00:00</text:p>
          </table:table-cell>
          <table:table-cell table:style-name="ce38" table:formula="of:=IF([.F118]&lt;=0;[.K118]*[.N118];MIN([.K118]*[.N118];[.F118]))" office:value-type="currency" office:currency="SFr." office:value="0" calcext:value-type="currency">
            <text:p>SFr. 0.00</text:p>
          </table:table-cell>
          <table:table-cell table:style-name="ce38" table:formula="of:=[.G118]/[.H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9]);[$Konfiguration.B$6];VLOOKUP([.C1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9]);[$Konfiguration.B$7];VLOOKUP([.C119];[Arbeitstypen.$A$2:.$E$101];5;0))" office:value-type="float" office:value="60" calcext:value-type="float">
            <text:p>60</text:p>
          </table:table-cell>
          <table:table-cell table:style-name="ce109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K119]/(24*60)" office:value-type="time" office:time-value="PT00H00M00S" calcext:value-type="time">
            <text:p>00:00</text:p>
          </table:table-cell>
          <table:table-cell table:style-name="ce38" table:formula="of:=IF([.F119]&lt;=0;[.K119]*[.N119];MIN([.K119]*[.N119];[.F119]))" office:value-type="currency" office:currency="SFr." office:value="0" calcext:value-type="currency">
            <text:p>SFr. 0.00</text:p>
          </table:table-cell>
          <table:table-cell table:style-name="ce38" table:formula="of:=[.G119]/[.H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0]);[$Konfiguration.B$6];VLOOKUP([.C1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0]);[$Konfiguration.B$7];VLOOKUP([.C120];[Arbeitstypen.$A$2:.$E$101];5;0))" office:value-type="float" office:value="60" calcext:value-type="float">
            <text:p>60</text:p>
          </table:table-cell>
          <table:table-cell table:style-name="ce109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K120]/(24*60)" office:value-type="time" office:time-value="PT00H00M00S" calcext:value-type="time">
            <text:p>00:00</text:p>
          </table:table-cell>
          <table:table-cell table:style-name="ce38" table:formula="of:=IF([.F120]&lt;=0;[.K120]*[.N120];MIN([.K120]*[.N120];[.F120]))" office:value-type="currency" office:currency="SFr." office:value="0" calcext:value-type="currency">
            <text:p>SFr. 0.00</text:p>
          </table:table-cell>
          <table:table-cell table:style-name="ce38" table:formula="of:=[.G120]/[.H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1]);[$Konfiguration.B$6];VLOOKUP([.C1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1]);[$Konfiguration.B$7];VLOOKUP([.C121];[Arbeitstypen.$A$2:.$E$101];5;0))" office:value-type="float" office:value="60" calcext:value-type="float">
            <text:p>60</text:p>
          </table:table-cell>
          <table:table-cell table:style-name="ce109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K121]/(24*60)" office:value-type="time" office:time-value="PT00H00M00S" calcext:value-type="time">
            <text:p>00:00</text:p>
          </table:table-cell>
          <table:table-cell table:style-name="ce38" table:formula="of:=IF([.F121]&lt;=0;[.K121]*[.N121];MIN([.K121]*[.N121];[.F121]))" office:value-type="currency" office:currency="SFr." office:value="0" calcext:value-type="currency">
            <text:p>SFr. 0.00</text:p>
          </table:table-cell>
          <table:table-cell table:style-name="ce38" table:formula="of:=[.G121]/[.H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2]);[$Konfiguration.B$6];VLOOKUP([.C1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2]);[$Konfiguration.B$7];VLOOKUP([.C122];[Arbeitstypen.$A$2:.$E$101];5;0))" office:value-type="float" office:value="60" calcext:value-type="float">
            <text:p>60</text:p>
          </table:table-cell>
          <table:table-cell table:style-name="ce109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K122]/(24*60)" office:value-type="time" office:time-value="PT00H00M00S" calcext:value-type="time">
            <text:p>00:00</text:p>
          </table:table-cell>
          <table:table-cell table:style-name="ce38" table:formula="of:=IF([.F122]&lt;=0;[.K122]*[.N122];MIN([.K122]*[.N122];[.F122]))" office:value-type="currency" office:currency="SFr." office:value="0" calcext:value-type="currency">
            <text:p>SFr. 0.00</text:p>
          </table:table-cell>
          <table:table-cell table:style-name="ce38" table:formula="of:=[.G122]/[.H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3]);[$Konfiguration.B$6];VLOOKUP([.C1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3]);[$Konfiguration.B$7];VLOOKUP([.C123];[Arbeitstypen.$A$2:.$E$101];5;0))" office:value-type="float" office:value="60" calcext:value-type="float">
            <text:p>60</text:p>
          </table:table-cell>
          <table:table-cell table:style-name="ce109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K123]/(24*60)" office:value-type="time" office:time-value="PT00H00M00S" calcext:value-type="time">
            <text:p>00:00</text:p>
          </table:table-cell>
          <table:table-cell table:style-name="ce38" table:formula="of:=IF([.F123]&lt;=0;[.K123]*[.N123];MIN([.K123]*[.N123];[.F123]))" office:value-type="currency" office:currency="SFr." office:value="0" calcext:value-type="currency">
            <text:p>SFr. 0.00</text:p>
          </table:table-cell>
          <table:table-cell table:style-name="ce38" table:formula="of:=[.G123]/[.H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4]);[$Konfiguration.B$6];VLOOKUP([.C1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4]);[$Konfiguration.B$7];VLOOKUP([.C124];[Arbeitstypen.$A$2:.$E$101];5;0))" office:value-type="float" office:value="60" calcext:value-type="float">
            <text:p>60</text:p>
          </table:table-cell>
          <table:table-cell table:style-name="ce109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K124]/(24*60)" office:value-type="time" office:time-value="PT00H00M00S" calcext:value-type="time">
            <text:p>00:00</text:p>
          </table:table-cell>
          <table:table-cell table:style-name="ce38" table:formula="of:=IF([.F124]&lt;=0;[.K124]*[.N124];MIN([.K124]*[.N124];[.F124]))" office:value-type="currency" office:currency="SFr." office:value="0" calcext:value-type="currency">
            <text:p>SFr. 0.00</text:p>
          </table:table-cell>
          <table:table-cell table:style-name="ce38" table:formula="of:=[.G124]/[.H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5]);[$Konfiguration.B$6];VLOOKUP([.C1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5]);[$Konfiguration.B$7];VLOOKUP([.C125];[Arbeitstypen.$A$2:.$E$101];5;0))" office:value-type="float" office:value="60" calcext:value-type="float">
            <text:p>60</text:p>
          </table:table-cell>
          <table:table-cell table:style-name="ce109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K125]/(24*60)" office:value-type="time" office:time-value="PT00H00M00S" calcext:value-type="time">
            <text:p>00:00</text:p>
          </table:table-cell>
          <table:table-cell table:style-name="ce38" table:formula="of:=IF([.F125]&lt;=0;[.K125]*[.N125];MIN([.K125]*[.N125];[.F125]))" office:value-type="currency" office:currency="SFr." office:value="0" calcext:value-type="currency">
            <text:p>SFr. 0.00</text:p>
          </table:table-cell>
          <table:table-cell table:style-name="ce38" table:formula="of:=[.G125]/[.H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6]);[$Konfiguration.B$6];VLOOKUP([.C1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6]);[$Konfiguration.B$7];VLOOKUP([.C126];[Arbeitstypen.$A$2:.$E$101];5;0))" office:value-type="float" office:value="60" calcext:value-type="float">
            <text:p>60</text:p>
          </table:table-cell>
          <table:table-cell table:style-name="ce109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K126]/(24*60)" office:value-type="time" office:time-value="PT00H00M00S" calcext:value-type="time">
            <text:p>00:00</text:p>
          </table:table-cell>
          <table:table-cell table:style-name="ce38" table:formula="of:=IF([.F126]&lt;=0;[.K126]*[.N126];MIN([.K126]*[.N126];[.F126]))" office:value-type="currency" office:currency="SFr." office:value="0" calcext:value-type="currency">
            <text:p>SFr. 0.00</text:p>
          </table:table-cell>
          <table:table-cell table:style-name="ce38" table:formula="of:=[.G126]/[.H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7]);[$Konfiguration.B$6];VLOOKUP([.C1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7]);[$Konfiguration.B$7];VLOOKUP([.C127];[Arbeitstypen.$A$2:.$E$101];5;0))" office:value-type="float" office:value="60" calcext:value-type="float">
            <text:p>60</text:p>
          </table:table-cell>
          <table:table-cell table:style-name="ce109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K127]/(24*60)" office:value-type="time" office:time-value="PT00H00M00S" calcext:value-type="time">
            <text:p>00:00</text:p>
          </table:table-cell>
          <table:table-cell table:style-name="ce38" table:formula="of:=IF([.F127]&lt;=0;[.K127]*[.N127];MIN([.K127]*[.N127];[.F127]))" office:value-type="currency" office:currency="SFr." office:value="0" calcext:value-type="currency">
            <text:p>SFr. 0.00</text:p>
          </table:table-cell>
          <table:table-cell table:style-name="ce38" table:formula="of:=[.G127]/[.H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8]);[$Konfiguration.B$6];VLOOKUP([.C1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8]);[$Konfiguration.B$7];VLOOKUP([.C128];[Arbeitstypen.$A$2:.$E$101];5;0))" office:value-type="float" office:value="60" calcext:value-type="float">
            <text:p>60</text:p>
          </table:table-cell>
          <table:table-cell table:style-name="ce109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K128]/(24*60)" office:value-type="time" office:time-value="PT00H00M00S" calcext:value-type="time">
            <text:p>00:00</text:p>
          </table:table-cell>
          <table:table-cell table:style-name="ce38" table:formula="of:=IF([.F128]&lt;=0;[.K128]*[.N128];MIN([.K128]*[.N128];[.F128]))" office:value-type="currency" office:currency="SFr." office:value="0" calcext:value-type="currency">
            <text:p>SFr. 0.00</text:p>
          </table:table-cell>
          <table:table-cell table:style-name="ce38" table:formula="of:=[.G128]/[.H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9]);[$Konfiguration.B$6];VLOOKUP([.C1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9]);[$Konfiguration.B$7];VLOOKUP([.C129];[Arbeitstypen.$A$2:.$E$101];5;0))" office:value-type="float" office:value="60" calcext:value-type="float">
            <text:p>60</text:p>
          </table:table-cell>
          <table:table-cell table:style-name="ce109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K129]/(24*60)" office:value-type="time" office:time-value="PT00H00M00S" calcext:value-type="time">
            <text:p>00:00</text:p>
          </table:table-cell>
          <table:table-cell table:style-name="ce38" table:formula="of:=IF([.F129]&lt;=0;[.K129]*[.N129];MIN([.K129]*[.N129];[.F129]))" office:value-type="currency" office:currency="SFr." office:value="0" calcext:value-type="currency">
            <text:p>SFr. 0.00</text:p>
          </table:table-cell>
          <table:table-cell table:style-name="ce38" table:formula="of:=[.G129]/[.H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0]);[$Konfiguration.B$6];VLOOKUP([.C1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0]);[$Konfiguration.B$7];VLOOKUP([.C130];[Arbeitstypen.$A$2:.$E$101];5;0))" office:value-type="float" office:value="60" calcext:value-type="float">
            <text:p>60</text:p>
          </table:table-cell>
          <table:table-cell table:style-name="ce109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K130]/(24*60)" office:value-type="time" office:time-value="PT00H00M00S" calcext:value-type="time">
            <text:p>00:00</text:p>
          </table:table-cell>
          <table:table-cell table:style-name="ce38" table:formula="of:=IF([.F130]&lt;=0;[.K130]*[.N130];MIN([.K130]*[.N130];[.F130]))" office:value-type="currency" office:currency="SFr." office:value="0" calcext:value-type="currency">
            <text:p>SFr. 0.00</text:p>
          </table:table-cell>
          <table:table-cell table:style-name="ce38" table:formula="of:=[.G130]/[.H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1]);[$Konfiguration.B$6];VLOOKUP([.C1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1]);[$Konfiguration.B$7];VLOOKUP([.C131];[Arbeitstypen.$A$2:.$E$101];5;0))" office:value-type="float" office:value="60" calcext:value-type="float">
            <text:p>60</text:p>
          </table:table-cell>
          <table:table-cell table:style-name="ce109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K131]/(24*60)" office:value-type="time" office:time-value="PT00H00M00S" calcext:value-type="time">
            <text:p>00:00</text:p>
          </table:table-cell>
          <table:table-cell table:style-name="ce38" table:formula="of:=IF([.F131]&lt;=0;[.K131]*[.N131];MIN([.K131]*[.N131];[.F131]))" office:value-type="currency" office:currency="SFr." office:value="0" calcext:value-type="currency">
            <text:p>SFr. 0.00</text:p>
          </table:table-cell>
          <table:table-cell table:style-name="ce38" table:formula="of:=[.G131]/[.H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2]);[$Konfiguration.B$6];VLOOKUP([.C1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2]);[$Konfiguration.B$7];VLOOKUP([.C132];[Arbeitstypen.$A$2:.$E$101];5;0))" office:value-type="float" office:value="60" calcext:value-type="float">
            <text:p>60</text:p>
          </table:table-cell>
          <table:table-cell table:style-name="ce109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K132]/(24*60)" office:value-type="time" office:time-value="PT00H00M00S" calcext:value-type="time">
            <text:p>00:00</text:p>
          </table:table-cell>
          <table:table-cell table:style-name="ce38" table:formula="of:=IF([.F132]&lt;=0;[.K132]*[.N132];MIN([.K132]*[.N132];[.F132]))" office:value-type="currency" office:currency="SFr." office:value="0" calcext:value-type="currency">
            <text:p>SFr. 0.00</text:p>
          </table:table-cell>
          <table:table-cell table:style-name="ce38" table:formula="of:=[.G132]/[.H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3]);[$Konfiguration.B$6];VLOOKUP([.C1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3]);[$Konfiguration.B$7];VLOOKUP([.C133];[Arbeitstypen.$A$2:.$E$101];5;0))" office:value-type="float" office:value="60" calcext:value-type="float">
            <text:p>60</text:p>
          </table:table-cell>
          <table:table-cell table:style-name="ce109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K133]/(24*60)" office:value-type="time" office:time-value="PT00H00M00S" calcext:value-type="time">
            <text:p>00:00</text:p>
          </table:table-cell>
          <table:table-cell table:style-name="ce38" table:formula="of:=IF([.F133]&lt;=0;[.K133]*[.N133];MIN([.K133]*[.N133];[.F133]))" office:value-type="currency" office:currency="SFr." office:value="0" calcext:value-type="currency">
            <text:p>SFr. 0.00</text:p>
          </table:table-cell>
          <table:table-cell table:style-name="ce38" table:formula="of:=[.G133]/[.H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4]);[$Konfiguration.B$6];VLOOKUP([.C1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4]);[$Konfiguration.B$7];VLOOKUP([.C134];[Arbeitstypen.$A$2:.$E$101];5;0))" office:value-type="float" office:value="60" calcext:value-type="float">
            <text:p>60</text:p>
          </table:table-cell>
          <table:table-cell table:style-name="ce109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K134]/(24*60)" office:value-type="time" office:time-value="PT00H00M00S" calcext:value-type="time">
            <text:p>00:00</text:p>
          </table:table-cell>
          <table:table-cell table:style-name="ce38" table:formula="of:=IF([.F134]&lt;=0;[.K134]*[.N134];MIN([.K134]*[.N134];[.F134]))" office:value-type="currency" office:currency="SFr." office:value="0" calcext:value-type="currency">
            <text:p>SFr. 0.00</text:p>
          </table:table-cell>
          <table:table-cell table:style-name="ce38" table:formula="of:=[.G134]/[.H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5]);[$Konfiguration.B$6];VLOOKUP([.C1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5]);[$Konfiguration.B$7];VLOOKUP([.C135];[Arbeitstypen.$A$2:.$E$101];5;0))" office:value-type="float" office:value="60" calcext:value-type="float">
            <text:p>60</text:p>
          </table:table-cell>
          <table:table-cell table:style-name="ce109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K135]/(24*60)" office:value-type="time" office:time-value="PT00H00M00S" calcext:value-type="time">
            <text:p>00:00</text:p>
          </table:table-cell>
          <table:table-cell table:style-name="ce38" table:formula="of:=IF([.F135]&lt;=0;[.K135]*[.N135];MIN([.K135]*[.N135];[.F135]))" office:value-type="currency" office:currency="SFr." office:value="0" calcext:value-type="currency">
            <text:p>SFr. 0.00</text:p>
          </table:table-cell>
          <table:table-cell table:style-name="ce38" table:formula="of:=[.G135]/[.H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6]);[$Konfiguration.B$6];VLOOKUP([.C1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6]);[$Konfiguration.B$7];VLOOKUP([.C136];[Arbeitstypen.$A$2:.$E$101];5;0))" office:value-type="float" office:value="60" calcext:value-type="float">
            <text:p>60</text:p>
          </table:table-cell>
          <table:table-cell table:style-name="ce109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K136]/(24*60)" office:value-type="time" office:time-value="PT00H00M00S" calcext:value-type="time">
            <text:p>00:00</text:p>
          </table:table-cell>
          <table:table-cell table:style-name="ce38" table:formula="of:=IF([.F136]&lt;=0;[.K136]*[.N136];MIN([.K136]*[.N136];[.F136]))" office:value-type="currency" office:currency="SFr." office:value="0" calcext:value-type="currency">
            <text:p>SFr. 0.00</text:p>
          </table:table-cell>
          <table:table-cell table:style-name="ce38" table:formula="of:=[.G136]/[.H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7]);[$Konfiguration.B$6];VLOOKUP([.C1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7]);[$Konfiguration.B$7];VLOOKUP([.C137];[Arbeitstypen.$A$2:.$E$101];5;0))" office:value-type="float" office:value="60" calcext:value-type="float">
            <text:p>60</text:p>
          </table:table-cell>
          <table:table-cell table:style-name="ce109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K137]/(24*60)" office:value-type="time" office:time-value="PT00H00M00S" calcext:value-type="time">
            <text:p>00:00</text:p>
          </table:table-cell>
          <table:table-cell table:style-name="ce38" table:formula="of:=IF([.F137]&lt;=0;[.K137]*[.N137];MIN([.K137]*[.N137];[.F137]))" office:value-type="currency" office:currency="SFr." office:value="0" calcext:value-type="currency">
            <text:p>SFr. 0.00</text:p>
          </table:table-cell>
          <table:table-cell table:style-name="ce38" table:formula="of:=[.G137]/[.H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8]);[$Konfiguration.B$6];VLOOKUP([.C1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8]);[$Konfiguration.B$7];VLOOKUP([.C138];[Arbeitstypen.$A$2:.$E$101];5;0))" office:value-type="float" office:value="60" calcext:value-type="float">
            <text:p>60</text:p>
          </table:table-cell>
          <table:table-cell table:style-name="ce109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K138]/(24*60)" office:value-type="time" office:time-value="PT00H00M00S" calcext:value-type="time">
            <text:p>00:00</text:p>
          </table:table-cell>
          <table:table-cell table:style-name="ce38" table:formula="of:=IF([.F138]&lt;=0;[.K138]*[.N138];MIN([.K138]*[.N138];[.F138]))" office:value-type="currency" office:currency="SFr." office:value="0" calcext:value-type="currency">
            <text:p>SFr. 0.00</text:p>
          </table:table-cell>
          <table:table-cell table:style-name="ce38" table:formula="of:=[.G138]/[.H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9]);[$Konfiguration.B$6];VLOOKUP([.C1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9]);[$Konfiguration.B$7];VLOOKUP([.C139];[Arbeitstypen.$A$2:.$E$101];5;0))" office:value-type="float" office:value="60" calcext:value-type="float">
            <text:p>60</text:p>
          </table:table-cell>
          <table:table-cell table:style-name="ce109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K139]/(24*60)" office:value-type="time" office:time-value="PT00H00M00S" calcext:value-type="time">
            <text:p>00:00</text:p>
          </table:table-cell>
          <table:table-cell table:style-name="ce38" table:formula="of:=IF([.F139]&lt;=0;[.K139]*[.N139];MIN([.K139]*[.N139];[.F139]))" office:value-type="currency" office:currency="SFr." office:value="0" calcext:value-type="currency">
            <text:p>SFr. 0.00</text:p>
          </table:table-cell>
          <table:table-cell table:style-name="ce38" table:formula="of:=[.G139]/[.H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0]);[$Konfiguration.B$6];VLOOKUP([.C1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0]);[$Konfiguration.B$7];VLOOKUP([.C140];[Arbeitstypen.$A$2:.$E$101];5;0))" office:value-type="float" office:value="60" calcext:value-type="float">
            <text:p>60</text:p>
          </table:table-cell>
          <table:table-cell table:style-name="ce109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K140]/(24*60)" office:value-type="time" office:time-value="PT00H00M00S" calcext:value-type="time">
            <text:p>00:00</text:p>
          </table:table-cell>
          <table:table-cell table:style-name="ce38" table:formula="of:=IF([.F140]&lt;=0;[.K140]*[.N140];MIN([.K140]*[.N140];[.F140]))" office:value-type="currency" office:currency="SFr." office:value="0" calcext:value-type="currency">
            <text:p>SFr. 0.00</text:p>
          </table:table-cell>
          <table:table-cell table:style-name="ce38" table:formula="of:=[.G140]/[.H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1]);[$Konfiguration.B$6];VLOOKUP([.C1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1]);[$Konfiguration.B$7];VLOOKUP([.C141];[Arbeitstypen.$A$2:.$E$101];5;0))" office:value-type="float" office:value="60" calcext:value-type="float">
            <text:p>60</text:p>
          </table:table-cell>
          <table:table-cell table:style-name="ce109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K141]/(24*60)" office:value-type="time" office:time-value="PT00H00M00S" calcext:value-type="time">
            <text:p>00:00</text:p>
          </table:table-cell>
          <table:table-cell table:style-name="ce38" table:formula="of:=IF([.F141]&lt;=0;[.K141]*[.N141];MIN([.K141]*[.N141];[.F141]))" office:value-type="currency" office:currency="SFr." office:value="0" calcext:value-type="currency">
            <text:p>SFr. 0.00</text:p>
          </table:table-cell>
          <table:table-cell table:style-name="ce38" table:formula="of:=[.G141]/[.H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2]);[$Konfiguration.B$6];VLOOKUP([.C1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2]);[$Konfiguration.B$7];VLOOKUP([.C142];[Arbeitstypen.$A$2:.$E$101];5;0))" office:value-type="float" office:value="60" calcext:value-type="float">
            <text:p>60</text:p>
          </table:table-cell>
          <table:table-cell table:style-name="ce109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K142]/(24*60)" office:value-type="time" office:time-value="PT00H00M00S" calcext:value-type="time">
            <text:p>00:00</text:p>
          </table:table-cell>
          <table:table-cell table:style-name="ce38" table:formula="of:=IF([.F142]&lt;=0;[.K142]*[.N142];MIN([.K142]*[.N142];[.F142]))" office:value-type="currency" office:currency="SFr." office:value="0" calcext:value-type="currency">
            <text:p>SFr. 0.00</text:p>
          </table:table-cell>
          <table:table-cell table:style-name="ce38" table:formula="of:=[.G142]/[.H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3]);[$Konfiguration.B$6];VLOOKUP([.C1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3]);[$Konfiguration.B$7];VLOOKUP([.C143];[Arbeitstypen.$A$2:.$E$101];5;0))" office:value-type="float" office:value="60" calcext:value-type="float">
            <text:p>60</text:p>
          </table:table-cell>
          <table:table-cell table:style-name="ce109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K143]/(24*60)" office:value-type="time" office:time-value="PT00H00M00S" calcext:value-type="time">
            <text:p>00:00</text:p>
          </table:table-cell>
          <table:table-cell table:style-name="ce38" table:formula="of:=IF([.F143]&lt;=0;[.K143]*[.N143];MIN([.K143]*[.N143];[.F143]))" office:value-type="currency" office:currency="SFr." office:value="0" calcext:value-type="currency">
            <text:p>SFr. 0.00</text:p>
          </table:table-cell>
          <table:table-cell table:style-name="ce38" table:formula="of:=[.G143]/[.H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4]);[$Konfiguration.B$6];VLOOKUP([.C1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4]);[$Konfiguration.B$7];VLOOKUP([.C144];[Arbeitstypen.$A$2:.$E$101];5;0))" office:value-type="float" office:value="60" calcext:value-type="float">
            <text:p>60</text:p>
          </table:table-cell>
          <table:table-cell table:style-name="ce109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K144]/(24*60)" office:value-type="time" office:time-value="PT00H00M00S" calcext:value-type="time">
            <text:p>00:00</text:p>
          </table:table-cell>
          <table:table-cell table:style-name="ce38" table:formula="of:=IF([.F144]&lt;=0;[.K144]*[.N144];MIN([.K144]*[.N144];[.F144]))" office:value-type="currency" office:currency="SFr." office:value="0" calcext:value-type="currency">
            <text:p>SFr. 0.00</text:p>
          </table:table-cell>
          <table:table-cell table:style-name="ce38" table:formula="of:=[.G144]/[.H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5]);[$Konfiguration.B$6];VLOOKUP([.C1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5]);[$Konfiguration.B$7];VLOOKUP([.C145];[Arbeitstypen.$A$2:.$E$101];5;0))" office:value-type="float" office:value="60" calcext:value-type="float">
            <text:p>60</text:p>
          </table:table-cell>
          <table:table-cell table:style-name="ce109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K145]/(24*60)" office:value-type="time" office:time-value="PT00H00M00S" calcext:value-type="time">
            <text:p>00:00</text:p>
          </table:table-cell>
          <table:table-cell table:style-name="ce38" table:formula="of:=IF([.F145]&lt;=0;[.K145]*[.N145];MIN([.K145]*[.N145];[.F145]))" office:value-type="currency" office:currency="SFr." office:value="0" calcext:value-type="currency">
            <text:p>SFr. 0.00</text:p>
          </table:table-cell>
          <table:table-cell table:style-name="ce38" table:formula="of:=[.G145]/[.H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6]);[$Konfiguration.B$6];VLOOKUP([.C1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6]);[$Konfiguration.B$7];VLOOKUP([.C146];[Arbeitstypen.$A$2:.$E$101];5;0))" office:value-type="float" office:value="60" calcext:value-type="float">
            <text:p>60</text:p>
          </table:table-cell>
          <table:table-cell table:style-name="ce109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K146]/(24*60)" office:value-type="time" office:time-value="PT00H00M00S" calcext:value-type="time">
            <text:p>00:00</text:p>
          </table:table-cell>
          <table:table-cell table:style-name="ce38" table:formula="of:=IF([.F146]&lt;=0;[.K146]*[.N146];MIN([.K146]*[.N146];[.F146]))" office:value-type="currency" office:currency="SFr." office:value="0" calcext:value-type="currency">
            <text:p>SFr. 0.00</text:p>
          </table:table-cell>
          <table:table-cell table:style-name="ce38" table:formula="of:=[.G146]/[.H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7]);[$Konfiguration.B$6];VLOOKUP([.C1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7]);[$Konfiguration.B$7];VLOOKUP([.C147];[Arbeitstypen.$A$2:.$E$101];5;0))" office:value-type="float" office:value="60" calcext:value-type="float">
            <text:p>60</text:p>
          </table:table-cell>
          <table:table-cell table:style-name="ce109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K147]/(24*60)" office:value-type="time" office:time-value="PT00H00M00S" calcext:value-type="time">
            <text:p>00:00</text:p>
          </table:table-cell>
          <table:table-cell table:style-name="ce38" table:formula="of:=IF([.F147]&lt;=0;[.K147]*[.N147];MIN([.K147]*[.N147];[.F147]))" office:value-type="currency" office:currency="SFr." office:value="0" calcext:value-type="currency">
            <text:p>SFr. 0.00</text:p>
          </table:table-cell>
          <table:table-cell table:style-name="ce38" table:formula="of:=[.G147]/[.H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8]);[$Konfiguration.B$6];VLOOKUP([.C1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8]);[$Konfiguration.B$7];VLOOKUP([.C148];[Arbeitstypen.$A$2:.$E$101];5;0))" office:value-type="float" office:value="60" calcext:value-type="float">
            <text:p>60</text:p>
          </table:table-cell>
          <table:table-cell table:style-name="ce109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K148]/(24*60)" office:value-type="time" office:time-value="PT00H00M00S" calcext:value-type="time">
            <text:p>00:00</text:p>
          </table:table-cell>
          <table:table-cell table:style-name="ce38" table:formula="of:=IF([.F148]&lt;=0;[.K148]*[.N148];MIN([.K148]*[.N148];[.F148]))" office:value-type="currency" office:currency="SFr." office:value="0" calcext:value-type="currency">
            <text:p>SFr. 0.00</text:p>
          </table:table-cell>
          <table:table-cell table:style-name="ce38" table:formula="of:=[.G148]/[.H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9]);[$Konfiguration.B$6];VLOOKUP([.C1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9]);[$Konfiguration.B$7];VLOOKUP([.C149];[Arbeitstypen.$A$2:.$E$101];5;0))" office:value-type="float" office:value="60" calcext:value-type="float">
            <text:p>60</text:p>
          </table:table-cell>
          <table:table-cell table:style-name="ce109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K149]/(24*60)" office:value-type="time" office:time-value="PT00H00M00S" calcext:value-type="time">
            <text:p>00:00</text:p>
          </table:table-cell>
          <table:table-cell table:style-name="ce38" table:formula="of:=IF([.F149]&lt;=0;[.K149]*[.N149];MIN([.K149]*[.N149];[.F149]))" office:value-type="currency" office:currency="SFr." office:value="0" calcext:value-type="currency">
            <text:p>SFr. 0.00</text:p>
          </table:table-cell>
          <table:table-cell table:style-name="ce38" table:formula="of:=[.G149]/[.H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0]);[$Konfiguration.B$6];VLOOKUP([.C1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0]);[$Konfiguration.B$7];VLOOKUP([.C150];[Arbeitstypen.$A$2:.$E$101];5;0))" office:value-type="float" office:value="60" calcext:value-type="float">
            <text:p>60</text:p>
          </table:table-cell>
          <table:table-cell table:style-name="ce109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K150]/(24*60)" office:value-type="time" office:time-value="PT00H00M00S" calcext:value-type="time">
            <text:p>00:00</text:p>
          </table:table-cell>
          <table:table-cell table:style-name="ce38" table:formula="of:=IF([.F150]&lt;=0;[.K150]*[.N150];MIN([.K150]*[.N150];[.F150]))" office:value-type="currency" office:currency="SFr." office:value="0" calcext:value-type="currency">
            <text:p>SFr. 0.00</text:p>
          </table:table-cell>
          <table:table-cell table:style-name="ce38" table:formula="of:=[.G150]/[.H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1]);[$Konfiguration.B$6];VLOOKUP([.C1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1]);[$Konfiguration.B$7];VLOOKUP([.C151];[Arbeitstypen.$A$2:.$E$101];5;0))" office:value-type="float" office:value="60" calcext:value-type="float">
            <text:p>60</text:p>
          </table:table-cell>
          <table:table-cell table:style-name="ce109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K151]/(24*60)" office:value-type="time" office:time-value="PT00H00M00S" calcext:value-type="time">
            <text:p>00:00</text:p>
          </table:table-cell>
          <table:table-cell table:style-name="ce38" table:formula="of:=IF([.F151]&lt;=0;[.K151]*[.N151];MIN([.K151]*[.N151];[.F151]))" office:value-type="currency" office:currency="SFr." office:value="0" calcext:value-type="currency">
            <text:p>SFr. 0.00</text:p>
          </table:table-cell>
          <table:table-cell table:style-name="ce38" table:formula="of:=[.G151]/[.H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2]);[$Konfiguration.B$6];VLOOKUP([.C1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2]);[$Konfiguration.B$7];VLOOKUP([.C152];[Arbeitstypen.$A$2:.$E$101];5;0))" office:value-type="float" office:value="60" calcext:value-type="float">
            <text:p>60</text:p>
          </table:table-cell>
          <table:table-cell table:style-name="ce109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K152]/(24*60)" office:value-type="time" office:time-value="PT00H00M00S" calcext:value-type="time">
            <text:p>00:00</text:p>
          </table:table-cell>
          <table:table-cell table:style-name="ce38" table:formula="of:=IF([.F152]&lt;=0;[.K152]*[.N152];MIN([.K152]*[.N152];[.F152]))" office:value-type="currency" office:currency="SFr." office:value="0" calcext:value-type="currency">
            <text:p>SFr. 0.00</text:p>
          </table:table-cell>
          <table:table-cell table:style-name="ce38" table:formula="of:=[.G152]/[.H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3]);[$Konfiguration.B$6];VLOOKUP([.C1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3]);[$Konfiguration.B$7];VLOOKUP([.C153];[Arbeitstypen.$A$2:.$E$101];5;0))" office:value-type="float" office:value="60" calcext:value-type="float">
            <text:p>60</text:p>
          </table:table-cell>
          <table:table-cell table:style-name="ce109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K153]/(24*60)" office:value-type="time" office:time-value="PT00H00M00S" calcext:value-type="time">
            <text:p>00:00</text:p>
          </table:table-cell>
          <table:table-cell table:style-name="ce38" table:formula="of:=IF([.F153]&lt;=0;[.K153]*[.N153];MIN([.K153]*[.N153];[.F153]))" office:value-type="currency" office:currency="SFr." office:value="0" calcext:value-type="currency">
            <text:p>SFr. 0.00</text:p>
          </table:table-cell>
          <table:table-cell table:style-name="ce38" table:formula="of:=[.G153]/[.H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4]);[$Konfiguration.B$6];VLOOKUP([.C1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4]);[$Konfiguration.B$7];VLOOKUP([.C154];[Arbeitstypen.$A$2:.$E$101];5;0))" office:value-type="float" office:value="60" calcext:value-type="float">
            <text:p>60</text:p>
          </table:table-cell>
          <table:table-cell table:style-name="ce109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K154]/(24*60)" office:value-type="time" office:time-value="PT00H00M00S" calcext:value-type="time">
            <text:p>00:00</text:p>
          </table:table-cell>
          <table:table-cell table:style-name="ce38" table:formula="of:=IF([.F154]&lt;=0;[.K154]*[.N154];MIN([.K154]*[.N154];[.F154]))" office:value-type="currency" office:currency="SFr." office:value="0" calcext:value-type="currency">
            <text:p>SFr. 0.00</text:p>
          </table:table-cell>
          <table:table-cell table:style-name="ce38" table:formula="of:=[.G154]/[.H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5]);[$Konfiguration.B$6];VLOOKUP([.C1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5]);[$Konfiguration.B$7];VLOOKUP([.C155];[Arbeitstypen.$A$2:.$E$101];5;0))" office:value-type="float" office:value="60" calcext:value-type="float">
            <text:p>60</text:p>
          </table:table-cell>
          <table:table-cell table:style-name="ce109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K155]/(24*60)" office:value-type="time" office:time-value="PT00H00M00S" calcext:value-type="time">
            <text:p>00:00</text:p>
          </table:table-cell>
          <table:table-cell table:style-name="ce38" table:formula="of:=IF([.F155]&lt;=0;[.K155]*[.N155];MIN([.K155]*[.N155];[.F155]))" office:value-type="currency" office:currency="SFr." office:value="0" calcext:value-type="currency">
            <text:p>SFr. 0.00</text:p>
          </table:table-cell>
          <table:table-cell table:style-name="ce38" table:formula="of:=[.G155]/[.H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6]);[$Konfiguration.B$6];VLOOKUP([.C1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6]);[$Konfiguration.B$7];VLOOKUP([.C156];[Arbeitstypen.$A$2:.$E$101];5;0))" office:value-type="float" office:value="60" calcext:value-type="float">
            <text:p>60</text:p>
          </table:table-cell>
          <table:table-cell table:style-name="ce109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K156]/(24*60)" office:value-type="time" office:time-value="PT00H00M00S" calcext:value-type="time">
            <text:p>00:00</text:p>
          </table:table-cell>
          <table:table-cell table:style-name="ce38" table:formula="of:=IF([.F156]&lt;=0;[.K156]*[.N156];MIN([.K156]*[.N156];[.F156]))" office:value-type="currency" office:currency="SFr." office:value="0" calcext:value-type="currency">
            <text:p>SFr. 0.00</text:p>
          </table:table-cell>
          <table:table-cell table:style-name="ce38" table:formula="of:=[.G156]/[.H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7]);[$Konfiguration.B$6];VLOOKUP([.C1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7]);[$Konfiguration.B$7];VLOOKUP([.C157];[Arbeitstypen.$A$2:.$E$101];5;0))" office:value-type="float" office:value="60" calcext:value-type="float">
            <text:p>60</text:p>
          </table:table-cell>
          <table:table-cell table:style-name="ce109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K157]/(24*60)" office:value-type="time" office:time-value="PT00H00M00S" calcext:value-type="time">
            <text:p>00:00</text:p>
          </table:table-cell>
          <table:table-cell table:style-name="ce38" table:formula="of:=IF([.F157]&lt;=0;[.K157]*[.N157];MIN([.K157]*[.N157];[.F157]))" office:value-type="currency" office:currency="SFr." office:value="0" calcext:value-type="currency">
            <text:p>SFr. 0.00</text:p>
          </table:table-cell>
          <table:table-cell table:style-name="ce38" table:formula="of:=[.G157]/[.H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8]);[$Konfiguration.B$6];VLOOKUP([.C1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8]);[$Konfiguration.B$7];VLOOKUP([.C158];[Arbeitstypen.$A$2:.$E$101];5;0))" office:value-type="float" office:value="60" calcext:value-type="float">
            <text:p>60</text:p>
          </table:table-cell>
          <table:table-cell table:style-name="ce109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K158]/(24*60)" office:value-type="time" office:time-value="PT00H00M00S" calcext:value-type="time">
            <text:p>00:00</text:p>
          </table:table-cell>
          <table:table-cell table:style-name="ce38" table:formula="of:=IF([.F158]&lt;=0;[.K158]*[.N158];MIN([.K158]*[.N158];[.F158]))" office:value-type="currency" office:currency="SFr." office:value="0" calcext:value-type="currency">
            <text:p>SFr. 0.00</text:p>
          </table:table-cell>
          <table:table-cell table:style-name="ce38" table:formula="of:=[.G158]/[.H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9]);[$Konfiguration.B$6];VLOOKUP([.C1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9]);[$Konfiguration.B$7];VLOOKUP([.C159];[Arbeitstypen.$A$2:.$E$101];5;0))" office:value-type="float" office:value="60" calcext:value-type="float">
            <text:p>60</text:p>
          </table:table-cell>
          <table:table-cell table:style-name="ce109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K159]/(24*60)" office:value-type="time" office:time-value="PT00H00M00S" calcext:value-type="time">
            <text:p>00:00</text:p>
          </table:table-cell>
          <table:table-cell table:style-name="ce38" table:formula="of:=IF([.F159]&lt;=0;[.K159]*[.N159];MIN([.K159]*[.N159];[.F159]))" office:value-type="currency" office:currency="SFr." office:value="0" calcext:value-type="currency">
            <text:p>SFr. 0.00</text:p>
          </table:table-cell>
          <table:table-cell table:style-name="ce38" table:formula="of:=[.G159]/[.H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0]);[$Konfiguration.B$6];VLOOKUP([.C1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0]);[$Konfiguration.B$7];VLOOKUP([.C160];[Arbeitstypen.$A$2:.$E$101];5;0))" office:value-type="float" office:value="60" calcext:value-type="float">
            <text:p>60</text:p>
          </table:table-cell>
          <table:table-cell table:style-name="ce109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K160]/(24*60)" office:value-type="time" office:time-value="PT00H00M00S" calcext:value-type="time">
            <text:p>00:00</text:p>
          </table:table-cell>
          <table:table-cell table:style-name="ce38" table:formula="of:=IF([.F160]&lt;=0;[.K160]*[.N160];MIN([.K160]*[.N160];[.F160]))" office:value-type="currency" office:currency="SFr." office:value="0" calcext:value-type="currency">
            <text:p>SFr. 0.00</text:p>
          </table:table-cell>
          <table:table-cell table:style-name="ce38" table:formula="of:=[.G160]/[.H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1]);[$Konfiguration.B$6];VLOOKUP([.C1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1]);[$Konfiguration.B$7];VLOOKUP([.C161];[Arbeitstypen.$A$2:.$E$101];5;0))" office:value-type="float" office:value="60" calcext:value-type="float">
            <text:p>60</text:p>
          </table:table-cell>
          <table:table-cell table:style-name="ce109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K161]/(24*60)" office:value-type="time" office:time-value="PT00H00M00S" calcext:value-type="time">
            <text:p>00:00</text:p>
          </table:table-cell>
          <table:table-cell table:style-name="ce38" table:formula="of:=IF([.F161]&lt;=0;[.K161]*[.N161];MIN([.K161]*[.N161];[.F161]))" office:value-type="currency" office:currency="SFr." office:value="0" calcext:value-type="currency">
            <text:p>SFr. 0.00</text:p>
          </table:table-cell>
          <table:table-cell table:style-name="ce38" table:formula="of:=[.G161]/[.H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2]);[$Konfiguration.B$6];VLOOKUP([.C1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2]);[$Konfiguration.B$7];VLOOKUP([.C162];[Arbeitstypen.$A$2:.$E$101];5;0))" office:value-type="float" office:value="60" calcext:value-type="float">
            <text:p>60</text:p>
          </table:table-cell>
          <table:table-cell table:style-name="ce109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K162]/(24*60)" office:value-type="time" office:time-value="PT00H00M00S" calcext:value-type="time">
            <text:p>00:00</text:p>
          </table:table-cell>
          <table:table-cell table:style-name="ce38" table:formula="of:=IF([.F162]&lt;=0;[.K162]*[.N162];MIN([.K162]*[.N162];[.F162]))" office:value-type="currency" office:currency="SFr." office:value="0" calcext:value-type="currency">
            <text:p>SFr. 0.00</text:p>
          </table:table-cell>
          <table:table-cell table:style-name="ce38" table:formula="of:=[.G162]/[.H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3]);[$Konfiguration.B$6];VLOOKUP([.C1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3]);[$Konfiguration.B$7];VLOOKUP([.C163];[Arbeitstypen.$A$2:.$E$101];5;0))" office:value-type="float" office:value="60" calcext:value-type="float">
            <text:p>60</text:p>
          </table:table-cell>
          <table:table-cell table:style-name="ce109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K163]/(24*60)" office:value-type="time" office:time-value="PT00H00M00S" calcext:value-type="time">
            <text:p>00:00</text:p>
          </table:table-cell>
          <table:table-cell table:style-name="ce38" table:formula="of:=IF([.F163]&lt;=0;[.K163]*[.N163];MIN([.K163]*[.N163];[.F163]))" office:value-type="currency" office:currency="SFr." office:value="0" calcext:value-type="currency">
            <text:p>SFr. 0.00</text:p>
          </table:table-cell>
          <table:table-cell table:style-name="ce38" table:formula="of:=[.G163]/[.H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4]);[$Konfiguration.B$6];VLOOKUP([.C1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4]);[$Konfiguration.B$7];VLOOKUP([.C164];[Arbeitstypen.$A$2:.$E$101];5;0))" office:value-type="float" office:value="60" calcext:value-type="float">
            <text:p>60</text:p>
          </table:table-cell>
          <table:table-cell table:style-name="ce109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K164]/(24*60)" office:value-type="time" office:time-value="PT00H00M00S" calcext:value-type="time">
            <text:p>00:00</text:p>
          </table:table-cell>
          <table:table-cell table:style-name="ce38" table:formula="of:=IF([.F164]&lt;=0;[.K164]*[.N164];MIN([.K164]*[.N164];[.F164]))" office:value-type="currency" office:currency="SFr." office:value="0" calcext:value-type="currency">
            <text:p>SFr. 0.00</text:p>
          </table:table-cell>
          <table:table-cell table:style-name="ce38" table:formula="of:=[.G164]/[.H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5]);[$Konfiguration.B$6];VLOOKUP([.C1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5]);[$Konfiguration.B$7];VLOOKUP([.C165];[Arbeitstypen.$A$2:.$E$101];5;0))" office:value-type="float" office:value="60" calcext:value-type="float">
            <text:p>60</text:p>
          </table:table-cell>
          <table:table-cell table:style-name="ce109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K165]/(24*60)" office:value-type="time" office:time-value="PT00H00M00S" calcext:value-type="time">
            <text:p>00:00</text:p>
          </table:table-cell>
          <table:table-cell table:style-name="ce38" table:formula="of:=IF([.F165]&lt;=0;[.K165]*[.N165];MIN([.K165]*[.N165];[.F165]))" office:value-type="currency" office:currency="SFr." office:value="0" calcext:value-type="currency">
            <text:p>SFr. 0.00</text:p>
          </table:table-cell>
          <table:table-cell table:style-name="ce38" table:formula="of:=[.G165]/[.H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6]);[$Konfiguration.B$6];VLOOKUP([.C1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6]);[$Konfiguration.B$7];VLOOKUP([.C166];[Arbeitstypen.$A$2:.$E$101];5;0))" office:value-type="float" office:value="60" calcext:value-type="float">
            <text:p>60</text:p>
          </table:table-cell>
          <table:table-cell table:style-name="ce109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K166]/(24*60)" office:value-type="time" office:time-value="PT00H00M00S" calcext:value-type="time">
            <text:p>00:00</text:p>
          </table:table-cell>
          <table:table-cell table:style-name="ce38" table:formula="of:=IF([.F166]&lt;=0;[.K166]*[.N166];MIN([.K166]*[.N166];[.F166]))" office:value-type="currency" office:currency="SFr." office:value="0" calcext:value-type="currency">
            <text:p>SFr. 0.00</text:p>
          </table:table-cell>
          <table:table-cell table:style-name="ce38" table:formula="of:=[.G166]/[.H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7]);[$Konfiguration.B$6];VLOOKUP([.C1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7]);[$Konfiguration.B$7];VLOOKUP([.C167];[Arbeitstypen.$A$2:.$E$101];5;0))" office:value-type="float" office:value="60" calcext:value-type="float">
            <text:p>60</text:p>
          </table:table-cell>
          <table:table-cell table:style-name="ce109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K167]/(24*60)" office:value-type="time" office:time-value="PT00H00M00S" calcext:value-type="time">
            <text:p>00:00</text:p>
          </table:table-cell>
          <table:table-cell table:style-name="ce38" table:formula="of:=IF([.F167]&lt;=0;[.K167]*[.N167];MIN([.K167]*[.N167];[.F167]))" office:value-type="currency" office:currency="SFr." office:value="0" calcext:value-type="currency">
            <text:p>SFr. 0.00</text:p>
          </table:table-cell>
          <table:table-cell table:style-name="ce38" table:formula="of:=[.G167]/[.H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8]);[$Konfiguration.B$6];VLOOKUP([.C1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8]);[$Konfiguration.B$7];VLOOKUP([.C168];[Arbeitstypen.$A$2:.$E$101];5;0))" office:value-type="float" office:value="60" calcext:value-type="float">
            <text:p>60</text:p>
          </table:table-cell>
          <table:table-cell table:style-name="ce109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K168]/(24*60)" office:value-type="time" office:time-value="PT00H00M00S" calcext:value-type="time">
            <text:p>00:00</text:p>
          </table:table-cell>
          <table:table-cell table:style-name="ce38" table:formula="of:=IF([.F168]&lt;=0;[.K168]*[.N168];MIN([.K168]*[.N168];[.F168]))" office:value-type="currency" office:currency="SFr." office:value="0" calcext:value-type="currency">
            <text:p>SFr. 0.00</text:p>
          </table:table-cell>
          <table:table-cell table:style-name="ce38" table:formula="of:=[.G168]/[.H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9]);[$Konfiguration.B$6];VLOOKUP([.C1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9]);[$Konfiguration.B$7];VLOOKUP([.C169];[Arbeitstypen.$A$2:.$E$101];5;0))" office:value-type="float" office:value="60" calcext:value-type="float">
            <text:p>60</text:p>
          </table:table-cell>
          <table:table-cell table:style-name="ce109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K169]/(24*60)" office:value-type="time" office:time-value="PT00H00M00S" calcext:value-type="time">
            <text:p>00:00</text:p>
          </table:table-cell>
          <table:table-cell table:style-name="ce38" table:formula="of:=IF([.F169]&lt;=0;[.K169]*[.N169];MIN([.K169]*[.N169];[.F169]))" office:value-type="currency" office:currency="SFr." office:value="0" calcext:value-type="currency">
            <text:p>SFr. 0.00</text:p>
          </table:table-cell>
          <table:table-cell table:style-name="ce38" table:formula="of:=[.G169]/[.H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0]);[$Konfiguration.B$6];VLOOKUP([.C1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0]);[$Konfiguration.B$7];VLOOKUP([.C170];[Arbeitstypen.$A$2:.$E$101];5;0))" office:value-type="float" office:value="60" calcext:value-type="float">
            <text:p>60</text:p>
          </table:table-cell>
          <table:table-cell table:style-name="ce109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K170]/(24*60)" office:value-type="time" office:time-value="PT00H00M00S" calcext:value-type="time">
            <text:p>00:00</text:p>
          </table:table-cell>
          <table:table-cell table:style-name="ce38" table:formula="of:=IF([.F170]&lt;=0;[.K170]*[.N170];MIN([.K170]*[.N170];[.F170]))" office:value-type="currency" office:currency="SFr." office:value="0" calcext:value-type="currency">
            <text:p>SFr. 0.00</text:p>
          </table:table-cell>
          <table:table-cell table:style-name="ce38" table:formula="of:=[.G170]/[.H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1]);[$Konfiguration.B$6];VLOOKUP([.C1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1]);[$Konfiguration.B$7];VLOOKUP([.C171];[Arbeitstypen.$A$2:.$E$101];5;0))" office:value-type="float" office:value="60" calcext:value-type="float">
            <text:p>60</text:p>
          </table:table-cell>
          <table:table-cell table:style-name="ce109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K171]/(24*60)" office:value-type="time" office:time-value="PT00H00M00S" calcext:value-type="time">
            <text:p>00:00</text:p>
          </table:table-cell>
          <table:table-cell table:style-name="ce38" table:formula="of:=IF([.F171]&lt;=0;[.K171]*[.N171];MIN([.K171]*[.N171];[.F171]))" office:value-type="currency" office:currency="SFr." office:value="0" calcext:value-type="currency">
            <text:p>SFr. 0.00</text:p>
          </table:table-cell>
          <table:table-cell table:style-name="ce38" table:formula="of:=[.G171]/[.H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2]);[$Konfiguration.B$6];VLOOKUP([.C1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2]);[$Konfiguration.B$7];VLOOKUP([.C172];[Arbeitstypen.$A$2:.$E$101];5;0))" office:value-type="float" office:value="60" calcext:value-type="float">
            <text:p>60</text:p>
          </table:table-cell>
          <table:table-cell table:style-name="ce109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K172]/(24*60)" office:value-type="time" office:time-value="PT00H00M00S" calcext:value-type="time">
            <text:p>00:00</text:p>
          </table:table-cell>
          <table:table-cell table:style-name="ce38" table:formula="of:=IF([.F172]&lt;=0;[.K172]*[.N172];MIN([.K172]*[.N172];[.F172]))" office:value-type="currency" office:currency="SFr." office:value="0" calcext:value-type="currency">
            <text:p>SFr. 0.00</text:p>
          </table:table-cell>
          <table:table-cell table:style-name="ce38" table:formula="of:=[.G172]/[.H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3]);[$Konfiguration.B$6];VLOOKUP([.C1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3]);[$Konfiguration.B$7];VLOOKUP([.C173];[Arbeitstypen.$A$2:.$E$101];5;0))" office:value-type="float" office:value="60" calcext:value-type="float">
            <text:p>60</text:p>
          </table:table-cell>
          <table:table-cell table:style-name="ce109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K173]/(24*60)" office:value-type="time" office:time-value="PT00H00M00S" calcext:value-type="time">
            <text:p>00:00</text:p>
          </table:table-cell>
          <table:table-cell table:style-name="ce38" table:formula="of:=IF([.F173]&lt;=0;[.K173]*[.N173];MIN([.K173]*[.N173];[.F173]))" office:value-type="currency" office:currency="SFr." office:value="0" calcext:value-type="currency">
            <text:p>SFr. 0.00</text:p>
          </table:table-cell>
          <table:table-cell table:style-name="ce38" table:formula="of:=[.G173]/[.H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4]);[$Konfiguration.B$6];VLOOKUP([.C1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4]);[$Konfiguration.B$7];VLOOKUP([.C174];[Arbeitstypen.$A$2:.$E$101];5;0))" office:value-type="float" office:value="60" calcext:value-type="float">
            <text:p>60</text:p>
          </table:table-cell>
          <table:table-cell table:style-name="ce109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K174]/(24*60)" office:value-type="time" office:time-value="PT00H00M00S" calcext:value-type="time">
            <text:p>00:00</text:p>
          </table:table-cell>
          <table:table-cell table:style-name="ce38" table:formula="of:=IF([.F174]&lt;=0;[.K174]*[.N174];MIN([.K174]*[.N174];[.F174]))" office:value-type="currency" office:currency="SFr." office:value="0" calcext:value-type="currency">
            <text:p>SFr. 0.00</text:p>
          </table:table-cell>
          <table:table-cell table:style-name="ce38" table:formula="of:=[.G174]/[.H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5]);[$Konfiguration.B$6];VLOOKUP([.C1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5]);[$Konfiguration.B$7];VLOOKUP([.C175];[Arbeitstypen.$A$2:.$E$101];5;0))" office:value-type="float" office:value="60" calcext:value-type="float">
            <text:p>60</text:p>
          </table:table-cell>
          <table:table-cell table:style-name="ce109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K175]/(24*60)" office:value-type="time" office:time-value="PT00H00M00S" calcext:value-type="time">
            <text:p>00:00</text:p>
          </table:table-cell>
          <table:table-cell table:style-name="ce38" table:formula="of:=IF([.F175]&lt;=0;[.K175]*[.N175];MIN([.K175]*[.N175];[.F175]))" office:value-type="currency" office:currency="SFr." office:value="0" calcext:value-type="currency">
            <text:p>SFr. 0.00</text:p>
          </table:table-cell>
          <table:table-cell table:style-name="ce38" table:formula="of:=[.G175]/[.H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6]);[$Konfiguration.B$6];VLOOKUP([.C1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6]);[$Konfiguration.B$7];VLOOKUP([.C176];[Arbeitstypen.$A$2:.$E$101];5;0))" office:value-type="float" office:value="60" calcext:value-type="float">
            <text:p>60</text:p>
          </table:table-cell>
          <table:table-cell table:style-name="ce109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K176]/(24*60)" office:value-type="time" office:time-value="PT00H00M00S" calcext:value-type="time">
            <text:p>00:00</text:p>
          </table:table-cell>
          <table:table-cell table:style-name="ce38" table:formula="of:=IF([.F176]&lt;=0;[.K176]*[.N176];MIN([.K176]*[.N176];[.F176]))" office:value-type="currency" office:currency="SFr." office:value="0" calcext:value-type="currency">
            <text:p>SFr. 0.00</text:p>
          </table:table-cell>
          <table:table-cell table:style-name="ce38" table:formula="of:=[.G176]/[.H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7]);[$Konfiguration.B$6];VLOOKUP([.C1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7]);[$Konfiguration.B$7];VLOOKUP([.C177];[Arbeitstypen.$A$2:.$E$101];5;0))" office:value-type="float" office:value="60" calcext:value-type="float">
            <text:p>60</text:p>
          </table:table-cell>
          <table:table-cell table:style-name="ce109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K177]/(24*60)" office:value-type="time" office:time-value="PT00H00M00S" calcext:value-type="time">
            <text:p>00:00</text:p>
          </table:table-cell>
          <table:table-cell table:style-name="ce38" table:formula="of:=IF([.F177]&lt;=0;[.K177]*[.N177];MIN([.K177]*[.N177];[.F177]))" office:value-type="currency" office:currency="SFr." office:value="0" calcext:value-type="currency">
            <text:p>SFr. 0.00</text:p>
          </table:table-cell>
          <table:table-cell table:style-name="ce38" table:formula="of:=[.G177]/[.H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8]);[$Konfiguration.B$6];VLOOKUP([.C1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8]);[$Konfiguration.B$7];VLOOKUP([.C178];[Arbeitstypen.$A$2:.$E$101];5;0))" office:value-type="float" office:value="60" calcext:value-type="float">
            <text:p>60</text:p>
          </table:table-cell>
          <table:table-cell table:style-name="ce109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K178]/(24*60)" office:value-type="time" office:time-value="PT00H00M00S" calcext:value-type="time">
            <text:p>00:00</text:p>
          </table:table-cell>
          <table:table-cell table:style-name="ce38" table:formula="of:=IF([.F178]&lt;=0;[.K178]*[.N178];MIN([.K178]*[.N178];[.F178]))" office:value-type="currency" office:currency="SFr." office:value="0" calcext:value-type="currency">
            <text:p>SFr. 0.00</text:p>
          </table:table-cell>
          <table:table-cell table:style-name="ce38" table:formula="of:=[.G178]/[.H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9]);[$Konfiguration.B$6];VLOOKUP([.C1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9]);[$Konfiguration.B$7];VLOOKUP([.C179];[Arbeitstypen.$A$2:.$E$101];5;0))" office:value-type="float" office:value="60" calcext:value-type="float">
            <text:p>60</text:p>
          </table:table-cell>
          <table:table-cell table:style-name="ce109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K179]/(24*60)" office:value-type="time" office:time-value="PT00H00M00S" calcext:value-type="time">
            <text:p>00:00</text:p>
          </table:table-cell>
          <table:table-cell table:style-name="ce38" table:formula="of:=IF([.F179]&lt;=0;[.K179]*[.N179];MIN([.K179]*[.N179];[.F179]))" office:value-type="currency" office:currency="SFr." office:value="0" calcext:value-type="currency">
            <text:p>SFr. 0.00</text:p>
          </table:table-cell>
          <table:table-cell table:style-name="ce38" table:formula="of:=[.G179]/[.H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0]);[$Konfiguration.B$6];VLOOKUP([.C1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0]);[$Konfiguration.B$7];VLOOKUP([.C180];[Arbeitstypen.$A$2:.$E$101];5;0))" office:value-type="float" office:value="60" calcext:value-type="float">
            <text:p>60</text:p>
          </table:table-cell>
          <table:table-cell table:style-name="ce109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K180]/(24*60)" office:value-type="time" office:time-value="PT00H00M00S" calcext:value-type="time">
            <text:p>00:00</text:p>
          </table:table-cell>
          <table:table-cell table:style-name="ce38" table:formula="of:=IF([.F180]&lt;=0;[.K180]*[.N180];MIN([.K180]*[.N180];[.F180]))" office:value-type="currency" office:currency="SFr." office:value="0" calcext:value-type="currency">
            <text:p>SFr. 0.00</text:p>
          </table:table-cell>
          <table:table-cell table:style-name="ce38" table:formula="of:=[.G180]/[.H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1]);[$Konfiguration.B$6];VLOOKUP([.C1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1]);[$Konfiguration.B$7];VLOOKUP([.C181];[Arbeitstypen.$A$2:.$E$101];5;0))" office:value-type="float" office:value="60" calcext:value-type="float">
            <text:p>60</text:p>
          </table:table-cell>
          <table:table-cell table:style-name="ce109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K181]/(24*60)" office:value-type="time" office:time-value="PT00H00M00S" calcext:value-type="time">
            <text:p>00:00</text:p>
          </table:table-cell>
          <table:table-cell table:style-name="ce38" table:formula="of:=IF([.F181]&lt;=0;[.K181]*[.N181];MIN([.K181]*[.N181];[.F181]))" office:value-type="currency" office:currency="SFr." office:value="0" calcext:value-type="currency">
            <text:p>SFr. 0.00</text:p>
          </table:table-cell>
          <table:table-cell table:style-name="ce38" table:formula="of:=[.G181]/[.H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2]);[$Konfiguration.B$6];VLOOKUP([.C1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2]);[$Konfiguration.B$7];VLOOKUP([.C182];[Arbeitstypen.$A$2:.$E$101];5;0))" office:value-type="float" office:value="60" calcext:value-type="float">
            <text:p>60</text:p>
          </table:table-cell>
          <table:table-cell table:style-name="ce109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K182]/(24*60)" office:value-type="time" office:time-value="PT00H00M00S" calcext:value-type="time">
            <text:p>00:00</text:p>
          </table:table-cell>
          <table:table-cell table:style-name="ce38" table:formula="of:=IF([.F182]&lt;=0;[.K182]*[.N182];MIN([.K182]*[.N182];[.F182]))" office:value-type="currency" office:currency="SFr." office:value="0" calcext:value-type="currency">
            <text:p>SFr. 0.00</text:p>
          </table:table-cell>
          <table:table-cell table:style-name="ce38" table:formula="of:=[.G182]/[.H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3]);[$Konfiguration.B$6];VLOOKUP([.C1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3]);[$Konfiguration.B$7];VLOOKUP([.C183];[Arbeitstypen.$A$2:.$E$101];5;0))" office:value-type="float" office:value="60" calcext:value-type="float">
            <text:p>60</text:p>
          </table:table-cell>
          <table:table-cell table:style-name="ce109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K183]/(24*60)" office:value-type="time" office:time-value="PT00H00M00S" calcext:value-type="time">
            <text:p>00:00</text:p>
          </table:table-cell>
          <table:table-cell table:style-name="ce38" table:formula="of:=IF([.F183]&lt;=0;[.K183]*[.N183];MIN([.K183]*[.N183];[.F183]))" office:value-type="currency" office:currency="SFr." office:value="0" calcext:value-type="currency">
            <text:p>SFr. 0.00</text:p>
          </table:table-cell>
          <table:table-cell table:style-name="ce38" table:formula="of:=[.G183]/[.H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4]);[$Konfiguration.B$6];VLOOKUP([.C1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4]);[$Konfiguration.B$7];VLOOKUP([.C184];[Arbeitstypen.$A$2:.$E$101];5;0))" office:value-type="float" office:value="60" calcext:value-type="float">
            <text:p>60</text:p>
          </table:table-cell>
          <table:table-cell table:style-name="ce109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K184]/(24*60)" office:value-type="time" office:time-value="PT00H00M00S" calcext:value-type="time">
            <text:p>00:00</text:p>
          </table:table-cell>
          <table:table-cell table:style-name="ce38" table:formula="of:=IF([.F184]&lt;=0;[.K184]*[.N184];MIN([.K184]*[.N184];[.F184]))" office:value-type="currency" office:currency="SFr." office:value="0" calcext:value-type="currency">
            <text:p>SFr. 0.00</text:p>
          </table:table-cell>
          <table:table-cell table:style-name="ce38" table:formula="of:=[.G184]/[.H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5]);[$Konfiguration.B$6];VLOOKUP([.C1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5]);[$Konfiguration.B$7];VLOOKUP([.C185];[Arbeitstypen.$A$2:.$E$101];5;0))" office:value-type="float" office:value="60" calcext:value-type="float">
            <text:p>60</text:p>
          </table:table-cell>
          <table:table-cell table:style-name="ce109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K185]/(24*60)" office:value-type="time" office:time-value="PT00H00M00S" calcext:value-type="time">
            <text:p>00:00</text:p>
          </table:table-cell>
          <table:table-cell table:style-name="ce38" table:formula="of:=IF([.F185]&lt;=0;[.K185]*[.N185];MIN([.K185]*[.N185];[.F185]))" office:value-type="currency" office:currency="SFr." office:value="0" calcext:value-type="currency">
            <text:p>SFr. 0.00</text:p>
          </table:table-cell>
          <table:table-cell table:style-name="ce38" table:formula="of:=[.G185]/[.H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6]);[$Konfiguration.B$6];VLOOKUP([.C1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6]);[$Konfiguration.B$7];VLOOKUP([.C186];[Arbeitstypen.$A$2:.$E$101];5;0))" office:value-type="float" office:value="60" calcext:value-type="float">
            <text:p>60</text:p>
          </table:table-cell>
          <table:table-cell table:style-name="ce109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K186]/(24*60)" office:value-type="time" office:time-value="PT00H00M00S" calcext:value-type="time">
            <text:p>00:00</text:p>
          </table:table-cell>
          <table:table-cell table:style-name="ce38" table:formula="of:=IF([.F186]&lt;=0;[.K186]*[.N186];MIN([.K186]*[.N186];[.F186]))" office:value-type="currency" office:currency="SFr." office:value="0" calcext:value-type="currency">
            <text:p>SFr. 0.00</text:p>
          </table:table-cell>
          <table:table-cell table:style-name="ce38" table:formula="of:=[.G186]/[.H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7]);[$Konfiguration.B$6];VLOOKUP([.C1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7]);[$Konfiguration.B$7];VLOOKUP([.C187];[Arbeitstypen.$A$2:.$E$101];5;0))" office:value-type="float" office:value="60" calcext:value-type="float">
            <text:p>60</text:p>
          </table:table-cell>
          <table:table-cell table:style-name="ce109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K187]/(24*60)" office:value-type="time" office:time-value="PT00H00M00S" calcext:value-type="time">
            <text:p>00:00</text:p>
          </table:table-cell>
          <table:table-cell table:style-name="ce38" table:formula="of:=IF([.F187]&lt;=0;[.K187]*[.N187];MIN([.K187]*[.N187];[.F187]))" office:value-type="currency" office:currency="SFr." office:value="0" calcext:value-type="currency">
            <text:p>SFr. 0.00</text:p>
          </table:table-cell>
          <table:table-cell table:style-name="ce38" table:formula="of:=[.G187]/[.H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8]);[$Konfiguration.B$6];VLOOKUP([.C1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8]);[$Konfiguration.B$7];VLOOKUP([.C188];[Arbeitstypen.$A$2:.$E$101];5;0))" office:value-type="float" office:value="60" calcext:value-type="float">
            <text:p>60</text:p>
          </table:table-cell>
          <table:table-cell table:style-name="ce109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K188]/(24*60)" office:value-type="time" office:time-value="PT00H00M00S" calcext:value-type="time">
            <text:p>00:00</text:p>
          </table:table-cell>
          <table:table-cell table:style-name="ce38" table:formula="of:=IF([.F188]&lt;=0;[.K188]*[.N188];MIN([.K188]*[.N188];[.F188]))" office:value-type="currency" office:currency="SFr." office:value="0" calcext:value-type="currency">
            <text:p>SFr. 0.00</text:p>
          </table:table-cell>
          <table:table-cell table:style-name="ce38" table:formula="of:=[.G188]/[.H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9]);[$Konfiguration.B$6];VLOOKUP([.C1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9]);[$Konfiguration.B$7];VLOOKUP([.C189];[Arbeitstypen.$A$2:.$E$101];5;0))" office:value-type="float" office:value="60" calcext:value-type="float">
            <text:p>60</text:p>
          </table:table-cell>
          <table:table-cell table:style-name="ce109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K189]/(24*60)" office:value-type="time" office:time-value="PT00H00M00S" calcext:value-type="time">
            <text:p>00:00</text:p>
          </table:table-cell>
          <table:table-cell table:style-name="ce38" table:formula="of:=IF([.F189]&lt;=0;[.K189]*[.N189];MIN([.K189]*[.N189];[.F189]))" office:value-type="currency" office:currency="SFr." office:value="0" calcext:value-type="currency">
            <text:p>SFr. 0.00</text:p>
          </table:table-cell>
          <table:table-cell table:style-name="ce38" table:formula="of:=[.G189]/[.H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0]);[$Konfiguration.B$6];VLOOKUP([.C1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0]);[$Konfiguration.B$7];VLOOKUP([.C190];[Arbeitstypen.$A$2:.$E$101];5;0))" office:value-type="float" office:value="60" calcext:value-type="float">
            <text:p>60</text:p>
          </table:table-cell>
          <table:table-cell table:style-name="ce109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K190]/(24*60)" office:value-type="time" office:time-value="PT00H00M00S" calcext:value-type="time">
            <text:p>00:00</text:p>
          </table:table-cell>
          <table:table-cell table:style-name="ce38" table:formula="of:=IF([.F190]&lt;=0;[.K190]*[.N190];MIN([.K190]*[.N190];[.F190]))" office:value-type="currency" office:currency="SFr." office:value="0" calcext:value-type="currency">
            <text:p>SFr. 0.00</text:p>
          </table:table-cell>
          <table:table-cell table:style-name="ce38" table:formula="of:=[.G190]/[.H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1]);[$Konfiguration.B$6];VLOOKUP([.C1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1]);[$Konfiguration.B$7];VLOOKUP([.C191];[Arbeitstypen.$A$2:.$E$101];5;0))" office:value-type="float" office:value="60" calcext:value-type="float">
            <text:p>60</text:p>
          </table:table-cell>
          <table:table-cell table:style-name="ce109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K191]/(24*60)" office:value-type="time" office:time-value="PT00H00M00S" calcext:value-type="time">
            <text:p>00:00</text:p>
          </table:table-cell>
          <table:table-cell table:style-name="ce38" table:formula="of:=IF([.F191]&lt;=0;[.K191]*[.N191];MIN([.K191]*[.N191];[.F191]))" office:value-type="currency" office:currency="SFr." office:value="0" calcext:value-type="currency">
            <text:p>SFr. 0.00</text:p>
          </table:table-cell>
          <table:table-cell table:style-name="ce38" table:formula="of:=[.G191]/[.H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2]);[$Konfiguration.B$6];VLOOKUP([.C1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2]);[$Konfiguration.B$7];VLOOKUP([.C192];[Arbeitstypen.$A$2:.$E$101];5;0))" office:value-type="float" office:value="60" calcext:value-type="float">
            <text:p>60</text:p>
          </table:table-cell>
          <table:table-cell table:style-name="ce109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K192]/(24*60)" office:value-type="time" office:time-value="PT00H00M00S" calcext:value-type="time">
            <text:p>00:00</text:p>
          </table:table-cell>
          <table:table-cell table:style-name="ce38" table:formula="of:=IF([.F192]&lt;=0;[.K192]*[.N192];MIN([.K192]*[.N192];[.F192]))" office:value-type="currency" office:currency="SFr." office:value="0" calcext:value-type="currency">
            <text:p>SFr. 0.00</text:p>
          </table:table-cell>
          <table:table-cell table:style-name="ce38" table:formula="of:=[.G192]/[.H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3]);[$Konfiguration.B$6];VLOOKUP([.C1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3]);[$Konfiguration.B$7];VLOOKUP([.C193];[Arbeitstypen.$A$2:.$E$101];5;0))" office:value-type="float" office:value="60" calcext:value-type="float">
            <text:p>60</text:p>
          </table:table-cell>
          <table:table-cell table:style-name="ce109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K193]/(24*60)" office:value-type="time" office:time-value="PT00H00M00S" calcext:value-type="time">
            <text:p>00:00</text:p>
          </table:table-cell>
          <table:table-cell table:style-name="ce38" table:formula="of:=IF([.F193]&lt;=0;[.K193]*[.N193];MIN([.K193]*[.N193];[.F193]))" office:value-type="currency" office:currency="SFr." office:value="0" calcext:value-type="currency">
            <text:p>SFr. 0.00</text:p>
          </table:table-cell>
          <table:table-cell table:style-name="ce38" table:formula="of:=[.G193]/[.H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4]);[$Konfiguration.B$6];VLOOKUP([.C1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4]);[$Konfiguration.B$7];VLOOKUP([.C194];[Arbeitstypen.$A$2:.$E$101];5;0))" office:value-type="float" office:value="60" calcext:value-type="float">
            <text:p>60</text:p>
          </table:table-cell>
          <table:table-cell table:style-name="ce109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K194]/(24*60)" office:value-type="time" office:time-value="PT00H00M00S" calcext:value-type="time">
            <text:p>00:00</text:p>
          </table:table-cell>
          <table:table-cell table:style-name="ce38" table:formula="of:=IF([.F194]&lt;=0;[.K194]*[.N194];MIN([.K194]*[.N194];[.F194]))" office:value-type="currency" office:currency="SFr." office:value="0" calcext:value-type="currency">
            <text:p>SFr. 0.00</text:p>
          </table:table-cell>
          <table:table-cell table:style-name="ce38" table:formula="of:=[.G194]/[.H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5]);[$Konfiguration.B$6];VLOOKUP([.C1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5]);[$Konfiguration.B$7];VLOOKUP([.C195];[Arbeitstypen.$A$2:.$E$101];5;0))" office:value-type="float" office:value="60" calcext:value-type="float">
            <text:p>60</text:p>
          </table:table-cell>
          <table:table-cell table:style-name="ce109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K195]/(24*60)" office:value-type="time" office:time-value="PT00H00M00S" calcext:value-type="time">
            <text:p>00:00</text:p>
          </table:table-cell>
          <table:table-cell table:style-name="ce38" table:formula="of:=IF([.F195]&lt;=0;[.K195]*[.N195];MIN([.K195]*[.N195];[.F195]))" office:value-type="currency" office:currency="SFr." office:value="0" calcext:value-type="currency">
            <text:p>SFr. 0.00</text:p>
          </table:table-cell>
          <table:table-cell table:style-name="ce38" table:formula="of:=[.G195]/[.H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6]);[$Konfiguration.B$6];VLOOKUP([.C1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6]);[$Konfiguration.B$7];VLOOKUP([.C196];[Arbeitstypen.$A$2:.$E$101];5;0))" office:value-type="float" office:value="60" calcext:value-type="float">
            <text:p>60</text:p>
          </table:table-cell>
          <table:table-cell table:style-name="ce109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K196]/(24*60)" office:value-type="time" office:time-value="PT00H00M00S" calcext:value-type="time">
            <text:p>00:00</text:p>
          </table:table-cell>
          <table:table-cell table:style-name="ce38" table:formula="of:=IF([.F196]&lt;=0;[.K196]*[.N196];MIN([.K196]*[.N196];[.F196]))" office:value-type="currency" office:currency="SFr." office:value="0" calcext:value-type="currency">
            <text:p>SFr. 0.00</text:p>
          </table:table-cell>
          <table:table-cell table:style-name="ce38" table:formula="of:=[.G196]/[.H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7]);[$Konfiguration.B$6];VLOOKUP([.C1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7]);[$Konfiguration.B$7];VLOOKUP([.C197];[Arbeitstypen.$A$2:.$E$101];5;0))" office:value-type="float" office:value="60" calcext:value-type="float">
            <text:p>60</text:p>
          </table:table-cell>
          <table:table-cell table:style-name="ce109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K197]/(24*60)" office:value-type="time" office:time-value="PT00H00M00S" calcext:value-type="time">
            <text:p>00:00</text:p>
          </table:table-cell>
          <table:table-cell table:style-name="ce38" table:formula="of:=IF([.F197]&lt;=0;[.K197]*[.N197];MIN([.K197]*[.N197];[.F197]))" office:value-type="currency" office:currency="SFr." office:value="0" calcext:value-type="currency">
            <text:p>SFr. 0.00</text:p>
          </table:table-cell>
          <table:table-cell table:style-name="ce38" table:formula="of:=[.G197]/[.H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8]);[$Konfiguration.B$6];VLOOKUP([.C1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8]);[$Konfiguration.B$7];VLOOKUP([.C198];[Arbeitstypen.$A$2:.$E$101];5;0))" office:value-type="float" office:value="60" calcext:value-type="float">
            <text:p>60</text:p>
          </table:table-cell>
          <table:table-cell table:style-name="ce109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K198]/(24*60)" office:value-type="time" office:time-value="PT00H00M00S" calcext:value-type="time">
            <text:p>00:00</text:p>
          </table:table-cell>
          <table:table-cell table:style-name="ce38" table:formula="of:=IF([.F198]&lt;=0;[.K198]*[.N198];MIN([.K198]*[.N198];[.F198]))" office:value-type="currency" office:currency="SFr." office:value="0" calcext:value-type="currency">
            <text:p>SFr. 0.00</text:p>
          </table:table-cell>
          <table:table-cell table:style-name="ce38" table:formula="of:=[.G198]/[.H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9]);[$Konfiguration.B$6];VLOOKUP([.C1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9]);[$Konfiguration.B$7];VLOOKUP([.C199];[Arbeitstypen.$A$2:.$E$101];5;0))" office:value-type="float" office:value="60" calcext:value-type="float">
            <text:p>60</text:p>
          </table:table-cell>
          <table:table-cell table:style-name="ce109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K199]/(24*60)" office:value-type="time" office:time-value="PT00H00M00S" calcext:value-type="time">
            <text:p>00:00</text:p>
          </table:table-cell>
          <table:table-cell table:style-name="ce38" table:formula="of:=IF([.F199]&lt;=0;[.K199]*[.N199];MIN([.K199]*[.N199];[.F199]))" office:value-type="currency" office:currency="SFr." office:value="0" calcext:value-type="currency">
            <text:p>SFr. 0.00</text:p>
          </table:table-cell>
          <table:table-cell table:style-name="ce38" table:formula="of:=[.G199]/[.H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0]);[$Konfiguration.B$6];VLOOKUP([.C2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0]);[$Konfiguration.B$7];VLOOKUP([.C200];[Arbeitstypen.$A$2:.$E$101];5;0))" office:value-type="float" office:value="60" calcext:value-type="float">
            <text:p>60</text:p>
          </table:table-cell>
          <table:table-cell table:style-name="ce109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K200]/(24*60)" office:value-type="time" office:time-value="PT00H00M00S" calcext:value-type="time">
            <text:p>00:00</text:p>
          </table:table-cell>
          <table:table-cell table:style-name="ce38" table:formula="of:=IF([.F200]&lt;=0;[.K200]*[.N200];MIN([.K200]*[.N200];[.F200]))" office:value-type="currency" office:currency="SFr." office:value="0" calcext:value-type="currency">
            <text:p>SFr. 0.00</text:p>
          </table:table-cell>
          <table:table-cell table:style-name="ce38" table:formula="of:=[.G200]/[.H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1]);[$Konfiguration.B$6];VLOOKUP([.C2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1]);[$Konfiguration.B$7];VLOOKUP([.C201];[Arbeitstypen.$A$2:.$E$101];5;0))" office:value-type="float" office:value="60" calcext:value-type="float">
            <text:p>60</text:p>
          </table:table-cell>
          <table:table-cell table:style-name="ce109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K201]/(24*60)" office:value-type="time" office:time-value="PT00H00M00S" calcext:value-type="time">
            <text:p>00:00</text:p>
          </table:table-cell>
          <table:table-cell table:style-name="ce38" table:formula="of:=IF([.F201]&lt;=0;[.K201]*[.N201];MIN([.K201]*[.N201];[.F201]))" office:value-type="currency" office:currency="SFr." office:value="0" calcext:value-type="currency">
            <text:p>SFr. 0.00</text:p>
          </table:table-cell>
          <table:table-cell table:style-name="ce38" table:formula="of:=[.G201]/[.H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2]);[$Konfiguration.B$6];VLOOKUP([.C2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2]);[$Konfiguration.B$7];VLOOKUP([.C202];[Arbeitstypen.$A$2:.$E$101];5;0))" office:value-type="float" office:value="60" calcext:value-type="float">
            <text:p>60</text:p>
          </table:table-cell>
          <table:table-cell table:style-name="ce109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K202]/(24*60)" office:value-type="time" office:time-value="PT00H00M00S" calcext:value-type="time">
            <text:p>00:00</text:p>
          </table:table-cell>
          <table:table-cell table:style-name="ce38" table:formula="of:=IF([.F202]&lt;=0;[.K202]*[.N202];MIN([.K202]*[.N202];[.F202]))" office:value-type="currency" office:currency="SFr." office:value="0" calcext:value-type="currency">
            <text:p>SFr. 0.00</text:p>
          </table:table-cell>
          <table:table-cell table:style-name="ce38" table:formula="of:=[.G202]/[.H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3]);[$Konfiguration.B$6];VLOOKUP([.C2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3]);[$Konfiguration.B$7];VLOOKUP([.C203];[Arbeitstypen.$A$2:.$E$101];5;0))" office:value-type="float" office:value="60" calcext:value-type="float">
            <text:p>60</text:p>
          </table:table-cell>
          <table:table-cell table:style-name="ce109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K203]/(24*60)" office:value-type="time" office:time-value="PT00H00M00S" calcext:value-type="time">
            <text:p>00:00</text:p>
          </table:table-cell>
          <table:table-cell table:style-name="ce38" table:formula="of:=IF([.F203]&lt;=0;[.K203]*[.N203];MIN([.K203]*[.N203];[.F203]))" office:value-type="currency" office:currency="SFr." office:value="0" calcext:value-type="currency">
            <text:p>SFr. 0.00</text:p>
          </table:table-cell>
          <table:table-cell table:style-name="ce38" table:formula="of:=[.G203]/[.H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4]);[$Konfiguration.B$6];VLOOKUP([.C2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4]);[$Konfiguration.B$7];VLOOKUP([.C204];[Arbeitstypen.$A$2:.$E$101];5;0))" office:value-type="float" office:value="60" calcext:value-type="float">
            <text:p>60</text:p>
          </table:table-cell>
          <table:table-cell table:style-name="ce109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K204]/(24*60)" office:value-type="time" office:time-value="PT00H00M00S" calcext:value-type="time">
            <text:p>00:00</text:p>
          </table:table-cell>
          <table:table-cell table:style-name="ce38" table:formula="of:=IF([.F204]&lt;=0;[.K204]*[.N204];MIN([.K204]*[.N204];[.F204]))" office:value-type="currency" office:currency="SFr." office:value="0" calcext:value-type="currency">
            <text:p>SFr. 0.00</text:p>
          </table:table-cell>
          <table:table-cell table:style-name="ce38" table:formula="of:=[.G204]/[.H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5]);[$Konfiguration.B$6];VLOOKUP([.C2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5]);[$Konfiguration.B$7];VLOOKUP([.C205];[Arbeitstypen.$A$2:.$E$101];5;0))" office:value-type="float" office:value="60" calcext:value-type="float">
            <text:p>60</text:p>
          </table:table-cell>
          <table:table-cell table:style-name="ce109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K205]/(24*60)" office:value-type="time" office:time-value="PT00H00M00S" calcext:value-type="time">
            <text:p>00:00</text:p>
          </table:table-cell>
          <table:table-cell table:style-name="ce38" table:formula="of:=IF([.F205]&lt;=0;[.K205]*[.N205];MIN([.K205]*[.N205];[.F205]))" office:value-type="currency" office:currency="SFr." office:value="0" calcext:value-type="currency">
            <text:p>SFr. 0.00</text:p>
          </table:table-cell>
          <table:table-cell table:style-name="ce38" table:formula="of:=[.G205]/[.H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6]);[$Konfiguration.B$6];VLOOKUP([.C2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6]);[$Konfiguration.B$7];VLOOKUP([.C206];[Arbeitstypen.$A$2:.$E$101];5;0))" office:value-type="float" office:value="60" calcext:value-type="float">
            <text:p>60</text:p>
          </table:table-cell>
          <table:table-cell table:style-name="ce109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K206]/(24*60)" office:value-type="time" office:time-value="PT00H00M00S" calcext:value-type="time">
            <text:p>00:00</text:p>
          </table:table-cell>
          <table:table-cell table:style-name="ce38" table:formula="of:=IF([.F206]&lt;=0;[.K206]*[.N206];MIN([.K206]*[.N206];[.F206]))" office:value-type="currency" office:currency="SFr." office:value="0" calcext:value-type="currency">
            <text:p>SFr. 0.00</text:p>
          </table:table-cell>
          <table:table-cell table:style-name="ce38" table:formula="of:=[.G206]/[.H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7]);[$Konfiguration.B$6];VLOOKUP([.C2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7]);[$Konfiguration.B$7];VLOOKUP([.C207];[Arbeitstypen.$A$2:.$E$101];5;0))" office:value-type="float" office:value="60" calcext:value-type="float">
            <text:p>60</text:p>
          </table:table-cell>
          <table:table-cell table:style-name="ce109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K207]/(24*60)" office:value-type="time" office:time-value="PT00H00M00S" calcext:value-type="time">
            <text:p>00:00</text:p>
          </table:table-cell>
          <table:table-cell table:style-name="ce38" table:formula="of:=IF([.F207]&lt;=0;[.K207]*[.N207];MIN([.K207]*[.N207];[.F207]))" office:value-type="currency" office:currency="SFr." office:value="0" calcext:value-type="currency">
            <text:p>SFr. 0.00</text:p>
          </table:table-cell>
          <table:table-cell table:style-name="ce38" table:formula="of:=[.G207]/[.H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8]);[$Konfiguration.B$6];VLOOKUP([.C2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8]);[$Konfiguration.B$7];VLOOKUP([.C208];[Arbeitstypen.$A$2:.$E$101];5;0))" office:value-type="float" office:value="60" calcext:value-type="float">
            <text:p>60</text:p>
          </table:table-cell>
          <table:table-cell table:style-name="ce109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K208]/(24*60)" office:value-type="time" office:time-value="PT00H00M00S" calcext:value-type="time">
            <text:p>00:00</text:p>
          </table:table-cell>
          <table:table-cell table:style-name="ce38" table:formula="of:=IF([.F208]&lt;=0;[.K208]*[.N208];MIN([.K208]*[.N208];[.F208]))" office:value-type="currency" office:currency="SFr." office:value="0" calcext:value-type="currency">
            <text:p>SFr. 0.00</text:p>
          </table:table-cell>
          <table:table-cell table:style-name="ce38" table:formula="of:=[.G208]/[.H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9]);[$Konfiguration.B$6];VLOOKUP([.C2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9]);[$Konfiguration.B$7];VLOOKUP([.C209];[Arbeitstypen.$A$2:.$E$101];5;0))" office:value-type="float" office:value="60" calcext:value-type="float">
            <text:p>60</text:p>
          </table:table-cell>
          <table:table-cell table:style-name="ce109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K209]/(24*60)" office:value-type="time" office:time-value="PT00H00M00S" calcext:value-type="time">
            <text:p>00:00</text:p>
          </table:table-cell>
          <table:table-cell table:style-name="ce38" table:formula="of:=IF([.F209]&lt;=0;[.K209]*[.N209];MIN([.K209]*[.N209];[.F209]))" office:value-type="currency" office:currency="SFr." office:value="0" calcext:value-type="currency">
            <text:p>SFr. 0.00</text:p>
          </table:table-cell>
          <table:table-cell table:style-name="ce38" table:formula="of:=[.G209]/[.H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0]);[$Konfiguration.B$6];VLOOKUP([.C2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0]);[$Konfiguration.B$7];VLOOKUP([.C210];[Arbeitstypen.$A$2:.$E$101];5;0))" office:value-type="float" office:value="60" calcext:value-type="float">
            <text:p>60</text:p>
          </table:table-cell>
          <table:table-cell table:style-name="ce109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K210]/(24*60)" office:value-type="time" office:time-value="PT00H00M00S" calcext:value-type="time">
            <text:p>00:00</text:p>
          </table:table-cell>
          <table:table-cell table:style-name="ce38" table:formula="of:=IF([.F210]&lt;=0;[.K210]*[.N210];MIN([.K210]*[.N210];[.F210]))" office:value-type="currency" office:currency="SFr." office:value="0" calcext:value-type="currency">
            <text:p>SFr. 0.00</text:p>
          </table:table-cell>
          <table:table-cell table:style-name="ce38" table:formula="of:=[.G210]/[.H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1]);[$Konfiguration.B$6];VLOOKUP([.C2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1]);[$Konfiguration.B$7];VLOOKUP([.C211];[Arbeitstypen.$A$2:.$E$101];5;0))" office:value-type="float" office:value="60" calcext:value-type="float">
            <text:p>60</text:p>
          </table:table-cell>
          <table:table-cell table:style-name="ce109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K211]/(24*60)" office:value-type="time" office:time-value="PT00H00M00S" calcext:value-type="time">
            <text:p>00:00</text:p>
          </table:table-cell>
          <table:table-cell table:style-name="ce38" table:formula="of:=IF([.F211]&lt;=0;[.K211]*[.N211];MIN([.K211]*[.N211];[.F211]))" office:value-type="currency" office:currency="SFr." office:value="0" calcext:value-type="currency">
            <text:p>SFr. 0.00</text:p>
          </table:table-cell>
          <table:table-cell table:style-name="ce38" table:formula="of:=[.G211]/[.H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2]);[$Konfiguration.B$6];VLOOKUP([.C2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2]);[$Konfiguration.B$7];VLOOKUP([.C212];[Arbeitstypen.$A$2:.$E$101];5;0))" office:value-type="float" office:value="60" calcext:value-type="float">
            <text:p>60</text:p>
          </table:table-cell>
          <table:table-cell table:style-name="ce109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K212]/(24*60)" office:value-type="time" office:time-value="PT00H00M00S" calcext:value-type="time">
            <text:p>00:00</text:p>
          </table:table-cell>
          <table:table-cell table:style-name="ce38" table:formula="of:=IF([.F212]&lt;=0;[.K212]*[.N212];MIN([.K212]*[.N212];[.F212]))" office:value-type="currency" office:currency="SFr." office:value="0" calcext:value-type="currency">
            <text:p>SFr. 0.00</text:p>
          </table:table-cell>
          <table:table-cell table:style-name="ce38" table:formula="of:=[.G212]/[.H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3]);[$Konfiguration.B$6];VLOOKUP([.C2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3]);[$Konfiguration.B$7];VLOOKUP([.C213];[Arbeitstypen.$A$2:.$E$101];5;0))" office:value-type="float" office:value="60" calcext:value-type="float">
            <text:p>60</text:p>
          </table:table-cell>
          <table:table-cell table:style-name="ce109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K213]/(24*60)" office:value-type="time" office:time-value="PT00H00M00S" calcext:value-type="time">
            <text:p>00:00</text:p>
          </table:table-cell>
          <table:table-cell table:style-name="ce38" table:formula="of:=IF([.F213]&lt;=0;[.K213]*[.N213];MIN([.K213]*[.N213];[.F213]))" office:value-type="currency" office:currency="SFr." office:value="0" calcext:value-type="currency">
            <text:p>SFr. 0.00</text:p>
          </table:table-cell>
          <table:table-cell table:style-name="ce38" table:formula="of:=[.G213]/[.H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4]);[$Konfiguration.B$6];VLOOKUP([.C2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4]);[$Konfiguration.B$7];VLOOKUP([.C214];[Arbeitstypen.$A$2:.$E$101];5;0))" office:value-type="float" office:value="60" calcext:value-type="float">
            <text:p>60</text:p>
          </table:table-cell>
          <table:table-cell table:style-name="ce109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K214]/(24*60)" office:value-type="time" office:time-value="PT00H00M00S" calcext:value-type="time">
            <text:p>00:00</text:p>
          </table:table-cell>
          <table:table-cell table:style-name="ce38" table:formula="of:=IF([.F214]&lt;=0;[.K214]*[.N214];MIN([.K214]*[.N214];[.F214]))" office:value-type="currency" office:currency="SFr." office:value="0" calcext:value-type="currency">
            <text:p>SFr. 0.00</text:p>
          </table:table-cell>
          <table:table-cell table:style-name="ce38" table:formula="of:=[.G214]/[.H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5]);[$Konfiguration.B$6];VLOOKUP([.C2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5]);[$Konfiguration.B$7];VLOOKUP([.C215];[Arbeitstypen.$A$2:.$E$101];5;0))" office:value-type="float" office:value="60" calcext:value-type="float">
            <text:p>60</text:p>
          </table:table-cell>
          <table:table-cell table:style-name="ce109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K215]/(24*60)" office:value-type="time" office:time-value="PT00H00M00S" calcext:value-type="time">
            <text:p>00:00</text:p>
          </table:table-cell>
          <table:table-cell table:style-name="ce38" table:formula="of:=IF([.F215]&lt;=0;[.K215]*[.N215];MIN([.K215]*[.N215];[.F215]))" office:value-type="currency" office:currency="SFr." office:value="0" calcext:value-type="currency">
            <text:p>SFr. 0.00</text:p>
          </table:table-cell>
          <table:table-cell table:style-name="ce38" table:formula="of:=[.G215]/[.H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6]);[$Konfiguration.B$6];VLOOKUP([.C2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6]);[$Konfiguration.B$7];VLOOKUP([.C216];[Arbeitstypen.$A$2:.$E$101];5;0))" office:value-type="float" office:value="60" calcext:value-type="float">
            <text:p>60</text:p>
          </table:table-cell>
          <table:table-cell table:style-name="ce109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K216]/(24*60)" office:value-type="time" office:time-value="PT00H00M00S" calcext:value-type="time">
            <text:p>00:00</text:p>
          </table:table-cell>
          <table:table-cell table:style-name="ce38" table:formula="of:=IF([.F216]&lt;=0;[.K216]*[.N216];MIN([.K216]*[.N216];[.F216]))" office:value-type="currency" office:currency="SFr." office:value="0" calcext:value-type="currency">
            <text:p>SFr. 0.00</text:p>
          </table:table-cell>
          <table:table-cell table:style-name="ce38" table:formula="of:=[.G216]/[.H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7]);[$Konfiguration.B$6];VLOOKUP([.C2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7]);[$Konfiguration.B$7];VLOOKUP([.C217];[Arbeitstypen.$A$2:.$E$101];5;0))" office:value-type="float" office:value="60" calcext:value-type="float">
            <text:p>60</text:p>
          </table:table-cell>
          <table:table-cell table:style-name="ce109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K217]/(24*60)" office:value-type="time" office:time-value="PT00H00M00S" calcext:value-type="time">
            <text:p>00:00</text:p>
          </table:table-cell>
          <table:table-cell table:style-name="ce38" table:formula="of:=IF([.F217]&lt;=0;[.K217]*[.N217];MIN([.K217]*[.N217];[.F217]))" office:value-type="currency" office:currency="SFr." office:value="0" calcext:value-type="currency">
            <text:p>SFr. 0.00</text:p>
          </table:table-cell>
          <table:table-cell table:style-name="ce38" table:formula="of:=[.G217]/[.H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8]);[$Konfiguration.B$6];VLOOKUP([.C2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8]);[$Konfiguration.B$7];VLOOKUP([.C218];[Arbeitstypen.$A$2:.$E$101];5;0))" office:value-type="float" office:value="60" calcext:value-type="float">
            <text:p>60</text:p>
          </table:table-cell>
          <table:table-cell table:style-name="ce109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K218]/(24*60)" office:value-type="time" office:time-value="PT00H00M00S" calcext:value-type="time">
            <text:p>00:00</text:p>
          </table:table-cell>
          <table:table-cell table:style-name="ce38" table:formula="of:=IF([.F218]&lt;=0;[.K218]*[.N218];MIN([.K218]*[.N218];[.F218]))" office:value-type="currency" office:currency="SFr." office:value="0" calcext:value-type="currency">
            <text:p>SFr. 0.00</text:p>
          </table:table-cell>
          <table:table-cell table:style-name="ce38" table:formula="of:=[.G218]/[.H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9]);[$Konfiguration.B$6];VLOOKUP([.C2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9]);[$Konfiguration.B$7];VLOOKUP([.C219];[Arbeitstypen.$A$2:.$E$101];5;0))" office:value-type="float" office:value="60" calcext:value-type="float">
            <text:p>60</text:p>
          </table:table-cell>
          <table:table-cell table:style-name="ce109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K219]/(24*60)" office:value-type="time" office:time-value="PT00H00M00S" calcext:value-type="time">
            <text:p>00:00</text:p>
          </table:table-cell>
          <table:table-cell table:style-name="ce38" table:formula="of:=IF([.F219]&lt;=0;[.K219]*[.N219];MIN([.K219]*[.N219];[.F219]))" office:value-type="currency" office:currency="SFr." office:value="0" calcext:value-type="currency">
            <text:p>SFr. 0.00</text:p>
          </table:table-cell>
          <table:table-cell table:style-name="ce38" table:formula="of:=[.G219]/[.H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0]);[$Konfiguration.B$6];VLOOKUP([.C2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0]);[$Konfiguration.B$7];VLOOKUP([.C220];[Arbeitstypen.$A$2:.$E$101];5;0))" office:value-type="float" office:value="60" calcext:value-type="float">
            <text:p>60</text:p>
          </table:table-cell>
          <table:table-cell table:style-name="ce109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K220]/(24*60)" office:value-type="time" office:time-value="PT00H00M00S" calcext:value-type="time">
            <text:p>00:00</text:p>
          </table:table-cell>
          <table:table-cell table:style-name="ce38" table:formula="of:=IF([.F220]&lt;=0;[.K220]*[.N220];MIN([.K220]*[.N220];[.F220]))" office:value-type="currency" office:currency="SFr." office:value="0" calcext:value-type="currency">
            <text:p>SFr. 0.00</text:p>
          </table:table-cell>
          <table:table-cell table:style-name="ce38" table:formula="of:=[.G220]/[.H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1]);[$Konfiguration.B$6];VLOOKUP([.C2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1]);[$Konfiguration.B$7];VLOOKUP([.C221];[Arbeitstypen.$A$2:.$E$101];5;0))" office:value-type="float" office:value="60" calcext:value-type="float">
            <text:p>60</text:p>
          </table:table-cell>
          <table:table-cell table:style-name="ce109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K221]/(24*60)" office:value-type="time" office:time-value="PT00H00M00S" calcext:value-type="time">
            <text:p>00:00</text:p>
          </table:table-cell>
          <table:table-cell table:style-name="ce38" table:formula="of:=IF([.F221]&lt;=0;[.K221]*[.N221];MIN([.K221]*[.N221];[.F221]))" office:value-type="currency" office:currency="SFr." office:value="0" calcext:value-type="currency">
            <text:p>SFr. 0.00</text:p>
          </table:table-cell>
          <table:table-cell table:style-name="ce38" table:formula="of:=[.G221]/[.H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2]);[$Konfiguration.B$6];VLOOKUP([.C2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2]);[$Konfiguration.B$7];VLOOKUP([.C222];[Arbeitstypen.$A$2:.$E$101];5;0))" office:value-type="float" office:value="60" calcext:value-type="float">
            <text:p>60</text:p>
          </table:table-cell>
          <table:table-cell table:style-name="ce109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K222]/(24*60)" office:value-type="time" office:time-value="PT00H00M00S" calcext:value-type="time">
            <text:p>00:00</text:p>
          </table:table-cell>
          <table:table-cell table:style-name="ce38" table:formula="of:=IF([.F222]&lt;=0;[.K222]*[.N222];MIN([.K222]*[.N222];[.F222]))" office:value-type="currency" office:currency="SFr." office:value="0" calcext:value-type="currency">
            <text:p>SFr. 0.00</text:p>
          </table:table-cell>
          <table:table-cell table:style-name="ce38" table:formula="of:=[.G222]/[.H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3]);[$Konfiguration.B$6];VLOOKUP([.C2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3]);[$Konfiguration.B$7];VLOOKUP([.C223];[Arbeitstypen.$A$2:.$E$101];5;0))" office:value-type="float" office:value="60" calcext:value-type="float">
            <text:p>60</text:p>
          </table:table-cell>
          <table:table-cell table:style-name="ce109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K223]/(24*60)" office:value-type="time" office:time-value="PT00H00M00S" calcext:value-type="time">
            <text:p>00:00</text:p>
          </table:table-cell>
          <table:table-cell table:style-name="ce38" table:formula="of:=IF([.F223]&lt;=0;[.K223]*[.N223];MIN([.K223]*[.N223];[.F223]))" office:value-type="currency" office:currency="SFr." office:value="0" calcext:value-type="currency">
            <text:p>SFr. 0.00</text:p>
          </table:table-cell>
          <table:table-cell table:style-name="ce38" table:formula="of:=[.G223]/[.H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4]);[$Konfiguration.B$6];VLOOKUP([.C2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4]);[$Konfiguration.B$7];VLOOKUP([.C224];[Arbeitstypen.$A$2:.$E$101];5;0))" office:value-type="float" office:value="60" calcext:value-type="float">
            <text:p>60</text:p>
          </table:table-cell>
          <table:table-cell table:style-name="ce109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K224]/(24*60)" office:value-type="time" office:time-value="PT00H00M00S" calcext:value-type="time">
            <text:p>00:00</text:p>
          </table:table-cell>
          <table:table-cell table:style-name="ce38" table:formula="of:=IF([.F224]&lt;=0;[.K224]*[.N224];MIN([.K224]*[.N224];[.F224]))" office:value-type="currency" office:currency="SFr." office:value="0" calcext:value-type="currency">
            <text:p>SFr. 0.00</text:p>
          </table:table-cell>
          <table:table-cell table:style-name="ce38" table:formula="of:=[.G224]/[.H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5]);[$Konfiguration.B$6];VLOOKUP([.C2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5]);[$Konfiguration.B$7];VLOOKUP([.C225];[Arbeitstypen.$A$2:.$E$101];5;0))" office:value-type="float" office:value="60" calcext:value-type="float">
            <text:p>60</text:p>
          </table:table-cell>
          <table:table-cell table:style-name="ce109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K225]/(24*60)" office:value-type="time" office:time-value="PT00H00M00S" calcext:value-type="time">
            <text:p>00:00</text:p>
          </table:table-cell>
          <table:table-cell table:style-name="ce38" table:formula="of:=IF([.F225]&lt;=0;[.K225]*[.N225];MIN([.K225]*[.N225];[.F225]))" office:value-type="currency" office:currency="SFr." office:value="0" calcext:value-type="currency">
            <text:p>SFr. 0.00</text:p>
          </table:table-cell>
          <table:table-cell table:style-name="ce38" table:formula="of:=[.G225]/[.H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6]);[$Konfiguration.B$6];VLOOKUP([.C2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6]);[$Konfiguration.B$7];VLOOKUP([.C226];[Arbeitstypen.$A$2:.$E$101];5;0))" office:value-type="float" office:value="60" calcext:value-type="float">
            <text:p>60</text:p>
          </table:table-cell>
          <table:table-cell table:style-name="ce109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K226]/(24*60)" office:value-type="time" office:time-value="PT00H00M00S" calcext:value-type="time">
            <text:p>00:00</text:p>
          </table:table-cell>
          <table:table-cell table:style-name="ce38" table:formula="of:=IF([.F226]&lt;=0;[.K226]*[.N226];MIN([.K226]*[.N226];[.F226]))" office:value-type="currency" office:currency="SFr." office:value="0" calcext:value-type="currency">
            <text:p>SFr. 0.00</text:p>
          </table:table-cell>
          <table:table-cell table:style-name="ce38" table:formula="of:=[.G226]/[.H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7]);[$Konfiguration.B$6];VLOOKUP([.C2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7]);[$Konfiguration.B$7];VLOOKUP([.C227];[Arbeitstypen.$A$2:.$E$101];5;0))" office:value-type="float" office:value="60" calcext:value-type="float">
            <text:p>60</text:p>
          </table:table-cell>
          <table:table-cell table:style-name="ce109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K227]/(24*60)" office:value-type="time" office:time-value="PT00H00M00S" calcext:value-type="time">
            <text:p>00:00</text:p>
          </table:table-cell>
          <table:table-cell table:style-name="ce38" table:formula="of:=IF([.F227]&lt;=0;[.K227]*[.N227];MIN([.K227]*[.N227];[.F227]))" office:value-type="currency" office:currency="SFr." office:value="0" calcext:value-type="currency">
            <text:p>SFr. 0.00</text:p>
          </table:table-cell>
          <table:table-cell table:style-name="ce38" table:formula="of:=[.G227]/[.H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8]);[$Konfiguration.B$6];VLOOKUP([.C2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8]);[$Konfiguration.B$7];VLOOKUP([.C228];[Arbeitstypen.$A$2:.$E$101];5;0))" office:value-type="float" office:value="60" calcext:value-type="float">
            <text:p>60</text:p>
          </table:table-cell>
          <table:table-cell table:style-name="ce109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K228]/(24*60)" office:value-type="time" office:time-value="PT00H00M00S" calcext:value-type="time">
            <text:p>00:00</text:p>
          </table:table-cell>
          <table:table-cell table:style-name="ce38" table:formula="of:=IF([.F228]&lt;=0;[.K228]*[.N228];MIN([.K228]*[.N228];[.F228]))" office:value-type="currency" office:currency="SFr." office:value="0" calcext:value-type="currency">
            <text:p>SFr. 0.00</text:p>
          </table:table-cell>
          <table:table-cell table:style-name="ce38" table:formula="of:=[.G228]/[.H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9]);[$Konfiguration.B$6];VLOOKUP([.C2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9]);[$Konfiguration.B$7];VLOOKUP([.C229];[Arbeitstypen.$A$2:.$E$101];5;0))" office:value-type="float" office:value="60" calcext:value-type="float">
            <text:p>60</text:p>
          </table:table-cell>
          <table:table-cell table:style-name="ce109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K229]/(24*60)" office:value-type="time" office:time-value="PT00H00M00S" calcext:value-type="time">
            <text:p>00:00</text:p>
          </table:table-cell>
          <table:table-cell table:style-name="ce38" table:formula="of:=IF([.F229]&lt;=0;[.K229]*[.N229];MIN([.K229]*[.N229];[.F229]))" office:value-type="currency" office:currency="SFr." office:value="0" calcext:value-type="currency">
            <text:p>SFr. 0.00</text:p>
          </table:table-cell>
          <table:table-cell table:style-name="ce38" table:formula="of:=[.G229]/[.H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0]);[$Konfiguration.B$6];VLOOKUP([.C2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0]);[$Konfiguration.B$7];VLOOKUP([.C230];[Arbeitstypen.$A$2:.$E$101];5;0))" office:value-type="float" office:value="60" calcext:value-type="float">
            <text:p>60</text:p>
          </table:table-cell>
          <table:table-cell table:style-name="ce109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K230]/(24*60)" office:value-type="time" office:time-value="PT00H00M00S" calcext:value-type="time">
            <text:p>00:00</text:p>
          </table:table-cell>
          <table:table-cell table:style-name="ce38" table:formula="of:=IF([.F230]&lt;=0;[.K230]*[.N230];MIN([.K230]*[.N230];[.F230]))" office:value-type="currency" office:currency="SFr." office:value="0" calcext:value-type="currency">
            <text:p>SFr. 0.00</text:p>
          </table:table-cell>
          <table:table-cell table:style-name="ce38" table:formula="of:=[.G230]/[.H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1]);[$Konfiguration.B$6];VLOOKUP([.C2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1]);[$Konfiguration.B$7];VLOOKUP([.C231];[Arbeitstypen.$A$2:.$E$101];5;0))" office:value-type="float" office:value="60" calcext:value-type="float">
            <text:p>60</text:p>
          </table:table-cell>
          <table:table-cell table:style-name="ce109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K231]/(24*60)" office:value-type="time" office:time-value="PT00H00M00S" calcext:value-type="time">
            <text:p>00:00</text:p>
          </table:table-cell>
          <table:table-cell table:style-name="ce38" table:formula="of:=IF([.F231]&lt;=0;[.K231]*[.N231];MIN([.K231]*[.N231];[.F231]))" office:value-type="currency" office:currency="SFr." office:value="0" calcext:value-type="currency">
            <text:p>SFr. 0.00</text:p>
          </table:table-cell>
          <table:table-cell table:style-name="ce38" table:formula="of:=[.G231]/[.H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2]);[$Konfiguration.B$6];VLOOKUP([.C2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2]);[$Konfiguration.B$7];VLOOKUP([.C232];[Arbeitstypen.$A$2:.$E$101];5;0))" office:value-type="float" office:value="60" calcext:value-type="float">
            <text:p>60</text:p>
          </table:table-cell>
          <table:table-cell table:style-name="ce109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K232]/(24*60)" office:value-type="time" office:time-value="PT00H00M00S" calcext:value-type="time">
            <text:p>00:00</text:p>
          </table:table-cell>
          <table:table-cell table:style-name="ce38" table:formula="of:=IF([.F232]&lt;=0;[.K232]*[.N232];MIN([.K232]*[.N232];[.F232]))" office:value-type="currency" office:currency="SFr." office:value="0" calcext:value-type="currency">
            <text:p>SFr. 0.00</text:p>
          </table:table-cell>
          <table:table-cell table:style-name="ce38" table:formula="of:=[.G232]/[.H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3]);[$Konfiguration.B$6];VLOOKUP([.C2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3]);[$Konfiguration.B$7];VLOOKUP([.C233];[Arbeitstypen.$A$2:.$E$101];5;0))" office:value-type="float" office:value="60" calcext:value-type="float">
            <text:p>60</text:p>
          </table:table-cell>
          <table:table-cell table:style-name="ce109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K233]/(24*60)" office:value-type="time" office:time-value="PT00H00M00S" calcext:value-type="time">
            <text:p>00:00</text:p>
          </table:table-cell>
          <table:table-cell table:style-name="ce38" table:formula="of:=IF([.F233]&lt;=0;[.K233]*[.N233];MIN([.K233]*[.N233];[.F233]))" office:value-type="currency" office:currency="SFr." office:value="0" calcext:value-type="currency">
            <text:p>SFr. 0.00</text:p>
          </table:table-cell>
          <table:table-cell table:style-name="ce38" table:formula="of:=[.G233]/[.H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4]);[$Konfiguration.B$6];VLOOKUP([.C2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4]);[$Konfiguration.B$7];VLOOKUP([.C234];[Arbeitstypen.$A$2:.$E$101];5;0))" office:value-type="float" office:value="60" calcext:value-type="float">
            <text:p>60</text:p>
          </table:table-cell>
          <table:table-cell table:style-name="ce109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K234]/(24*60)" office:value-type="time" office:time-value="PT00H00M00S" calcext:value-type="time">
            <text:p>00:00</text:p>
          </table:table-cell>
          <table:table-cell table:style-name="ce38" table:formula="of:=IF([.F234]&lt;=0;[.K234]*[.N234];MIN([.K234]*[.N234];[.F234]))" office:value-type="currency" office:currency="SFr." office:value="0" calcext:value-type="currency">
            <text:p>SFr. 0.00</text:p>
          </table:table-cell>
          <table:table-cell table:style-name="ce38" table:formula="of:=[.G234]/[.H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5]);[$Konfiguration.B$6];VLOOKUP([.C2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5]);[$Konfiguration.B$7];VLOOKUP([.C235];[Arbeitstypen.$A$2:.$E$101];5;0))" office:value-type="float" office:value="60" calcext:value-type="float">
            <text:p>60</text:p>
          </table:table-cell>
          <table:table-cell table:style-name="ce109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K235]/(24*60)" office:value-type="time" office:time-value="PT00H00M00S" calcext:value-type="time">
            <text:p>00:00</text:p>
          </table:table-cell>
          <table:table-cell table:style-name="ce38" table:formula="of:=IF([.F235]&lt;=0;[.K235]*[.N235];MIN([.K235]*[.N235];[.F235]))" office:value-type="currency" office:currency="SFr." office:value="0" calcext:value-type="currency">
            <text:p>SFr. 0.00</text:p>
          </table:table-cell>
          <table:table-cell table:style-name="ce38" table:formula="of:=[.G235]/[.H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6]);[$Konfiguration.B$6];VLOOKUP([.C2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6]);[$Konfiguration.B$7];VLOOKUP([.C236];[Arbeitstypen.$A$2:.$E$101];5;0))" office:value-type="float" office:value="60" calcext:value-type="float">
            <text:p>60</text:p>
          </table:table-cell>
          <table:table-cell table:style-name="ce109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K236]/(24*60)" office:value-type="time" office:time-value="PT00H00M00S" calcext:value-type="time">
            <text:p>00:00</text:p>
          </table:table-cell>
          <table:table-cell table:style-name="ce38" table:formula="of:=IF([.F236]&lt;=0;[.K236]*[.N236];MIN([.K236]*[.N236];[.F236]))" office:value-type="currency" office:currency="SFr." office:value="0" calcext:value-type="currency">
            <text:p>SFr. 0.00</text:p>
          </table:table-cell>
          <table:table-cell table:style-name="ce38" table:formula="of:=[.G236]/[.H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7]);[$Konfiguration.B$6];VLOOKUP([.C2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7]);[$Konfiguration.B$7];VLOOKUP([.C237];[Arbeitstypen.$A$2:.$E$101];5;0))" office:value-type="float" office:value="60" calcext:value-type="float">
            <text:p>60</text:p>
          </table:table-cell>
          <table:table-cell table:style-name="ce109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K237]/(24*60)" office:value-type="time" office:time-value="PT00H00M00S" calcext:value-type="time">
            <text:p>00:00</text:p>
          </table:table-cell>
          <table:table-cell table:style-name="ce38" table:formula="of:=IF([.F237]&lt;=0;[.K237]*[.N237];MIN([.K237]*[.N237];[.F237]))" office:value-type="currency" office:currency="SFr." office:value="0" calcext:value-type="currency">
            <text:p>SFr. 0.00</text:p>
          </table:table-cell>
          <table:table-cell table:style-name="ce38" table:formula="of:=[.G237]/[.H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8]);[$Konfiguration.B$6];VLOOKUP([.C2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8]);[$Konfiguration.B$7];VLOOKUP([.C238];[Arbeitstypen.$A$2:.$E$101];5;0))" office:value-type="float" office:value="60" calcext:value-type="float">
            <text:p>60</text:p>
          </table:table-cell>
          <table:table-cell table:style-name="ce109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K238]/(24*60)" office:value-type="time" office:time-value="PT00H00M00S" calcext:value-type="time">
            <text:p>00:00</text:p>
          </table:table-cell>
          <table:table-cell table:style-name="ce38" table:formula="of:=IF([.F238]&lt;=0;[.K238]*[.N238];MIN([.K238]*[.N238];[.F238]))" office:value-type="currency" office:currency="SFr." office:value="0" calcext:value-type="currency">
            <text:p>SFr. 0.00</text:p>
          </table:table-cell>
          <table:table-cell table:style-name="ce38" table:formula="of:=[.G238]/[.H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9]);[$Konfiguration.B$6];VLOOKUP([.C2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9]);[$Konfiguration.B$7];VLOOKUP([.C239];[Arbeitstypen.$A$2:.$E$101];5;0))" office:value-type="float" office:value="60" calcext:value-type="float">
            <text:p>60</text:p>
          </table:table-cell>
          <table:table-cell table:style-name="ce109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K239]/(24*60)" office:value-type="time" office:time-value="PT00H00M00S" calcext:value-type="time">
            <text:p>00:00</text:p>
          </table:table-cell>
          <table:table-cell table:style-name="ce38" table:formula="of:=IF([.F239]&lt;=0;[.K239]*[.N239];MIN([.K239]*[.N239];[.F239]))" office:value-type="currency" office:currency="SFr." office:value="0" calcext:value-type="currency">
            <text:p>SFr. 0.00</text:p>
          </table:table-cell>
          <table:table-cell table:style-name="ce38" table:formula="of:=[.G239]/[.H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0]);[$Konfiguration.B$6];VLOOKUP([.C2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0]);[$Konfiguration.B$7];VLOOKUP([.C240];[Arbeitstypen.$A$2:.$E$101];5;0))" office:value-type="float" office:value="60" calcext:value-type="float">
            <text:p>60</text:p>
          </table:table-cell>
          <table:table-cell table:style-name="ce109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K240]/(24*60)" office:value-type="time" office:time-value="PT00H00M00S" calcext:value-type="time">
            <text:p>00:00</text:p>
          </table:table-cell>
          <table:table-cell table:style-name="ce38" table:formula="of:=IF([.F240]&lt;=0;[.K240]*[.N240];MIN([.K240]*[.N240];[.F240]))" office:value-type="currency" office:currency="SFr." office:value="0" calcext:value-type="currency">
            <text:p>SFr. 0.00</text:p>
          </table:table-cell>
          <table:table-cell table:style-name="ce38" table:formula="of:=[.G240]/[.H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1]);[$Konfiguration.B$6];VLOOKUP([.C2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1]);[$Konfiguration.B$7];VLOOKUP([.C241];[Arbeitstypen.$A$2:.$E$101];5;0))" office:value-type="float" office:value="60" calcext:value-type="float">
            <text:p>60</text:p>
          </table:table-cell>
          <table:table-cell table:style-name="ce109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K241]/(24*60)" office:value-type="time" office:time-value="PT00H00M00S" calcext:value-type="time">
            <text:p>00:00</text:p>
          </table:table-cell>
          <table:table-cell table:style-name="ce38" table:formula="of:=IF([.F241]&lt;=0;[.K241]*[.N241];MIN([.K241]*[.N241];[.F241]))" office:value-type="currency" office:currency="SFr." office:value="0" calcext:value-type="currency">
            <text:p>SFr. 0.00</text:p>
          </table:table-cell>
          <table:table-cell table:style-name="ce38" table:formula="of:=[.G241]/[.H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2]);[$Konfiguration.B$6];VLOOKUP([.C2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2]);[$Konfiguration.B$7];VLOOKUP([.C242];[Arbeitstypen.$A$2:.$E$101];5;0))" office:value-type="float" office:value="60" calcext:value-type="float">
            <text:p>60</text:p>
          </table:table-cell>
          <table:table-cell table:style-name="ce109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K242]/(24*60)" office:value-type="time" office:time-value="PT00H00M00S" calcext:value-type="time">
            <text:p>00:00</text:p>
          </table:table-cell>
          <table:table-cell table:style-name="ce38" table:formula="of:=IF([.F242]&lt;=0;[.K242]*[.N242];MIN([.K242]*[.N242];[.F242]))" office:value-type="currency" office:currency="SFr." office:value="0" calcext:value-type="currency">
            <text:p>SFr. 0.00</text:p>
          </table:table-cell>
          <table:table-cell table:style-name="ce38" table:formula="of:=[.G242]/[.H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3]);[$Konfiguration.B$6];VLOOKUP([.C2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3]);[$Konfiguration.B$7];VLOOKUP([.C243];[Arbeitstypen.$A$2:.$E$101];5;0))" office:value-type="float" office:value="60" calcext:value-type="float">
            <text:p>60</text:p>
          </table:table-cell>
          <table:table-cell table:style-name="ce109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K243]/(24*60)" office:value-type="time" office:time-value="PT00H00M00S" calcext:value-type="time">
            <text:p>00:00</text:p>
          </table:table-cell>
          <table:table-cell table:style-name="ce38" table:formula="of:=IF([.F243]&lt;=0;[.K243]*[.N243];MIN([.K243]*[.N243];[.F243]))" office:value-type="currency" office:currency="SFr." office:value="0" calcext:value-type="currency">
            <text:p>SFr. 0.00</text:p>
          </table:table-cell>
          <table:table-cell table:style-name="ce38" table:formula="of:=[.G243]/[.H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4]);[$Konfiguration.B$6];VLOOKUP([.C2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4]);[$Konfiguration.B$7];VLOOKUP([.C244];[Arbeitstypen.$A$2:.$E$101];5;0))" office:value-type="float" office:value="60" calcext:value-type="float">
            <text:p>60</text:p>
          </table:table-cell>
          <table:table-cell table:style-name="ce109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K244]/(24*60)" office:value-type="time" office:time-value="PT00H00M00S" calcext:value-type="time">
            <text:p>00:00</text:p>
          </table:table-cell>
          <table:table-cell table:style-name="ce38" table:formula="of:=IF([.F244]&lt;=0;[.K244]*[.N244];MIN([.K244]*[.N244];[.F244]))" office:value-type="currency" office:currency="SFr." office:value="0" calcext:value-type="currency">
            <text:p>SFr. 0.00</text:p>
          </table:table-cell>
          <table:table-cell table:style-name="ce38" table:formula="of:=[.G244]/[.H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5]);[$Konfiguration.B$6];VLOOKUP([.C2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5]);[$Konfiguration.B$7];VLOOKUP([.C245];[Arbeitstypen.$A$2:.$E$101];5;0))" office:value-type="float" office:value="60" calcext:value-type="float">
            <text:p>60</text:p>
          </table:table-cell>
          <table:table-cell table:style-name="ce109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K245]/(24*60)" office:value-type="time" office:time-value="PT00H00M00S" calcext:value-type="time">
            <text:p>00:00</text:p>
          </table:table-cell>
          <table:table-cell table:style-name="ce38" table:formula="of:=IF([.F245]&lt;=0;[.K245]*[.N245];MIN([.K245]*[.N245];[.F245]))" office:value-type="currency" office:currency="SFr." office:value="0" calcext:value-type="currency">
            <text:p>SFr. 0.00</text:p>
          </table:table-cell>
          <table:table-cell table:style-name="ce38" table:formula="of:=[.G245]/[.H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6]);[$Konfiguration.B$6];VLOOKUP([.C2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6]);[$Konfiguration.B$7];VLOOKUP([.C246];[Arbeitstypen.$A$2:.$E$101];5;0))" office:value-type="float" office:value="60" calcext:value-type="float">
            <text:p>60</text:p>
          </table:table-cell>
          <table:table-cell table:style-name="ce109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K246]/(24*60)" office:value-type="time" office:time-value="PT00H00M00S" calcext:value-type="time">
            <text:p>00:00</text:p>
          </table:table-cell>
          <table:table-cell table:style-name="ce38" table:formula="of:=IF([.F246]&lt;=0;[.K246]*[.N246];MIN([.K246]*[.N246];[.F246]))" office:value-type="currency" office:currency="SFr." office:value="0" calcext:value-type="currency">
            <text:p>SFr. 0.00</text:p>
          </table:table-cell>
          <table:table-cell table:style-name="ce38" table:formula="of:=[.G246]/[.H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7]);[$Konfiguration.B$6];VLOOKUP([.C2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7]);[$Konfiguration.B$7];VLOOKUP([.C247];[Arbeitstypen.$A$2:.$E$101];5;0))" office:value-type="float" office:value="60" calcext:value-type="float">
            <text:p>60</text:p>
          </table:table-cell>
          <table:table-cell table:style-name="ce109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K247]/(24*60)" office:value-type="time" office:time-value="PT00H00M00S" calcext:value-type="time">
            <text:p>00:00</text:p>
          </table:table-cell>
          <table:table-cell table:style-name="ce38" table:formula="of:=IF([.F247]&lt;=0;[.K247]*[.N247];MIN([.K247]*[.N247];[.F247]))" office:value-type="currency" office:currency="SFr." office:value="0" calcext:value-type="currency">
            <text:p>SFr. 0.00</text:p>
          </table:table-cell>
          <table:table-cell table:style-name="ce38" table:formula="of:=[.G247]/[.H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8]);[$Konfiguration.B$6];VLOOKUP([.C2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8]);[$Konfiguration.B$7];VLOOKUP([.C248];[Arbeitstypen.$A$2:.$E$101];5;0))" office:value-type="float" office:value="60" calcext:value-type="float">
            <text:p>60</text:p>
          </table:table-cell>
          <table:table-cell table:style-name="ce109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K248]/(24*60)" office:value-type="time" office:time-value="PT00H00M00S" calcext:value-type="time">
            <text:p>00:00</text:p>
          </table:table-cell>
          <table:table-cell table:style-name="ce38" table:formula="of:=IF([.F248]&lt;=0;[.K248]*[.N248];MIN([.K248]*[.N248];[.F248]))" office:value-type="currency" office:currency="SFr." office:value="0" calcext:value-type="currency">
            <text:p>SFr. 0.00</text:p>
          </table:table-cell>
          <table:table-cell table:style-name="ce38" table:formula="of:=[.G248]/[.H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9]);[$Konfiguration.B$6];VLOOKUP([.C2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9]);[$Konfiguration.B$7];VLOOKUP([.C249];[Arbeitstypen.$A$2:.$E$101];5;0))" office:value-type="float" office:value="60" calcext:value-type="float">
            <text:p>60</text:p>
          </table:table-cell>
          <table:table-cell table:style-name="ce109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K249]/(24*60)" office:value-type="time" office:time-value="PT00H00M00S" calcext:value-type="time">
            <text:p>00:00</text:p>
          </table:table-cell>
          <table:table-cell table:style-name="ce38" table:formula="of:=IF([.F249]&lt;=0;[.K249]*[.N249];MIN([.K249]*[.N249];[.F249]))" office:value-type="currency" office:currency="SFr." office:value="0" calcext:value-type="currency">
            <text:p>SFr. 0.00</text:p>
          </table:table-cell>
          <table:table-cell table:style-name="ce38" table:formula="of:=[.G249]/[.H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0]);[$Konfiguration.B$6];VLOOKUP([.C2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0]);[$Konfiguration.B$7];VLOOKUP([.C250];[Arbeitstypen.$A$2:.$E$101];5;0))" office:value-type="float" office:value="60" calcext:value-type="float">
            <text:p>60</text:p>
          </table:table-cell>
          <table:table-cell table:style-name="ce109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K250]/(24*60)" office:value-type="time" office:time-value="PT00H00M00S" calcext:value-type="time">
            <text:p>00:00</text:p>
          </table:table-cell>
          <table:table-cell table:style-name="ce38" table:formula="of:=IF([.F250]&lt;=0;[.K250]*[.N250];MIN([.K250]*[.N250];[.F250]))" office:value-type="currency" office:currency="SFr." office:value="0" calcext:value-type="currency">
            <text:p>SFr. 0.00</text:p>
          </table:table-cell>
          <table:table-cell table:style-name="ce38" table:formula="of:=[.G250]/[.H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1]);[$Konfiguration.B$6];VLOOKUP([.C2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1]);[$Konfiguration.B$7];VLOOKUP([.C251];[Arbeitstypen.$A$2:.$E$101];5;0))" office:value-type="float" office:value="60" calcext:value-type="float">
            <text:p>60</text:p>
          </table:table-cell>
          <table:table-cell table:style-name="ce109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K251]/(24*60)" office:value-type="time" office:time-value="PT00H00M00S" calcext:value-type="time">
            <text:p>00:00</text:p>
          </table:table-cell>
          <table:table-cell table:style-name="ce38" table:formula="of:=IF([.F251]&lt;=0;[.K251]*[.N251];MIN([.K251]*[.N251];[.F251]))" office:value-type="currency" office:currency="SFr." office:value="0" calcext:value-type="currency">
            <text:p>SFr. 0.00</text:p>
          </table:table-cell>
          <table:table-cell table:style-name="ce38" table:formula="of:=[.G251]/[.H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2]);[$Konfiguration.B$6];VLOOKUP([.C2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2]);[$Konfiguration.B$7];VLOOKUP([.C252];[Arbeitstypen.$A$2:.$E$101];5;0))" office:value-type="float" office:value="60" calcext:value-type="float">
            <text:p>60</text:p>
          </table:table-cell>
          <table:table-cell table:style-name="ce109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K252]/(24*60)" office:value-type="time" office:time-value="PT00H00M00S" calcext:value-type="time">
            <text:p>00:00</text:p>
          </table:table-cell>
          <table:table-cell table:style-name="ce38" table:formula="of:=IF([.F252]&lt;=0;[.K252]*[.N252];MIN([.K252]*[.N252];[.F252]))" office:value-type="currency" office:currency="SFr." office:value="0" calcext:value-type="currency">
            <text:p>SFr. 0.00</text:p>
          </table:table-cell>
          <table:table-cell table:style-name="ce38" table:formula="of:=[.G252]/[.H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3]);[$Konfiguration.B$6];VLOOKUP([.C2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3]);[$Konfiguration.B$7];VLOOKUP([.C253];[Arbeitstypen.$A$2:.$E$101];5;0))" office:value-type="float" office:value="60" calcext:value-type="float">
            <text:p>60</text:p>
          </table:table-cell>
          <table:table-cell table:style-name="ce109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K253]/(24*60)" office:value-type="time" office:time-value="PT00H00M00S" calcext:value-type="time">
            <text:p>00:00</text:p>
          </table:table-cell>
          <table:table-cell table:style-name="ce38" table:formula="of:=IF([.F253]&lt;=0;[.K253]*[.N253];MIN([.K253]*[.N253];[.F253]))" office:value-type="currency" office:currency="SFr." office:value="0" calcext:value-type="currency">
            <text:p>SFr. 0.00</text:p>
          </table:table-cell>
          <table:table-cell table:style-name="ce38" table:formula="of:=[.G253]/[.H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4]);[$Konfiguration.B$6];VLOOKUP([.C2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4]);[$Konfiguration.B$7];VLOOKUP([.C254];[Arbeitstypen.$A$2:.$E$101];5;0))" office:value-type="float" office:value="60" calcext:value-type="float">
            <text:p>60</text:p>
          </table:table-cell>
          <table:table-cell table:style-name="ce109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K254]/(24*60)" office:value-type="time" office:time-value="PT00H00M00S" calcext:value-type="time">
            <text:p>00:00</text:p>
          </table:table-cell>
          <table:table-cell table:style-name="ce38" table:formula="of:=IF([.F254]&lt;=0;[.K254]*[.N254];MIN([.K254]*[.N254];[.F254]))" office:value-type="currency" office:currency="SFr." office:value="0" calcext:value-type="currency">
            <text:p>SFr. 0.00</text:p>
          </table:table-cell>
          <table:table-cell table:style-name="ce38" table:formula="of:=[.G254]/[.H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5]);[$Konfiguration.B$6];VLOOKUP([.C2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5]);[$Konfiguration.B$7];VLOOKUP([.C255];[Arbeitstypen.$A$2:.$E$101];5;0))" office:value-type="float" office:value="60" calcext:value-type="float">
            <text:p>60</text:p>
          </table:table-cell>
          <table:table-cell table:style-name="ce109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K255]/(24*60)" office:value-type="time" office:time-value="PT00H00M00S" calcext:value-type="time">
            <text:p>00:00</text:p>
          </table:table-cell>
          <table:table-cell table:style-name="ce38" table:formula="of:=IF([.F255]&lt;=0;[.K255]*[.N255];MIN([.K255]*[.N255];[.F255]))" office:value-type="currency" office:currency="SFr." office:value="0" calcext:value-type="currency">
            <text:p>SFr. 0.00</text:p>
          </table:table-cell>
          <table:table-cell table:style-name="ce38" table:formula="of:=[.G255]/[.H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6]);[$Konfiguration.B$6];VLOOKUP([.C2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6]);[$Konfiguration.B$7];VLOOKUP([.C256];[Arbeitstypen.$A$2:.$E$101];5;0))" office:value-type="float" office:value="60" calcext:value-type="float">
            <text:p>60</text:p>
          </table:table-cell>
          <table:table-cell table:style-name="ce109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K256]/(24*60)" office:value-type="time" office:time-value="PT00H00M00S" calcext:value-type="time">
            <text:p>00:00</text:p>
          </table:table-cell>
          <table:table-cell table:style-name="ce38" table:formula="of:=IF([.F256]&lt;=0;[.K256]*[.N256];MIN([.K256]*[.N256];[.F256]))" office:value-type="currency" office:currency="SFr." office:value="0" calcext:value-type="currency">
            <text:p>SFr. 0.00</text:p>
          </table:table-cell>
          <table:table-cell table:style-name="ce38" table:formula="of:=[.G256]/[.H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7]);[$Konfiguration.B$6];VLOOKUP([.C2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7]);[$Konfiguration.B$7];VLOOKUP([.C257];[Arbeitstypen.$A$2:.$E$101];5;0))" office:value-type="float" office:value="60" calcext:value-type="float">
            <text:p>60</text:p>
          </table:table-cell>
          <table:table-cell table:style-name="ce109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K257]/(24*60)" office:value-type="time" office:time-value="PT00H00M00S" calcext:value-type="time">
            <text:p>00:00</text:p>
          </table:table-cell>
          <table:table-cell table:style-name="ce38" table:formula="of:=IF([.F257]&lt;=0;[.K257]*[.N257];MIN([.K257]*[.N257];[.F257]))" office:value-type="currency" office:currency="SFr." office:value="0" calcext:value-type="currency">
            <text:p>SFr. 0.00</text:p>
          </table:table-cell>
          <table:table-cell table:style-name="ce38" table:formula="of:=[.G257]/[.H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8]);[$Konfiguration.B$6];VLOOKUP([.C2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8]);[$Konfiguration.B$7];VLOOKUP([.C258];[Arbeitstypen.$A$2:.$E$101];5;0))" office:value-type="float" office:value="60" calcext:value-type="float">
            <text:p>60</text:p>
          </table:table-cell>
          <table:table-cell table:style-name="ce109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K258]/(24*60)" office:value-type="time" office:time-value="PT00H00M00S" calcext:value-type="time">
            <text:p>00:00</text:p>
          </table:table-cell>
          <table:table-cell table:style-name="ce38" table:formula="of:=IF([.F258]&lt;=0;[.K258]*[.N258];MIN([.K258]*[.N258];[.F258]))" office:value-type="currency" office:currency="SFr." office:value="0" calcext:value-type="currency">
            <text:p>SFr. 0.00</text:p>
          </table:table-cell>
          <table:table-cell table:style-name="ce38" table:formula="of:=[.G258]/[.H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9]);[$Konfiguration.B$6];VLOOKUP([.C2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9]);[$Konfiguration.B$7];VLOOKUP([.C259];[Arbeitstypen.$A$2:.$E$101];5;0))" office:value-type="float" office:value="60" calcext:value-type="float">
            <text:p>60</text:p>
          </table:table-cell>
          <table:table-cell table:style-name="ce109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K259]/(24*60)" office:value-type="time" office:time-value="PT00H00M00S" calcext:value-type="time">
            <text:p>00:00</text:p>
          </table:table-cell>
          <table:table-cell table:style-name="ce38" table:formula="of:=IF([.F259]&lt;=0;[.K259]*[.N259];MIN([.K259]*[.N259];[.F259]))" office:value-type="currency" office:currency="SFr." office:value="0" calcext:value-type="currency">
            <text:p>SFr. 0.00</text:p>
          </table:table-cell>
          <table:table-cell table:style-name="ce38" table:formula="of:=[.G259]/[.H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0]);[$Konfiguration.B$6];VLOOKUP([.C2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0]);[$Konfiguration.B$7];VLOOKUP([.C260];[Arbeitstypen.$A$2:.$E$101];5;0))" office:value-type="float" office:value="60" calcext:value-type="float">
            <text:p>60</text:p>
          </table:table-cell>
          <table:table-cell table:style-name="ce109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K260]/(24*60)" office:value-type="time" office:time-value="PT00H00M00S" calcext:value-type="time">
            <text:p>00:00</text:p>
          </table:table-cell>
          <table:table-cell table:style-name="ce38" table:formula="of:=IF([.F260]&lt;=0;[.K260]*[.N260];MIN([.K260]*[.N260];[.F260]))" office:value-type="currency" office:currency="SFr." office:value="0" calcext:value-type="currency">
            <text:p>SFr. 0.00</text:p>
          </table:table-cell>
          <table:table-cell table:style-name="ce38" table:formula="of:=[.G260]/[.H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1]);[$Konfiguration.B$6];VLOOKUP([.C2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1]);[$Konfiguration.B$7];VLOOKUP([.C261];[Arbeitstypen.$A$2:.$E$101];5;0))" office:value-type="float" office:value="60" calcext:value-type="float">
            <text:p>60</text:p>
          </table:table-cell>
          <table:table-cell table:style-name="ce109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K261]/(24*60)" office:value-type="time" office:time-value="PT00H00M00S" calcext:value-type="time">
            <text:p>00:00</text:p>
          </table:table-cell>
          <table:table-cell table:style-name="ce38" table:formula="of:=IF([.F261]&lt;=0;[.K261]*[.N261];MIN([.K261]*[.N261];[.F261]))" office:value-type="currency" office:currency="SFr." office:value="0" calcext:value-type="currency">
            <text:p>SFr. 0.00</text:p>
          </table:table-cell>
          <table:table-cell table:style-name="ce38" table:formula="of:=[.G261]/[.H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2]);[$Konfiguration.B$6];VLOOKUP([.C2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2]);[$Konfiguration.B$7];VLOOKUP([.C262];[Arbeitstypen.$A$2:.$E$101];5;0))" office:value-type="float" office:value="60" calcext:value-type="float">
            <text:p>60</text:p>
          </table:table-cell>
          <table:table-cell table:style-name="ce109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K262]/(24*60)" office:value-type="time" office:time-value="PT00H00M00S" calcext:value-type="time">
            <text:p>00:00</text:p>
          </table:table-cell>
          <table:table-cell table:style-name="ce38" table:formula="of:=IF([.F262]&lt;=0;[.K262]*[.N262];MIN([.K262]*[.N262];[.F262]))" office:value-type="currency" office:currency="SFr." office:value="0" calcext:value-type="currency">
            <text:p>SFr. 0.00</text:p>
          </table:table-cell>
          <table:table-cell table:style-name="ce38" table:formula="of:=[.G262]/[.H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3]);[$Konfiguration.B$6];VLOOKUP([.C2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3]);[$Konfiguration.B$7];VLOOKUP([.C263];[Arbeitstypen.$A$2:.$E$101];5;0))" office:value-type="float" office:value="60" calcext:value-type="float">
            <text:p>60</text:p>
          </table:table-cell>
          <table:table-cell table:style-name="ce109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K263]/(24*60)" office:value-type="time" office:time-value="PT00H00M00S" calcext:value-type="time">
            <text:p>00:00</text:p>
          </table:table-cell>
          <table:table-cell table:style-name="ce38" table:formula="of:=IF([.F263]&lt;=0;[.K263]*[.N263];MIN([.K263]*[.N263];[.F263]))" office:value-type="currency" office:currency="SFr." office:value="0" calcext:value-type="currency">
            <text:p>SFr. 0.00</text:p>
          </table:table-cell>
          <table:table-cell table:style-name="ce38" table:formula="of:=[.G263]/[.H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4]);[$Konfiguration.B$6];VLOOKUP([.C2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4]);[$Konfiguration.B$7];VLOOKUP([.C264];[Arbeitstypen.$A$2:.$E$101];5;0))" office:value-type="float" office:value="60" calcext:value-type="float">
            <text:p>60</text:p>
          </table:table-cell>
          <table:table-cell table:style-name="ce109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K264]/(24*60)" office:value-type="time" office:time-value="PT00H00M00S" calcext:value-type="time">
            <text:p>00:00</text:p>
          </table:table-cell>
          <table:table-cell table:style-name="ce38" table:formula="of:=IF([.F264]&lt;=0;[.K264]*[.N264];MIN([.K264]*[.N264];[.F264]))" office:value-type="currency" office:currency="SFr." office:value="0" calcext:value-type="currency">
            <text:p>SFr. 0.00</text:p>
          </table:table-cell>
          <table:table-cell table:style-name="ce38" table:formula="of:=[.G264]/[.H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5]);[$Konfiguration.B$6];VLOOKUP([.C2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5]);[$Konfiguration.B$7];VLOOKUP([.C265];[Arbeitstypen.$A$2:.$E$101];5;0))" office:value-type="float" office:value="60" calcext:value-type="float">
            <text:p>60</text:p>
          </table:table-cell>
          <table:table-cell table:style-name="ce109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K265]/(24*60)" office:value-type="time" office:time-value="PT00H00M00S" calcext:value-type="time">
            <text:p>00:00</text:p>
          </table:table-cell>
          <table:table-cell table:style-name="ce38" table:formula="of:=IF([.F265]&lt;=0;[.K265]*[.N265];MIN([.K265]*[.N265];[.F265]))" office:value-type="currency" office:currency="SFr." office:value="0" calcext:value-type="currency">
            <text:p>SFr. 0.00</text:p>
          </table:table-cell>
          <table:table-cell table:style-name="ce38" table:formula="of:=[.G265]/[.H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6]);[$Konfiguration.B$6];VLOOKUP([.C2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6]);[$Konfiguration.B$7];VLOOKUP([.C266];[Arbeitstypen.$A$2:.$E$101];5;0))" office:value-type="float" office:value="60" calcext:value-type="float">
            <text:p>60</text:p>
          </table:table-cell>
          <table:table-cell table:style-name="ce109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K266]/(24*60)" office:value-type="time" office:time-value="PT00H00M00S" calcext:value-type="time">
            <text:p>00:00</text:p>
          </table:table-cell>
          <table:table-cell table:style-name="ce38" table:formula="of:=IF([.F266]&lt;=0;[.K266]*[.N266];MIN([.K266]*[.N266];[.F266]))" office:value-type="currency" office:currency="SFr." office:value="0" calcext:value-type="currency">
            <text:p>SFr. 0.00</text:p>
          </table:table-cell>
          <table:table-cell table:style-name="ce38" table:formula="of:=[.G266]/[.H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7]);[$Konfiguration.B$6];VLOOKUP([.C2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7]);[$Konfiguration.B$7];VLOOKUP([.C267];[Arbeitstypen.$A$2:.$E$101];5;0))" office:value-type="float" office:value="60" calcext:value-type="float">
            <text:p>60</text:p>
          </table:table-cell>
          <table:table-cell table:style-name="ce109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K267]/(24*60)" office:value-type="time" office:time-value="PT00H00M00S" calcext:value-type="time">
            <text:p>00:00</text:p>
          </table:table-cell>
          <table:table-cell table:style-name="ce38" table:formula="of:=IF([.F267]&lt;=0;[.K267]*[.N267];MIN([.K267]*[.N267];[.F267]))" office:value-type="currency" office:currency="SFr." office:value="0" calcext:value-type="currency">
            <text:p>SFr. 0.00</text:p>
          </table:table-cell>
          <table:table-cell table:style-name="ce38" table:formula="of:=[.G267]/[.H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8]);[$Konfiguration.B$6];VLOOKUP([.C2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8]);[$Konfiguration.B$7];VLOOKUP([.C268];[Arbeitstypen.$A$2:.$E$101];5;0))" office:value-type="float" office:value="60" calcext:value-type="float">
            <text:p>60</text:p>
          </table:table-cell>
          <table:table-cell table:style-name="ce109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K268]/(24*60)" office:value-type="time" office:time-value="PT00H00M00S" calcext:value-type="time">
            <text:p>00:00</text:p>
          </table:table-cell>
          <table:table-cell table:style-name="ce38" table:formula="of:=IF([.F268]&lt;=0;[.K268]*[.N268];MIN([.K268]*[.N268];[.F268]))" office:value-type="currency" office:currency="SFr." office:value="0" calcext:value-type="currency">
            <text:p>SFr. 0.00</text:p>
          </table:table-cell>
          <table:table-cell table:style-name="ce38" table:formula="of:=[.G268]/[.H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9]);[$Konfiguration.B$6];VLOOKUP([.C2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9]);[$Konfiguration.B$7];VLOOKUP([.C269];[Arbeitstypen.$A$2:.$E$101];5;0))" office:value-type="float" office:value="60" calcext:value-type="float">
            <text:p>60</text:p>
          </table:table-cell>
          <table:table-cell table:style-name="ce109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K269]/(24*60)" office:value-type="time" office:time-value="PT00H00M00S" calcext:value-type="time">
            <text:p>00:00</text:p>
          </table:table-cell>
          <table:table-cell table:style-name="ce38" table:formula="of:=IF([.F269]&lt;=0;[.K269]*[.N269];MIN([.K269]*[.N269];[.F269]))" office:value-type="currency" office:currency="SFr." office:value="0" calcext:value-type="currency">
            <text:p>SFr. 0.00</text:p>
          </table:table-cell>
          <table:table-cell table:style-name="ce38" table:formula="of:=[.G269]/[.H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0]);[$Konfiguration.B$6];VLOOKUP([.C2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0]);[$Konfiguration.B$7];VLOOKUP([.C270];[Arbeitstypen.$A$2:.$E$101];5;0))" office:value-type="float" office:value="60" calcext:value-type="float">
            <text:p>60</text:p>
          </table:table-cell>
          <table:table-cell table:style-name="ce109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K270]/(24*60)" office:value-type="time" office:time-value="PT00H00M00S" calcext:value-type="time">
            <text:p>00:00</text:p>
          </table:table-cell>
          <table:table-cell table:style-name="ce38" table:formula="of:=IF([.F270]&lt;=0;[.K270]*[.N270];MIN([.K270]*[.N270];[.F270]))" office:value-type="currency" office:currency="SFr." office:value="0" calcext:value-type="currency">
            <text:p>SFr. 0.00</text:p>
          </table:table-cell>
          <table:table-cell table:style-name="ce38" table:formula="of:=[.G270]/[.H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1]);[$Konfiguration.B$6];VLOOKUP([.C2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1]);[$Konfiguration.B$7];VLOOKUP([.C271];[Arbeitstypen.$A$2:.$E$101];5;0))" office:value-type="float" office:value="60" calcext:value-type="float">
            <text:p>60</text:p>
          </table:table-cell>
          <table:table-cell table:style-name="ce109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K271]/(24*60)" office:value-type="time" office:time-value="PT00H00M00S" calcext:value-type="time">
            <text:p>00:00</text:p>
          </table:table-cell>
          <table:table-cell table:style-name="ce38" table:formula="of:=IF([.F271]&lt;=0;[.K271]*[.N271];MIN([.K271]*[.N271];[.F271]))" office:value-type="currency" office:currency="SFr." office:value="0" calcext:value-type="currency">
            <text:p>SFr. 0.00</text:p>
          </table:table-cell>
          <table:table-cell table:style-name="ce38" table:formula="of:=[.G271]/[.H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2]);[$Konfiguration.B$6];VLOOKUP([.C2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2]);[$Konfiguration.B$7];VLOOKUP([.C272];[Arbeitstypen.$A$2:.$E$101];5;0))" office:value-type="float" office:value="60" calcext:value-type="float">
            <text:p>60</text:p>
          </table:table-cell>
          <table:table-cell table:style-name="ce109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K272]/(24*60)" office:value-type="time" office:time-value="PT00H00M00S" calcext:value-type="time">
            <text:p>00:00</text:p>
          </table:table-cell>
          <table:table-cell table:style-name="ce38" table:formula="of:=IF([.F272]&lt;=0;[.K272]*[.N272];MIN([.K272]*[.N272];[.F272]))" office:value-type="currency" office:currency="SFr." office:value="0" calcext:value-type="currency">
            <text:p>SFr. 0.00</text:p>
          </table:table-cell>
          <table:table-cell table:style-name="ce38" table:formula="of:=[.G272]/[.H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3]);[$Konfiguration.B$6];VLOOKUP([.C2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3]);[$Konfiguration.B$7];VLOOKUP([.C273];[Arbeitstypen.$A$2:.$E$101];5;0))" office:value-type="float" office:value="60" calcext:value-type="float">
            <text:p>60</text:p>
          </table:table-cell>
          <table:table-cell table:style-name="ce109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K273]/(24*60)" office:value-type="time" office:time-value="PT00H00M00S" calcext:value-type="time">
            <text:p>00:00</text:p>
          </table:table-cell>
          <table:table-cell table:style-name="ce38" table:formula="of:=IF([.F273]&lt;=0;[.K273]*[.N273];MIN([.K273]*[.N273];[.F273]))" office:value-type="currency" office:currency="SFr." office:value="0" calcext:value-type="currency">
            <text:p>SFr. 0.00</text:p>
          </table:table-cell>
          <table:table-cell table:style-name="ce38" table:formula="of:=[.G273]/[.H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4]);[$Konfiguration.B$6];VLOOKUP([.C2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4]);[$Konfiguration.B$7];VLOOKUP([.C274];[Arbeitstypen.$A$2:.$E$101];5;0))" office:value-type="float" office:value="60" calcext:value-type="float">
            <text:p>60</text:p>
          </table:table-cell>
          <table:table-cell table:style-name="ce109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K274]/(24*60)" office:value-type="time" office:time-value="PT00H00M00S" calcext:value-type="time">
            <text:p>00:00</text:p>
          </table:table-cell>
          <table:table-cell table:style-name="ce38" table:formula="of:=IF([.F274]&lt;=0;[.K274]*[.N274];MIN([.K274]*[.N274];[.F274]))" office:value-type="currency" office:currency="SFr." office:value="0" calcext:value-type="currency">
            <text:p>SFr. 0.00</text:p>
          </table:table-cell>
          <table:table-cell table:style-name="ce38" table:formula="of:=[.G274]/[.H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5]);[$Konfiguration.B$6];VLOOKUP([.C2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5]);[$Konfiguration.B$7];VLOOKUP([.C275];[Arbeitstypen.$A$2:.$E$101];5;0))" office:value-type="float" office:value="60" calcext:value-type="float">
            <text:p>60</text:p>
          </table:table-cell>
          <table:table-cell table:style-name="ce109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K275]/(24*60)" office:value-type="time" office:time-value="PT00H00M00S" calcext:value-type="time">
            <text:p>00:00</text:p>
          </table:table-cell>
          <table:table-cell table:style-name="ce38" table:formula="of:=IF([.F275]&lt;=0;[.K275]*[.N275];MIN([.K275]*[.N275];[.F275]))" office:value-type="currency" office:currency="SFr." office:value="0" calcext:value-type="currency">
            <text:p>SFr. 0.00</text:p>
          </table:table-cell>
          <table:table-cell table:style-name="ce38" table:formula="of:=[.G275]/[.H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6]);[$Konfiguration.B$6];VLOOKUP([.C2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6]);[$Konfiguration.B$7];VLOOKUP([.C276];[Arbeitstypen.$A$2:.$E$101];5;0))" office:value-type="float" office:value="60" calcext:value-type="float">
            <text:p>60</text:p>
          </table:table-cell>
          <table:table-cell table:style-name="ce109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K276]/(24*60)" office:value-type="time" office:time-value="PT00H00M00S" calcext:value-type="time">
            <text:p>00:00</text:p>
          </table:table-cell>
          <table:table-cell table:style-name="ce38" table:formula="of:=IF([.F276]&lt;=0;[.K276]*[.N276];MIN([.K276]*[.N276];[.F276]))" office:value-type="currency" office:currency="SFr." office:value="0" calcext:value-type="currency">
            <text:p>SFr. 0.00</text:p>
          </table:table-cell>
          <table:table-cell table:style-name="ce38" table:formula="of:=[.G276]/[.H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7]);[$Konfiguration.B$6];VLOOKUP([.C2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7]);[$Konfiguration.B$7];VLOOKUP([.C277];[Arbeitstypen.$A$2:.$E$101];5;0))" office:value-type="float" office:value="60" calcext:value-type="float">
            <text:p>60</text:p>
          </table:table-cell>
          <table:table-cell table:style-name="ce109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K277]/(24*60)" office:value-type="time" office:time-value="PT00H00M00S" calcext:value-type="time">
            <text:p>00:00</text:p>
          </table:table-cell>
          <table:table-cell table:style-name="ce38" table:formula="of:=IF([.F277]&lt;=0;[.K277]*[.N277];MIN([.K277]*[.N277];[.F277]))" office:value-type="currency" office:currency="SFr." office:value="0" calcext:value-type="currency">
            <text:p>SFr. 0.00</text:p>
          </table:table-cell>
          <table:table-cell table:style-name="ce38" table:formula="of:=[.G277]/[.H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8]);[$Konfiguration.B$6];VLOOKUP([.C2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8]);[$Konfiguration.B$7];VLOOKUP([.C278];[Arbeitstypen.$A$2:.$E$101];5;0))" office:value-type="float" office:value="60" calcext:value-type="float">
            <text:p>60</text:p>
          </table:table-cell>
          <table:table-cell table:style-name="ce109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K278]/(24*60)" office:value-type="time" office:time-value="PT00H00M00S" calcext:value-type="time">
            <text:p>00:00</text:p>
          </table:table-cell>
          <table:table-cell table:style-name="ce38" table:formula="of:=IF([.F278]&lt;=0;[.K278]*[.N278];MIN([.K278]*[.N278];[.F278]))" office:value-type="currency" office:currency="SFr." office:value="0" calcext:value-type="currency">
            <text:p>SFr. 0.00</text:p>
          </table:table-cell>
          <table:table-cell table:style-name="ce38" table:formula="of:=[.G278]/[.H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9]);[$Konfiguration.B$6];VLOOKUP([.C2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9]);[$Konfiguration.B$7];VLOOKUP([.C279];[Arbeitstypen.$A$2:.$E$101];5;0))" office:value-type="float" office:value="60" calcext:value-type="float">
            <text:p>60</text:p>
          </table:table-cell>
          <table:table-cell table:style-name="ce109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K279]/(24*60)" office:value-type="time" office:time-value="PT00H00M00S" calcext:value-type="time">
            <text:p>00:00</text:p>
          </table:table-cell>
          <table:table-cell table:style-name="ce38" table:formula="of:=IF([.F279]&lt;=0;[.K279]*[.N279];MIN([.K279]*[.N279];[.F279]))" office:value-type="currency" office:currency="SFr." office:value="0" calcext:value-type="currency">
            <text:p>SFr. 0.00</text:p>
          </table:table-cell>
          <table:table-cell table:style-name="ce38" table:formula="of:=[.G279]/[.H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0]);[$Konfiguration.B$6];VLOOKUP([.C2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0]);[$Konfiguration.B$7];VLOOKUP([.C280];[Arbeitstypen.$A$2:.$E$101];5;0))" office:value-type="float" office:value="60" calcext:value-type="float">
            <text:p>60</text:p>
          </table:table-cell>
          <table:table-cell table:style-name="ce109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K280]/(24*60)" office:value-type="time" office:time-value="PT00H00M00S" calcext:value-type="time">
            <text:p>00:00</text:p>
          </table:table-cell>
          <table:table-cell table:style-name="ce38" table:formula="of:=IF([.F280]&lt;=0;[.K280]*[.N280];MIN([.K280]*[.N280];[.F280]))" office:value-type="currency" office:currency="SFr." office:value="0" calcext:value-type="currency">
            <text:p>SFr. 0.00</text:p>
          </table:table-cell>
          <table:table-cell table:style-name="ce38" table:formula="of:=[.G280]/[.H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1]);[$Konfiguration.B$6];VLOOKUP([.C2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1]);[$Konfiguration.B$7];VLOOKUP([.C281];[Arbeitstypen.$A$2:.$E$101];5;0))" office:value-type="float" office:value="60" calcext:value-type="float">
            <text:p>60</text:p>
          </table:table-cell>
          <table:table-cell table:style-name="ce109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K281]/(24*60)" office:value-type="time" office:time-value="PT00H00M00S" calcext:value-type="time">
            <text:p>00:00</text:p>
          </table:table-cell>
          <table:table-cell table:style-name="ce38" table:formula="of:=IF([.F281]&lt;=0;[.K281]*[.N281];MIN([.K281]*[.N281];[.F281]))" office:value-type="currency" office:currency="SFr." office:value="0" calcext:value-type="currency">
            <text:p>SFr. 0.00</text:p>
          </table:table-cell>
          <table:table-cell table:style-name="ce38" table:formula="of:=[.G281]/[.H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2]);[$Konfiguration.B$6];VLOOKUP([.C2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2]);[$Konfiguration.B$7];VLOOKUP([.C282];[Arbeitstypen.$A$2:.$E$101];5;0))" office:value-type="float" office:value="60" calcext:value-type="float">
            <text:p>60</text:p>
          </table:table-cell>
          <table:table-cell table:style-name="ce109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K282]/(24*60)" office:value-type="time" office:time-value="PT00H00M00S" calcext:value-type="time">
            <text:p>00:00</text:p>
          </table:table-cell>
          <table:table-cell table:style-name="ce38" table:formula="of:=IF([.F282]&lt;=0;[.K282]*[.N282];MIN([.K282]*[.N282];[.F282]))" office:value-type="currency" office:currency="SFr." office:value="0" calcext:value-type="currency">
            <text:p>SFr. 0.00</text:p>
          </table:table-cell>
          <table:table-cell table:style-name="ce38" table:formula="of:=[.G282]/[.H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3]);[$Konfiguration.B$6];VLOOKUP([.C2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3]);[$Konfiguration.B$7];VLOOKUP([.C283];[Arbeitstypen.$A$2:.$E$101];5;0))" office:value-type="float" office:value="60" calcext:value-type="float">
            <text:p>60</text:p>
          </table:table-cell>
          <table:table-cell table:style-name="ce109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K283]/(24*60)" office:value-type="time" office:time-value="PT00H00M00S" calcext:value-type="time">
            <text:p>00:00</text:p>
          </table:table-cell>
          <table:table-cell table:style-name="ce38" table:formula="of:=IF([.F283]&lt;=0;[.K283]*[.N283];MIN([.K283]*[.N283];[.F283]))" office:value-type="currency" office:currency="SFr." office:value="0" calcext:value-type="currency">
            <text:p>SFr. 0.00</text:p>
          </table:table-cell>
          <table:table-cell table:style-name="ce38" table:formula="of:=[.G283]/[.H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4]);[$Konfiguration.B$6];VLOOKUP([.C2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4]);[$Konfiguration.B$7];VLOOKUP([.C284];[Arbeitstypen.$A$2:.$E$101];5;0))" office:value-type="float" office:value="60" calcext:value-type="float">
            <text:p>60</text:p>
          </table:table-cell>
          <table:table-cell table:style-name="ce109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K284]/(24*60)" office:value-type="time" office:time-value="PT00H00M00S" calcext:value-type="time">
            <text:p>00:00</text:p>
          </table:table-cell>
          <table:table-cell table:style-name="ce38" table:formula="of:=IF([.F284]&lt;=0;[.K284]*[.N284];MIN([.K284]*[.N284];[.F284]))" office:value-type="currency" office:currency="SFr." office:value="0" calcext:value-type="currency">
            <text:p>SFr. 0.00</text:p>
          </table:table-cell>
          <table:table-cell table:style-name="ce38" table:formula="of:=[.G284]/[.H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5]);[$Konfiguration.B$6];VLOOKUP([.C2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5]);[$Konfiguration.B$7];VLOOKUP([.C285];[Arbeitstypen.$A$2:.$E$101];5;0))" office:value-type="float" office:value="60" calcext:value-type="float">
            <text:p>60</text:p>
          </table:table-cell>
          <table:table-cell table:style-name="ce109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K285]/(24*60)" office:value-type="time" office:time-value="PT00H00M00S" calcext:value-type="time">
            <text:p>00:00</text:p>
          </table:table-cell>
          <table:table-cell table:style-name="ce38" table:formula="of:=IF([.F285]&lt;=0;[.K285]*[.N285];MIN([.K285]*[.N285];[.F285]))" office:value-type="currency" office:currency="SFr." office:value="0" calcext:value-type="currency">
            <text:p>SFr. 0.00</text:p>
          </table:table-cell>
          <table:table-cell table:style-name="ce38" table:formula="of:=[.G285]/[.H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6]);[$Konfiguration.B$6];VLOOKUP([.C2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6]);[$Konfiguration.B$7];VLOOKUP([.C286];[Arbeitstypen.$A$2:.$E$101];5;0))" office:value-type="float" office:value="60" calcext:value-type="float">
            <text:p>60</text:p>
          </table:table-cell>
          <table:table-cell table:style-name="ce109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K286]/(24*60)" office:value-type="time" office:time-value="PT00H00M00S" calcext:value-type="time">
            <text:p>00:00</text:p>
          </table:table-cell>
          <table:table-cell table:style-name="ce38" table:formula="of:=IF([.F286]&lt;=0;[.K286]*[.N286];MIN([.K286]*[.N286];[.F286]))" office:value-type="currency" office:currency="SFr." office:value="0" calcext:value-type="currency">
            <text:p>SFr. 0.00</text:p>
          </table:table-cell>
          <table:table-cell table:style-name="ce38" table:formula="of:=[.G286]/[.H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7]);[$Konfiguration.B$6];VLOOKUP([.C2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7]);[$Konfiguration.B$7];VLOOKUP([.C287];[Arbeitstypen.$A$2:.$E$101];5;0))" office:value-type="float" office:value="60" calcext:value-type="float">
            <text:p>60</text:p>
          </table:table-cell>
          <table:table-cell table:style-name="ce109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K287]/(24*60)" office:value-type="time" office:time-value="PT00H00M00S" calcext:value-type="time">
            <text:p>00:00</text:p>
          </table:table-cell>
          <table:table-cell table:style-name="ce38" table:formula="of:=IF([.F287]&lt;=0;[.K287]*[.N287];MIN([.K287]*[.N287];[.F287]))" office:value-type="currency" office:currency="SFr." office:value="0" calcext:value-type="currency">
            <text:p>SFr. 0.00</text:p>
          </table:table-cell>
          <table:table-cell table:style-name="ce38" table:formula="of:=[.G287]/[.H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8]);[$Konfiguration.B$6];VLOOKUP([.C2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8]);[$Konfiguration.B$7];VLOOKUP([.C288];[Arbeitstypen.$A$2:.$E$101];5;0))" office:value-type="float" office:value="60" calcext:value-type="float">
            <text:p>60</text:p>
          </table:table-cell>
          <table:table-cell table:style-name="ce109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K288]/(24*60)" office:value-type="time" office:time-value="PT00H00M00S" calcext:value-type="time">
            <text:p>00:00</text:p>
          </table:table-cell>
          <table:table-cell table:style-name="ce38" table:formula="of:=IF([.F288]&lt;=0;[.K288]*[.N288];MIN([.K288]*[.N288];[.F288]))" office:value-type="currency" office:currency="SFr." office:value="0" calcext:value-type="currency">
            <text:p>SFr. 0.00</text:p>
          </table:table-cell>
          <table:table-cell table:style-name="ce38" table:formula="of:=[.G288]/[.H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9]);[$Konfiguration.B$6];VLOOKUP([.C2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9]);[$Konfiguration.B$7];VLOOKUP([.C289];[Arbeitstypen.$A$2:.$E$101];5;0))" office:value-type="float" office:value="60" calcext:value-type="float">
            <text:p>60</text:p>
          </table:table-cell>
          <table:table-cell table:style-name="ce109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K289]/(24*60)" office:value-type="time" office:time-value="PT00H00M00S" calcext:value-type="time">
            <text:p>00:00</text:p>
          </table:table-cell>
          <table:table-cell table:style-name="ce38" table:formula="of:=IF([.F289]&lt;=0;[.K289]*[.N289];MIN([.K289]*[.N289];[.F289]))" office:value-type="currency" office:currency="SFr." office:value="0" calcext:value-type="currency">
            <text:p>SFr. 0.00</text:p>
          </table:table-cell>
          <table:table-cell table:style-name="ce38" table:formula="of:=[.G289]/[.H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0]);[$Konfiguration.B$6];VLOOKUP([.C2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0]);[$Konfiguration.B$7];VLOOKUP([.C290];[Arbeitstypen.$A$2:.$E$101];5;0))" office:value-type="float" office:value="60" calcext:value-type="float">
            <text:p>60</text:p>
          </table:table-cell>
          <table:table-cell table:style-name="ce109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K290]/(24*60)" office:value-type="time" office:time-value="PT00H00M00S" calcext:value-type="time">
            <text:p>00:00</text:p>
          </table:table-cell>
          <table:table-cell table:style-name="ce38" table:formula="of:=IF([.F290]&lt;=0;[.K290]*[.N290];MIN([.K290]*[.N290];[.F290]))" office:value-type="currency" office:currency="SFr." office:value="0" calcext:value-type="currency">
            <text:p>SFr. 0.00</text:p>
          </table:table-cell>
          <table:table-cell table:style-name="ce38" table:formula="of:=[.G290]/[.H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1]);[$Konfiguration.B$6];VLOOKUP([.C2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1]);[$Konfiguration.B$7];VLOOKUP([.C291];[Arbeitstypen.$A$2:.$E$101];5;0))" office:value-type="float" office:value="60" calcext:value-type="float">
            <text:p>60</text:p>
          </table:table-cell>
          <table:table-cell table:style-name="ce109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K291]/(24*60)" office:value-type="time" office:time-value="PT00H00M00S" calcext:value-type="time">
            <text:p>00:00</text:p>
          </table:table-cell>
          <table:table-cell table:style-name="ce38" table:formula="of:=IF([.F291]&lt;=0;[.K291]*[.N291];MIN([.K291]*[.N291];[.F291]))" office:value-type="currency" office:currency="SFr." office:value="0" calcext:value-type="currency">
            <text:p>SFr. 0.00</text:p>
          </table:table-cell>
          <table:table-cell table:style-name="ce38" table:formula="of:=[.G291]/[.H2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2]);[$Konfiguration.B$6];VLOOKUP([.C2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2]);[$Konfiguration.B$7];VLOOKUP([.C292];[Arbeitstypen.$A$2:.$E$101];5;0))" office:value-type="float" office:value="60" calcext:value-type="float">
            <text:p>60</text:p>
          </table:table-cell>
          <table:table-cell table:style-name="ce109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K292]/(24*60)" office:value-type="time" office:time-value="PT00H00M00S" calcext:value-type="time">
            <text:p>00:00</text:p>
          </table:table-cell>
          <table:table-cell table:style-name="ce38" table:formula="of:=IF([.F292]&lt;=0;[.K292]*[.N292];MIN([.K292]*[.N292];[.F292]))" office:value-type="currency" office:currency="SFr." office:value="0" calcext:value-type="currency">
            <text:p>SFr. 0.00</text:p>
          </table:table-cell>
          <table:table-cell table:style-name="ce38" table:formula="of:=[.G292]/[.H29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3]);[$Konfiguration.B$6];VLOOKUP([.C2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3]);[$Konfiguration.B$7];VLOOKUP([.C293];[Arbeitstypen.$A$2:.$E$101];5;0))" office:value-type="float" office:value="60" calcext:value-type="float">
            <text:p>60</text:p>
          </table:table-cell>
          <table:table-cell table:style-name="ce109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K293]/(24*60)" office:value-type="time" office:time-value="PT00H00M00S" calcext:value-type="time">
            <text:p>00:00</text:p>
          </table:table-cell>
          <table:table-cell table:style-name="ce38" table:formula="of:=IF([.F293]&lt;=0;[.K293]*[.N293];MIN([.K293]*[.N293];[.F293]))" office:value-type="currency" office:currency="SFr." office:value="0" calcext:value-type="currency">
            <text:p>SFr. 0.00</text:p>
          </table:table-cell>
          <table:table-cell table:style-name="ce38" table:formula="of:=[.G293]/[.H29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4]);[$Konfiguration.B$6];VLOOKUP([.C2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4]);[$Konfiguration.B$7];VLOOKUP([.C294];[Arbeitstypen.$A$2:.$E$101];5;0))" office:value-type="float" office:value="60" calcext:value-type="float">
            <text:p>60</text:p>
          </table:table-cell>
          <table:table-cell table:style-name="ce109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K294]/(24*60)" office:value-type="time" office:time-value="PT00H00M00S" calcext:value-type="time">
            <text:p>00:00</text:p>
          </table:table-cell>
          <table:table-cell table:style-name="ce38" table:formula="of:=IF([.F294]&lt;=0;[.K294]*[.N294];MIN([.K294]*[.N294];[.F294]))" office:value-type="currency" office:currency="SFr." office:value="0" calcext:value-type="currency">
            <text:p>SFr. 0.00</text:p>
          </table:table-cell>
          <table:table-cell table:style-name="ce38" table:formula="of:=[.G294]/[.H29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5]);[$Konfiguration.B$6];VLOOKUP([.C2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5]);[$Konfiguration.B$7];VLOOKUP([.C295];[Arbeitstypen.$A$2:.$E$101];5;0))" office:value-type="float" office:value="60" calcext:value-type="float">
            <text:p>60</text:p>
          </table:table-cell>
          <table:table-cell table:style-name="ce109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K295]/(24*60)" office:value-type="time" office:time-value="PT00H00M00S" calcext:value-type="time">
            <text:p>00:00</text:p>
          </table:table-cell>
          <table:table-cell table:style-name="ce38" table:formula="of:=IF([.F295]&lt;=0;[.K295]*[.N295];MIN([.K295]*[.N295];[.F295]))" office:value-type="currency" office:currency="SFr." office:value="0" calcext:value-type="currency">
            <text:p>SFr. 0.00</text:p>
          </table:table-cell>
          <table:table-cell table:style-name="ce38" table:formula="of:=[.G295]/[.H29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6]);[$Konfiguration.B$6];VLOOKUP([.C2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6]);[$Konfiguration.B$7];VLOOKUP([.C296];[Arbeitstypen.$A$2:.$E$101];5;0))" office:value-type="float" office:value="60" calcext:value-type="float">
            <text:p>60</text:p>
          </table:table-cell>
          <table:table-cell table:style-name="ce109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K296]/(24*60)" office:value-type="time" office:time-value="PT00H00M00S" calcext:value-type="time">
            <text:p>00:00</text:p>
          </table:table-cell>
          <table:table-cell table:style-name="ce38" table:formula="of:=IF([.F296]&lt;=0;[.K296]*[.N296];MIN([.K296]*[.N296];[.F296]))" office:value-type="currency" office:currency="SFr." office:value="0" calcext:value-type="currency">
            <text:p>SFr. 0.00</text:p>
          </table:table-cell>
          <table:table-cell table:style-name="ce38" table:formula="of:=[.G296]/[.H29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7]);[$Konfiguration.B$6];VLOOKUP([.C2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7]);[$Konfiguration.B$7];VLOOKUP([.C297];[Arbeitstypen.$A$2:.$E$101];5;0))" office:value-type="float" office:value="60" calcext:value-type="float">
            <text:p>60</text:p>
          </table:table-cell>
          <table:table-cell table:style-name="ce109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K297]/(24*60)" office:value-type="time" office:time-value="PT00H00M00S" calcext:value-type="time">
            <text:p>00:00</text:p>
          </table:table-cell>
          <table:table-cell table:style-name="ce38" table:formula="of:=IF([.F297]&lt;=0;[.K297]*[.N297];MIN([.K297]*[.N297];[.F297]))" office:value-type="currency" office:currency="SFr." office:value="0" calcext:value-type="currency">
            <text:p>SFr. 0.00</text:p>
          </table:table-cell>
          <table:table-cell table:style-name="ce38" table:formula="of:=[.G297]/[.H29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8]);[$Konfiguration.B$6];VLOOKUP([.C2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8]);[$Konfiguration.B$7];VLOOKUP([.C298];[Arbeitstypen.$A$2:.$E$101];5;0))" office:value-type="float" office:value="60" calcext:value-type="float">
            <text:p>60</text:p>
          </table:table-cell>
          <table:table-cell table:style-name="ce109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K298]/(24*60)" office:value-type="time" office:time-value="PT00H00M00S" calcext:value-type="time">
            <text:p>00:00</text:p>
          </table:table-cell>
          <table:table-cell table:style-name="ce38" table:formula="of:=IF([.F298]&lt;=0;[.K298]*[.N298];MIN([.K298]*[.N298];[.F298]))" office:value-type="currency" office:currency="SFr." office:value="0" calcext:value-type="currency">
            <text:p>SFr. 0.00</text:p>
          </table:table-cell>
          <table:table-cell table:style-name="ce38" table:formula="of:=[.G298]/[.H29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9]);[$Konfiguration.B$6];VLOOKUP([.C2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9]);[$Konfiguration.B$7];VLOOKUP([.C299];[Arbeitstypen.$A$2:.$E$101];5;0))" office:value-type="float" office:value="60" calcext:value-type="float">
            <text:p>60</text:p>
          </table:table-cell>
          <table:table-cell table:style-name="ce109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K299]/(24*60)" office:value-type="time" office:time-value="PT00H00M00S" calcext:value-type="time">
            <text:p>00:00</text:p>
          </table:table-cell>
          <table:table-cell table:style-name="ce38" table:formula="of:=IF([.F299]&lt;=0;[.K299]*[.N299];MIN([.K299]*[.N299];[.F299]))" office:value-type="currency" office:currency="SFr." office:value="0" calcext:value-type="currency">
            <text:p>SFr. 0.00</text:p>
          </table:table-cell>
          <table:table-cell table:style-name="ce38" table:formula="of:=[.G299]/[.H29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0]);[$Konfiguration.B$6];VLOOKUP([.C3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0]);[$Konfiguration.B$7];VLOOKUP([.C300];[Arbeitstypen.$A$2:.$E$101];5;0))" office:value-type="float" office:value="60" calcext:value-type="float">
            <text:p>60</text:p>
          </table:table-cell>
          <table:table-cell table:style-name="ce109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K300]/(24*60)" office:value-type="time" office:time-value="PT00H00M00S" calcext:value-type="time">
            <text:p>00:00</text:p>
          </table:table-cell>
          <table:table-cell table:style-name="ce38" table:formula="of:=IF([.F300]&lt;=0;[.K300]*[.N300];MIN([.K300]*[.N300];[.F300]))" office:value-type="currency" office:currency="SFr." office:value="0" calcext:value-type="currency">
            <text:p>SFr. 0.00</text:p>
          </table:table-cell>
          <table:table-cell table:style-name="ce38" table:formula="of:=[.G300]/[.H30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1]);[$Konfiguration.B$6];VLOOKUP([.C3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1]);[$Konfiguration.B$7];VLOOKUP([.C301];[Arbeitstypen.$A$2:.$E$101];5;0))" office:value-type="float" office:value="60" calcext:value-type="float">
            <text:p>60</text:p>
          </table:table-cell>
          <table:table-cell table:style-name="ce109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K301]/(24*60)" office:value-type="time" office:time-value="PT00H00M00S" calcext:value-type="time">
            <text:p>00:00</text:p>
          </table:table-cell>
          <table:table-cell table:style-name="ce38" table:formula="of:=IF([.F301]&lt;=0;[.K301]*[.N301];MIN([.K301]*[.N301];[.F301]))" office:value-type="currency" office:currency="SFr." office:value="0" calcext:value-type="currency">
            <text:p>SFr. 0.00</text:p>
          </table:table-cell>
          <table:table-cell table:style-name="ce38" table:formula="of:=[.G301]/[.H30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2]);[$Konfiguration.B$6];VLOOKUP([.C3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2]);[$Konfiguration.B$7];VLOOKUP([.C302];[Arbeitstypen.$A$2:.$E$101];5;0))" office:value-type="float" office:value="60" calcext:value-type="float">
            <text:p>60</text:p>
          </table:table-cell>
          <table:table-cell table:style-name="ce109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K302]/(24*60)" office:value-type="time" office:time-value="PT00H00M00S" calcext:value-type="time">
            <text:p>00:00</text:p>
          </table:table-cell>
          <table:table-cell table:style-name="ce38" table:formula="of:=IF([.F302]&lt;=0;[.K302]*[.N302];MIN([.K302]*[.N302];[.F302]))" office:value-type="currency" office:currency="SFr." office:value="0" calcext:value-type="currency">
            <text:p>SFr. 0.00</text:p>
          </table:table-cell>
          <table:table-cell table:style-name="ce38" table:formula="of:=[.G302]/[.H30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3]);[$Konfiguration.B$6];VLOOKUP([.C3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3]);[$Konfiguration.B$7];VLOOKUP([.C303];[Arbeitstypen.$A$2:.$E$101];5;0))" office:value-type="float" office:value="60" calcext:value-type="float">
            <text:p>60</text:p>
          </table:table-cell>
          <table:table-cell table:style-name="ce109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K303]/(24*60)" office:value-type="time" office:time-value="PT00H00M00S" calcext:value-type="time">
            <text:p>00:00</text:p>
          </table:table-cell>
          <table:table-cell table:style-name="ce38" table:formula="of:=IF([.F303]&lt;=0;[.K303]*[.N303];MIN([.K303]*[.N303];[.F303]))" office:value-type="currency" office:currency="SFr." office:value="0" calcext:value-type="currency">
            <text:p>SFr. 0.00</text:p>
          </table:table-cell>
          <table:table-cell table:style-name="ce38" table:formula="of:=[.G303]/[.H30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4]);[$Konfiguration.B$6];VLOOKUP([.C3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4]);[$Konfiguration.B$7];VLOOKUP([.C304];[Arbeitstypen.$A$2:.$E$101];5;0))" office:value-type="float" office:value="60" calcext:value-type="float">
            <text:p>60</text:p>
          </table:table-cell>
          <table:table-cell table:style-name="ce109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K304]/(24*60)" office:value-type="time" office:time-value="PT00H00M00S" calcext:value-type="time">
            <text:p>00:00</text:p>
          </table:table-cell>
          <table:table-cell table:style-name="ce38" table:formula="of:=IF([.F304]&lt;=0;[.K304]*[.N304];MIN([.K304]*[.N304];[.F304]))" office:value-type="currency" office:currency="SFr." office:value="0" calcext:value-type="currency">
            <text:p>SFr. 0.00</text:p>
          </table:table-cell>
          <table:table-cell table:style-name="ce38" table:formula="of:=[.G304]/[.H30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5]);[$Konfiguration.B$6];VLOOKUP([.C3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5]);[$Konfiguration.B$7];VLOOKUP([.C305];[Arbeitstypen.$A$2:.$E$101];5;0))" office:value-type="float" office:value="60" calcext:value-type="float">
            <text:p>60</text:p>
          </table:table-cell>
          <table:table-cell table:style-name="ce109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K305]/(24*60)" office:value-type="time" office:time-value="PT00H00M00S" calcext:value-type="time">
            <text:p>00:00</text:p>
          </table:table-cell>
          <table:table-cell table:style-name="ce38" table:formula="of:=IF([.F305]&lt;=0;[.K305]*[.N305];MIN([.K305]*[.N305];[.F305]))" office:value-type="currency" office:currency="SFr." office:value="0" calcext:value-type="currency">
            <text:p>SFr. 0.00</text:p>
          </table:table-cell>
          <table:table-cell table:style-name="ce38" table:formula="of:=[.G305]/[.H30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6]);[$Konfiguration.B$6];VLOOKUP([.C3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6]);[$Konfiguration.B$7];VLOOKUP([.C306];[Arbeitstypen.$A$2:.$E$101];5;0))" office:value-type="float" office:value="60" calcext:value-type="float">
            <text:p>60</text:p>
          </table:table-cell>
          <table:table-cell table:style-name="ce109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K306]/(24*60)" office:value-type="time" office:time-value="PT00H00M00S" calcext:value-type="time">
            <text:p>00:00</text:p>
          </table:table-cell>
          <table:table-cell table:style-name="ce38" table:formula="of:=IF([.F306]&lt;=0;[.K306]*[.N306];MIN([.K306]*[.N306];[.F306]))" office:value-type="currency" office:currency="SFr." office:value="0" calcext:value-type="currency">
            <text:p>SFr. 0.00</text:p>
          </table:table-cell>
          <table:table-cell table:style-name="ce38" table:formula="of:=[.G306]/[.H30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7]);[$Konfiguration.B$6];VLOOKUP([.C3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7]);[$Konfiguration.B$7];VLOOKUP([.C307];[Arbeitstypen.$A$2:.$E$101];5;0))" office:value-type="float" office:value="60" calcext:value-type="float">
            <text:p>60</text:p>
          </table:table-cell>
          <table:table-cell table:style-name="ce109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K307]/(24*60)" office:value-type="time" office:time-value="PT00H00M00S" calcext:value-type="time">
            <text:p>00:00</text:p>
          </table:table-cell>
          <table:table-cell table:style-name="ce38" table:formula="of:=IF([.F307]&lt;=0;[.K307]*[.N307];MIN([.K307]*[.N307];[.F307]))" office:value-type="currency" office:currency="SFr." office:value="0" calcext:value-type="currency">
            <text:p>SFr. 0.00</text:p>
          </table:table-cell>
          <table:table-cell table:style-name="ce38" table:formula="of:=[.G307]/[.H30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8]);[$Konfiguration.B$6];VLOOKUP([.C3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8]);[$Konfiguration.B$7];VLOOKUP([.C308];[Arbeitstypen.$A$2:.$E$101];5;0))" office:value-type="float" office:value="60" calcext:value-type="float">
            <text:p>60</text:p>
          </table:table-cell>
          <table:table-cell table:style-name="ce109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K308]/(24*60)" office:value-type="time" office:time-value="PT00H00M00S" calcext:value-type="time">
            <text:p>00:00</text:p>
          </table:table-cell>
          <table:table-cell table:style-name="ce38" table:formula="of:=IF([.F308]&lt;=0;[.K308]*[.N308];MIN([.K308]*[.N308];[.F308]))" office:value-type="currency" office:currency="SFr." office:value="0" calcext:value-type="currency">
            <text:p>SFr. 0.00</text:p>
          </table:table-cell>
          <table:table-cell table:style-name="ce38" table:formula="of:=[.G308]/[.H30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9]);[$Konfiguration.B$6];VLOOKUP([.C3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9]);[$Konfiguration.B$7];VLOOKUP([.C309];[Arbeitstypen.$A$2:.$E$101];5;0))" office:value-type="float" office:value="60" calcext:value-type="float">
            <text:p>60</text:p>
          </table:table-cell>
          <table:table-cell table:style-name="ce109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K309]/(24*60)" office:value-type="time" office:time-value="PT00H00M00S" calcext:value-type="time">
            <text:p>00:00</text:p>
          </table:table-cell>
          <table:table-cell table:style-name="ce38" table:formula="of:=IF([.F309]&lt;=0;[.K309]*[.N309];MIN([.K309]*[.N309];[.F309]))" office:value-type="currency" office:currency="SFr." office:value="0" calcext:value-type="currency">
            <text:p>SFr. 0.00</text:p>
          </table:table-cell>
          <table:table-cell table:style-name="ce38" table:formula="of:=[.G309]/[.H30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0]);[$Konfiguration.B$6];VLOOKUP([.C3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0]);[$Konfiguration.B$7];VLOOKUP([.C310];[Arbeitstypen.$A$2:.$E$101];5;0))" office:value-type="float" office:value="60" calcext:value-type="float">
            <text:p>60</text:p>
          </table:table-cell>
          <table:table-cell table:style-name="ce109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K310]/(24*60)" office:value-type="time" office:time-value="PT00H00M00S" calcext:value-type="time">
            <text:p>00:00</text:p>
          </table:table-cell>
          <table:table-cell table:style-name="ce38" table:formula="of:=IF([.F310]&lt;=0;[.K310]*[.N310];MIN([.K310]*[.N310];[.F310]))" office:value-type="currency" office:currency="SFr." office:value="0" calcext:value-type="currency">
            <text:p>SFr. 0.00</text:p>
          </table:table-cell>
          <table:table-cell table:style-name="ce38" table:formula="of:=[.G310]/[.H31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1]);[$Konfiguration.B$6];VLOOKUP([.C3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1]);[$Konfiguration.B$7];VLOOKUP([.C311];[Arbeitstypen.$A$2:.$E$101];5;0))" office:value-type="float" office:value="60" calcext:value-type="float">
            <text:p>60</text:p>
          </table:table-cell>
          <table:table-cell table:style-name="ce109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K311]/(24*60)" office:value-type="time" office:time-value="PT00H00M00S" calcext:value-type="time">
            <text:p>00:00</text:p>
          </table:table-cell>
          <table:table-cell table:style-name="ce38" table:formula="of:=IF([.F311]&lt;=0;[.K311]*[.N311];MIN([.K311]*[.N311];[.F311]))" office:value-type="currency" office:currency="SFr." office:value="0" calcext:value-type="currency">
            <text:p>SFr. 0.00</text:p>
          </table:table-cell>
          <table:table-cell table:style-name="ce38" table:formula="of:=[.G311]/[.H31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2]);[$Konfiguration.B$6];VLOOKUP([.C3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2]);[$Konfiguration.B$7];VLOOKUP([.C312];[Arbeitstypen.$A$2:.$E$101];5;0))" office:value-type="float" office:value="60" calcext:value-type="float">
            <text:p>60</text:p>
          </table:table-cell>
          <table:table-cell table:style-name="ce109" table:formula="of:=VLOOKUP([.C312];[Arbeitstypen.$A$2:.$B$6];2;0)" office:value-type="string" office:string-value="" calcext:value-type="error">
            <text:p>#N/A</text:p>
          </table:table-cell>
          <table:table-cell table:style-name="ce32" table:formula="of:=[.B312]*[.N312]" office:value-type="currency" office:currency="SFr." office:value="0" calcext:value-type="currency">
            <text:p>SFr. 0.00</text:p>
          </table:table-cell>
          <table:table-cell table:style-name="ce34" table:formula="of:=IF([.E312]&lt;=0;CEILING([.B312];15);MIN(CEILING([.B312];15);[.E312]))" office:value-type="float" office:value="0" calcext:value-type="float">
            <text:p>0</text:p>
          </table:table-cell>
          <table:table-cell table:style-name="ce36" table:formula="of:=[.K312]/(24*60)" office:value-type="time" office:time-value="PT00H00M00S" calcext:value-type="time">
            <text:p>00:00</text:p>
          </table:table-cell>
          <table:table-cell table:style-name="ce38" table:formula="of:=IF([.F312]&lt;=0;[.K312]*[.N312];MIN([.K312]*[.N312];[.F312]))" office:value-type="currency" office:currency="SFr." office:value="0" calcext:value-type="currency">
            <text:p>SFr. 0.00</text:p>
          </table:table-cell>
          <table:table-cell table:style-name="ce38" table:formula="of:=[.G312]/[.H31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 table:number-rows-repeated="104826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Zeiterfassung.N13:Zeiterfassung.N312 Zeiterfassung.J13:Zeiterfassung.M312 Zeiterfassung.G13:Zeiterfassung.H312">
            <calcext:condition calcext:apply-style-name="Grau" calcext:value="=0" calcext:base-cell-address="Zeiterfassung.G13"/>
          </calcext:conditional-format>
          <calcext:conditional-format calcext:target-range-address="Zeiterfassung.I13:Zeiterfassung.I312">
            <calcext:condition calcext:apply-style-name="Rot" calcext:value="=#N/A" calcext:base-cell-address="Zeiterfassung.I13"/>
          </calcext:conditional-format>
        </calcext:conditional-formats>
      </table:table>
      <table:table table:name="Arbeitstypen" table:style-name="ta1" table:print="false">
        <table:table-column table:style-name="co13" table:default-cell-style-name="ce110"/>
        <table:table-column table:style-name="co14" table:default-cell-style-name="ce110"/>
        <table:table-column table:style-name="co15" table:default-cell-style-name="ce110"/>
        <table:table-column table:style-name="co12" table:default-cell-style-name="ce164"/>
        <table:table-column table:style-name="co16" table:default-cell-style-name="ce110"/>
        <table:table-column table:style-name="co17" table:default-cell-style-name="ce169"/>
        <table:table-column table:style-name="co18" table:number-columns-repeated="2" table:default-cell-style-name="ce113"/>
        <table:table-column table:style-name="co12" table:default-cell-style-name="ce175"/>
        <table:table-column table:style-name="co12" table:default-cell-style-name="ce113"/>
        <table:table-column table:style-name="co12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4">
          <table:table-cell table:style-name="ce161" office:value-type="string" calcext:value-type="string">
            <text:p>Name</text:p>
          </table:table-cell>
          <table:table-cell table:style-name="ce161" office:value-type="string" calcext:value-type="string">
            <text:p>Zusammenfassen</text:p>
          </table:table-cell>
          <table:table-cell table:style-name="ce161" office:value-type="string" calcext:value-type="string">
            <text:p>zusf. auf X Min.</text:p>
          </table:table-cell>
          <table:table-cell table:style-name="ce163" office:value-type="string" calcext:value-type="string">
            <text:p>CHF</text:p>
          </table:table-cell>
          <table:table-cell table:style-name="ce165" office:value-type="string" calcext:value-type="string">
            <text:p>Zeit (Minuten)</text:p>
          </table:table-cell>
          <table:table-cell table:style-name="ce168" office:value-type="string" calcext:value-type="string">
            <text:p>Minutenansatz</text:p>
          </table:table-cell>
          <table:table-cell table:style-name="ce171" office:value-type="string" calcext:value-type="string">
            <text:p>Minuten gebraucht</text:p>
          </table:table-cell>
          <table:table-cell table:style-name="ce173" office:value-type="string" calcext:value-type="string">
            <text:p>Minuten gerundet</text:p>
          </table:table-cell>
          <table:table-cell table:style-name="ce174" office:value-type="string" calcext:value-type="string">
            <text:p>Zeit</text:p>
          </table:table-cell>
          <table:table-cell table:style-name="ce173" office:value-type="string" calcext:value-type="string">
            <text:p>Kosten</text:p>
          </table:table-cell>
          <table:table-cell table:style-name="ce178" table:number-columns-repeated="1012"/>
        </table:table-row>
        <table:table-row table:style-name="ro4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2]/[.E2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0</text:p>
          </table:table-cell>
          <table:table-cell table:formula="of:=CEILING([.G2];[.C2];0)" office:value-type="float" office:value="0" calcext:value-type="float">
            <text:p>0</text:p>
          </table:table-cell>
          <table:table-cell table:formula="of:=[.H2]/(24*60)" office:value-type="time" office:time-value="PT00H00M00S" calcext:value-type="time">
            <text:p>00:00</text:p>
          </table:table-cell>
          <table:table-cell table:style-name="ce169" table:formula="of:=[.H2]*[.F2]" office:value-type="currency" office:currency="SFr." office:value="0" calcext:value-type="currency">
            <text:p>SFr. 0.00</text:p>
          </table:table-cell>
          <table:table-cell/>
          <table:table-cell table:style-name="ce178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 table:number-columns-repeated="1010"/>
        </table:table-row>
        <table:table-row table:style-name="ro4">
          <table:table-cell table:style-name="ce162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3]/[.E3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105</text:p>
          </table:table-cell>
          <table:table-cell table:formula="of:=CEILING([.G3];[.C3];0)" office:value-type="float" office:value="105" calcext:value-type="float">
            <text:p>105</text:p>
          </table:table-cell>
          <table:table-cell table:formula="of:=[.H3]/(24*60)" office:value-type="time" office:time-value="PT01H45M00S" calcext:value-type="time">
            <text:p>01:45</text:p>
          </table:table-cell>
          <table:table-cell table:style-name="ce169" table:formula="of:=[.H3]*[.F3]" office:value-type="currency" office:currency="SFr." office:value="87.5" calcext:value-type="currency">
            <text:p>SFr. 87.5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4]/[.E4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16</text:p>
          </table:table-cell>
          <table:table-cell table:formula="of:=CEILING([.G4];[.C4];0)" office:value-type="float" office:value="30" calcext:value-type="float">
            <text:p>30</text:p>
          </table:table-cell>
          <table:table-cell table:formula="of:=[.H4]/(24*60)" office:value-type="time" office:time-value="PT00H30M00S" calcext:value-type="time">
            <text:p>00:30</text:p>
          </table:table-cell>
          <table:table-cell table:style-name="ce169" table:formula="of:=[.H4]*[.F4]" office:value-type="currency" office:currency="SFr." office:value="25" calcext:value-type="currency">
            <text:p>SFr. 25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5]/[.E5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0</text:p>
          </table:table-cell>
          <table:table-cell table:formula="of:=CEILING([.G5];[.C5];0)" office:value-type="float" office:value="0" calcext:value-type="float">
            <text:p>0</text:p>
          </table:table-cell>
          <table:table-cell table:formula="of:=[.H5]/(24*60)" office:value-type="time" office:time-value="PT00H00M00S" calcext:value-type="time">
            <text:p>00:00</text:p>
          </table:table-cell>
          <table:table-cell table:style-name="ce169" table:formula="of:=[.H5]*[.F5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table:style-name="ce161" table:number-columns-repeated="2"/>
          <table:table-cell table:style-name="Default"/>
          <table:table-cell table:style-name="ce163"/>
          <table:table-cell table:style-name="ce167"/>
          <table:table-cell table:style-name="ce170"/>
          <table:table-cell table:style-name="ce171" office:value-type="string" calcext:value-type="string">
            <text:p>0</text:p>
          </table:table-cell>
          <table:table-cell table:style-name="ce173"/>
          <table:table-cell table:style-name="ce174" table:formula="of:=SUM([.I2:.I5])" office:value-type="time" office:time-value="PT02H15M00S" calcext:value-type="time">
            <text:p>02:15</text:p>
          </table:table-cell>
          <table:table-cell table:style-name="ce170" table:formula="of:=SUM([.J2:.J5])" office:value-type="currency" office:currency="SFr." office:value="112.5" calcext:value-type="currency">
            <text:p>SFr. 112.50</text:p>
          </table:table-cell>
          <table:table-cell table:style-name="ce177"/>
          <table:table-cell table:style-name="ce178" office:value-type="string" calcext:value-type="string">
            <text:p>Neuen Arbeitstyp erfassen</text:p>
          </table:table-cell>
          <table:table-cell/>
          <table:table-cell table:style-name="ce177" table:number-columns-repeated="1009"/>
        </table:table-row>
        <table:table-row table:style-name="ro4">
          <table:table-cell table:number-columns-repeated="11"/>
          <table:table-cell office:value-type="string" calcext:value-type="string">
            <text:p>1. Zeile oberhalb der «<text:span text:style-name="T1">TOTAL:</text:span>»-Zeile einfü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1.1 die «<text:span text:style-name="T1">TOTAL:</text:span>»-Zeile bildet den Abschluss und sollte die letzte Zeile bleiben</text:p>
          </table:table-cell>
          <table:table-cell table:style-name="ce177"/>
          <table:table-cell table:number-columns-repeated="1009"/>
        </table:table-row>
        <table:table-row table:style-name="ro4">
          <table:table-cell table:number-columns-repeated="11"/>
          <table:table-cell table:style-name="ce177" office:value-type="string" calcext:value-type="string">
            <text:p>2. Formeln der <text:span text:style-name="T2">blauen Spalten</text:span> nach unten ziehen 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3. Eigene Werte in die <text:span text:style-name="T1">grünen Spalten</text:span> eintra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0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11"/>
          <table:table-cell table:style-name="ce178" office:value-type="string" calcext:value-type="string">
            <text:p>Legende</text:p>
          </table:table-cell>
          <table:table-cell table:number-columns-repeated="1010"/>
        </table:table-row>
        <table:table-row table:style-name="ro4">
          <table:table-cell table:number-columns-repeated="11"/>
          <table:table-cell table:style-name="ce110" office:value-type="string" calcext:value-type="string">
            <text:p>grüne Spalten:</text:p>
          </table:table-cell>
          <table:table-cell table:style-name="ce110" office:value-type="string" calcext:value-type="string">
            <text:p>überschreiben, Einstellungen und Werte zum jeweiligen Arbeitstyp</text:p>
          </table:table-cell>
          <table:table-cell table:number-columns-repeated="1009"/>
        </table:table-row>
        <table:table-row table:style-name="ro4">
          <table:table-cell table:number-columns-repeated="11"/>
          <table:table-cell table:style-name="ce113" office:value-type="string" calcext:value-type="string">
            <text:p>rote Spalten:</text:p>
          </table:table-cell>
          <table:table-cell table:style-name="ce113" office:value-type="string" calcext:value-type="string">
            <text:p>nicht ändern, Werte werden beim «Rechnung erstellen» automatisch eingetragen</text:p>
          </table:table-cell>
          <table:table-cell table:number-columns-repeated="1009"/>
        </table:table-row>
        <table:table-row table:style-name="ro4" table:number-rows-repeated="104856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brechnung" table:style-name="ta1" table:print-ranges="Abrechnung.A1:Abrechnung.E25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0" table:default-cell-style-name="ce50"/>
        <table:table-column table:style-name="co21" table:default-cell-style-name="ce56"/>
        <table:table-column table:style-name="co22" table:default-cell-style-name="ce56"/>
        <table:table-column table:style-name="co23" table:default-cell-style-name="ce62"/>
        <table:table-column table:style-name="co24" table:default-cell-style-name="ce68"/>
        <table:table-column table:style-name="co12" table:number-columns-repeated="1019" table:default-cell-style-name="ce56"/>
        <table:table-row table:style-name="ro2">
          <table:table-cell table:style-name="ce49" office:value-type="string" calcext:value-type="string">
            <text:p>Bugs Bunny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AC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gs.bunny@acme.co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ACME | Abrechnung Rüebli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9. April 2021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11.01.2021</text:p>
          </table:table-cell>
          <table:table-cell table:style-name="Default" office:value-type="string" calcext:value-type="string">
            <text:p>Normal 2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480/(60*24)" office:value-type="time" office:time-value="PT08H00M00S" calcext:value-type="time">
            <text:p>08:00</text:p>
          </table:table-cell>
          <table:table-cell table:style-name="ce211" office:value-type="currency" office:currency="SFr." office:value="400" calcext:value-type="currency">
            <text:p>SFr. 4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2.01.2021</text:p>
          </table:table-cell>
          <table:table-cell table:style-name="Default" office:value-type="string" calcext:value-type="string">
            <text:p>Normal 1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75/(60*24)" office:value-type="time" office:time-value="PT01H15M00S" calcext:value-type="time">
            <text:p>01:15</text:p>
          </table:table-cell>
          <table:table-cell table:style-name="ce211" office:value-type="currency" office:currency="SFr." office:value="62.5" calcext:value-type="currency">
            <text:p>SFr. 62.5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3.01.2021 - 14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30/(60*24)" office:value-type="time" office:time-value="PT00H30M00S" calcext:value-type="time">
            <text:p>00:30</text:p>
          </table:table-cell>
          <table:table-cell table:style-name="ce211" office:value-type="currency" office:currency="SFr." office:value="25" calcext:value-type="currency">
            <text:p>SFr. 25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5.01.2021 - 16.01.2021</text:p>
          </table:table-cell>
          <table:table-cell table:style-name="Default" office:value-type="string" calcext:value-type="string">
            <text:p>Facebook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05/(60*24)" office:value-type="time" office:time-value="PT01H45M00S" calcext:value-type="time">
            <text:p>01:45</text:p>
          </table:table-cell>
          <table:table-cell table:style-name="ce211" office:value-type="currency" office:currency="SFr." office:value="87.5" calcext:value-type="currency">
            <text:p>SFr. 87.5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7.01.2021</text:p>
          </table:table-cell>
          <table:table-cell table:style-name="Default" office:value-type="string" calcext:value-type="string">
            <text:p>Kd-zeit 2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00/(60*24)" office:value-type="time" office:time-value="PT01H40M00S" calcext:value-type="time">
            <text:p>01:40</text:p>
          </table:table-cell>
          <table:table-cell table:style-name="ce211" office:value-type="currency" office:currency="SFr." office:value="83.3333" calcext:value-type="currency">
            <text:p>SFr. 83.33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8.01.2021</text:p>
          </table:table-cell>
          <table:table-cell table:style-name="Default" office:value-type="string" calcext:value-type="string">
            <text:p>Kd-zeit 1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90/(60*24)" office:value-type="time" office:time-value="PT01H30M00S" calcext:value-type="time">
            <text:p>01:30</text:p>
          </table:table-cell>
          <table:table-cell table:style-name="ce211" office:value-type="currency" office:currency="SFr." office:value="75" calcext:value-type="currency">
            <text:p>SFr. 75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9.01.2021</text:p>
          </table:table-cell>
          <table:table-cell table:style-name="Default" office:value-type="string" calcext:value-type="string">
            <text:p>Kd-geld 2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35/(60*24)" office:value-type="time" office:time-value="PT02H15M00S" calcext:value-type="time">
            <text:p>02:15</text:p>
          </table:table-cell>
          <table:table-cell table:style-name="ce211" office:value-type="currency" office:currency="SFr." office:value="100" calcext:value-type="currency">
            <text:p>SFr. 1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20.01.2021</text:p>
          </table:table-cell>
          <table:table-cell table:style-name="Default" office:value-type="string" calcext:value-type="string">
            <text:p>Kd-geld 1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20/(60*24)" office:value-type="time" office:time-value="PT02H00M00S" calcext:value-type="time">
            <text:p>02:00</text:p>
          </table:table-cell>
          <table:table-cell table:style-name="ce211" office:value-type="currency" office:currency="SFr." office:value="100" calcext:value-type="currency">
            <text:p>SFr. 100.00</text:p>
          </table:table-cell>
          <table:table-cell table:style-name="Default" table:number-columns-repeated="1019"/>
        </table:table-row>
        <table:table-row table:style-name="ro6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9:.E16])" office:value-type="currency" office:currency="SFr." office:value="933.3333" calcext:value-type="currency">
            <text:p>SFr. 933.33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table:table-column table:style-name="co30" table:default-cell-style-name="ce178"/>
        <table:table-column table:style-name="co31" table:default-cell-style-name="ce221"/>
        <table:table-column table:style-name="co12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20" office:value-type="string" calcext:value-type="string">
            <text:p>Wert</text:p>
          </table:table-cell>
          <table:table-cell table:style-name="ce178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22" office:value-type="string" calcext:value-type="string">
            <text:p>2.1.1-SNAPSHO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CHF</text:p>
          </table:table-cell>
          <table:table-cell table:style-name="ce223" office:value-type="currency" office:currency="CHF" office:value="50" calcext:value-type="currency">
            <text:p>CHF 5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Zeit (Min.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Abrechnung.A9:Abrechnung.E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.00.0000</text:date>, <text:time style:data-style-name="N2" text:time-value="01:55:25.49561672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28M1S</meta:editing-duration>
    <meta:editing-cycles>653</meta:editing-cycles>
    <meta:generator>LibreOffice/7.0.4.2$Linux_X86_64 LibreOffice_project/00$Build-2</meta:generator>
    <meta:initial-creator>Mensch Meyer</meta:initial-creator>
    <dc:date>2021-04-09T01:55:26.239014398</dc:date>
    <meta:print-date>2018-03-22T10:16:17.782000000</meta:print-date>
    <meta:printed-by>Mensch Meyer</meta:printed-by>
    <meta:document-statistic meta:table-count="4" meta:cell-count="3219" meta:object-count="4"/>
  </office:meta>
</office:document-meta>
</file>